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writermenubar.xml" manifest:media-type=""/>
  <manifest:file-entry manifest:full-path="Basic/Standard/script-lb.xml" manifest:media-type="text/xml"/>
  <manifest:file-entry manifest:full-path="Basic/Standard/Module1.xml" manifest:media-type="text/xml"/>
  <manifest:file-entry manifest:full-path="Basic/script-lc.xml" manifest:media-type="text/xml"/>
  <manifest:file-entry manifest:full-path="Dialogs/Standard/dialog-lb.xml" manifest:media-type="text/xml"/>
  <manifest:file-entry manifest:full-path="Dialogs/Standard/NCSToolsDocInfo.xml" manifest:media-type="text/xml"/>
  <manifest:file-entry manifest:full-path="Dialogs/dialog-lc.xml" manifest:media-type="text/xml"/>
  <manifest:file-entry manifest:full-path="Configurations2/images/sc_imagelist.xml" manifest:media-type=""/>
  <manifest:file-entry manifest:full-path="Configurations2/images/Bitmaps/sc_userimages.png" manifest:media-type=""/>
  <manifest:file-entry manifest:full-path="Configurations2/toolbar/custom_toolbar_1.xml" manifest:media-type=""/>
  <manifest:file-entry manifest:full-path="Configurations2/menubar/menubar.xml" manifest:media-type=""/>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7E00000092B53B2D4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start-app"/>
      <script:event-listener script:language="ooo:script" script:event-name="office:close-app"/>
      <script:event-listener script:language="ooo:script" script:event-name="office:new" xlink:href="vnd.sun.star.script:Standard.Module1.Main?language=Basic&amp;location=document" xlink:type="simple"/>
      <script:event-listener script:language="ooo:script" script:event-name="office:load-finished"/>
      <script:event-listener script:language="ooo:script" script:event-name="dom:load"/>
      <script:event-listener script:language="ooo:script" script:event-name="office:prepare-unload"/>
      <script:event-listener script:language="ooo:script" script:event-name="dom:unload"/>
      <script:event-listener script:language="ooo:script" script:event-name="office:save"/>
      <script:event-listener script:language="ooo:script" script:event-name="office:save-done"/>
      <script:event-listener script:language="ooo:script" script:event-name="office:save-as"/>
      <script:event-listener script:language="ooo:script" script:event-name="office:save-as-done"/>
      <script:event-listener script:language="ooo:script" script:event-name="office:copy-to"/>
      <script:event-listener script:language="ooo:script" script:event-name="office:copy-to-done"/>
      <script:event-listener script:language="ooo:script" script:event-name="dom:DOMFocusIn"/>
      <script:event-listener script:language="ooo:script" script:event-name="dom:DOMFocusOut"/>
      <script:event-listener script:language="ooo:script" script:event-name="office:print"/>
      <script:event-listener script:language="ooo:script" script:event-name="office:view-created"/>
      <script:event-listener script:language="ooo:script" script:event-name="office:prepare-view-closing"/>
      <script:event-listener script:language="ooo:script" script:event-name="office:view-close"/>
      <script:event-listener script:language="ooo:script" script:event-name="office:modify-changed"/>
      <script:event-listener script:language="ooo:script" script:event-name="office:visarea-changed"/>
      <script:event-listener script:language="ooo:script" script:event-name="office:page-count-change"/>
      <script:event-listener script:language="ooo:script" script:event-name="office:mail-merge"/>
    </office:event-listeners>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3" svg:font-family="Tahoma, Lucidasans, 'Lucida Sans', 'Arial Unicode MS'"/>
    <style:font-face style:name="Courier New1" svg:font-family="'Courier New'" style:font-family-generic="modern"/>
    <style:font-face style:name="Courier1" svg:font-family="Courier, 'Courier New'" style:font-family-generic="modern"/>
    <style:font-face style:name="Cumberland AMT" svg:font-family="'Cumberland AMT', 'Courier New'" style:font-family-generic="modern"/>
    <style:font-face style:name="CourierNewPS-ItalicMT" svg:font-family="CourierNewPS-ItalicMT" style:font-family-generic="roman"/>
    <style:font-face style:name="TimesNewRoman" svg:font-family="TimesNewRoman" style:font-family-generic="roman"/>
    <style:font-face style:name="TimesNewRoman,Bold" svg:font-family="'TimesNewRoman,Bold'" style:font-family-generic="roman"/>
    <style:font-face style:name="Arial,Bold" svg:font-family="'Arial,Bold'" style:font-family-generic="swiss"/>
    <style:font-face style:name="Tahoma" svg:font-family="Tahom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roman" style:font-pitch="fixed"/>
    <style:font-face style:name="Albany AMT" svg:font-family="'Albany AMT', 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ahoma2" svg:font-family="Tahoma" style:font-pitch="variable"/>
    <style:font-face style:name="Tahoma4" svg:font-family="Tahoma, Lucidasans, 'Lucida Sans', 'Arial Unicode MS'" style:font-pitch="variable"/>
    <style:font-face style:name="Times New Roman" svg:font-family="'Times New Roman'" style:font-family-generic="roman" style:font-pitch="variable"/>
    <style:font-face style:name="Comic Sans MS" svg:font-family="'Comic Sans MS'" style:font-adornments="Regular" style:font-family-generic="script" style:font-pitch="variable"/>
    <style:font-face style:name="Arial1" svg:font-family="Arial" style:font-family-generic="swiss" style:font-pitch="variable"/>
    <style:font-face style:name="Arial3" svg:font-family="Arial" style:font-adornments="Bold" style:font-family-generic="swiss" style:font-pitch="variable"/>
    <style:font-face style:name="Arial4" svg:font-family="Arial" style:font-adornments="Italic" style:font-family-generic="swiss" style:font-pitch="variable"/>
    <style:font-face style:name="Arial2" svg:font-family="Arial" style:font-adornments="Regular" style:font-family-generic="swiss" style:font-pitch="variable"/>
    <style:font-face style:name="Bitstream Vera Sans" svg:font-family="'Bitstream Vera Sans'" style:font-family-generic="swiss" style:font-pitch="variable"/>
    <style:font-face style:name="Tahoma1" svg:font-family="Tahoma" style:font-family-generic="swiss" style:font-pitch="variable"/>
    <style:font-face style:name="Trebuchet MS3" svg:font-family="'Trebuchet MS'" style:font-family-generic="swiss" style:font-pitch="variable"/>
    <style:font-face style:name="Trebuchet MS" svg:font-family="'Trebuchet MS'" style:font-adornments="Bold" style:font-family-generic="swiss" style:font-pitch="variable"/>
    <style:font-face style:name="Trebuchet MS1" svg:font-family="'Trebuchet MS'" style:font-adornments="Italic" style:font-family-generic="swiss" style:font-pitch="variable"/>
    <style:font-face style:name="Trebuchet MS2" svg:font-family="'Trebuchet MS'" style:font-adornments="Regular" style:font-family-generic="swiss" style:font-pitch="variable"/>
  </office:font-face-decls>
  <office:automatic-styles>
    <style:style style:name="P1" style:family="paragraph" style:parent-style-name="_2022__20_N_20_Page_20_Footer">
      <style:paragraph-properties fo:text-align="end" style:justify-single-word="false"/>
    </style:style>
    <style:style style:name="P2" style:family="paragraph" style:parent-style-name="_2022__20_N_20_Page_20_Footer">
      <style:paragraph-properties>
        <style:tab-stops>
          <style:tab-stop style:position="26.802cm" style:type="right"/>
        </style:tab-stops>
      </style:paragraph-properties>
    </style:style>
    <style:style style:name="P3" style:family="paragraph" style:parent-style-name="_2022__20_N_20_Page_20_Footer">
      <style:paragraph-properties>
        <style:tab-stops>
          <style:tab-stop style:position="26.405cm" style:type="right"/>
        </style:tab-stops>
      </style:paragraph-properties>
    </style:style>
    <style:style style:name="P4" style:family="paragraph" style:parent-style-name="_2022__20_N_20_Page_20_Header">
      <style:paragraph-properties fo:text-align="end" style:justify-single-word="false"/>
    </style:style>
    <style:style style:name="P5" style:family="paragraph" style:parent-style-name="_2022__20_N_20_Page_20_Header">
      <style:paragraph-properties fo:text-align="start" style:justify-single-word="false"/>
    </style:style>
    <style:style style:name="P6" style:family="paragraph" style:parent-style-name="_2022__20_N_20_cover_20_document_20_type">
      <style:paragraph-properties fo:text-align="start" style:justify-single-word="false"/>
    </style:style>
    <style:style style:name="P7" style:family="paragraph" style:parent-style-name="Table_20_Contents">
      <style:text-properties fo:font-size="8pt" fo:font-weight="normal" style:font-size-asian="8pt" style:font-weight-asian="normal" style:font-size-complex="8pt" style:font-weight-complex="normal"/>
    </style:style>
    <style:style style:name="P8" style:family="paragraph" style:parent-style-name="Table_20_Contents">
      <style:paragraph-properties fo:text-align="start" style:justify-single-word="false"/>
      <style:text-properties fo:font-weight="normal" style:font-weight-asian="normal" style:font-weight-complex="normal"/>
    </style:style>
    <style:style style:name="P9" style:family="paragraph" style:parent-style-name="_2022__20_N_20_table-10_20_body">
      <style:paragraph-properties fo:text-align="end" style:justify-single-word="false"/>
    </style:style>
    <style:style style:name="P10" style:family="paragraph" style:parent-style-name="_2022__20_N_20_table-10_20_body">
      <style:text-properties fo:background-color="transparent"/>
    </style:style>
    <style:style style:name="P11" style:family="paragraph" style:parent-style-name="_2022__20_N_20_table-10_20_body">
      <style:text-properties fo:font-weight="bold" style:font-weight-asian="bold" style:font-weight-complex="bold"/>
    </style:style>
    <style:style style:name="P12" style:family="paragraph" style:parent-style-name="_2022__20_N_20_table-10_20_body">
      <style:text-properties fo:font-weight="normal" style:font-weight-asian="normal" style:font-weight-complex="normal"/>
    </style:style>
    <style:style style:name="P13" style:family="paragraph" style:parent-style-name="Footer">
      <style:paragraph-properties fo:text-align="justify" fo:text-align-last="justify" style:justify-single-word="false" fo:padding="0cm" fo:border="none" style:shadow="none"/>
    </style:style>
    <style:style style:name="P14" style:family="paragraph" style:parent-style-name="Standard">
      <style:text-properties style:font-name="Trebuchet MS3"/>
    </style:style>
    <style:style style:name="P15" style:family="paragraph" style:parent-style-name="Standard">
      <style:text-properties fo:background-color="transparent"/>
    </style:style>
    <style:style style:name="P16" style:family="paragraph" style:parent-style-name="Standard">
      <style:text-properties style:use-window-font-color="true"/>
    </style:style>
    <style:style style:name="P17" style:family="paragraph" style:parent-style-name="Standard">
      <style:text-properties style:use-window-font-color="true" fo:font-weight="normal" fo:background-color="transparent" style:font-weight-asian="normal" style:font-weight-complex="normal"/>
    </style:style>
    <style:style style:name="P18" style:family="paragraph" style:parent-style-name="_2022__20_N_20_cover_20_title">
      <style:text-properties fo:font-size="28pt" style:font-size-asian="28pt" style:font-size-complex="28pt"/>
    </style:style>
    <style:style style:name="P19" style:family="paragraph" style:parent-style-name="_2022__20_N_20_cover_20_prepared_20_for">
      <style:paragraph-properties fo:margin-left="0cm" fo:margin-right="0cm" fo:text-indent="0cm" style:auto-text-indent="false"/>
    </style:style>
    <style:style style:name="P20" style:family="paragraph" style:parent-style-name="_2022__20_N_20_cover_20_prepared_20_name">
      <style:paragraph-properties fo:margin-left="0cm" fo:margin-right="0cm" fo:text-indent="0cm" style:auto-text-indent="false"/>
      <style:text-properties fo:font-size="24pt" style:font-size-asian="24pt" style:font-size-complex="24pt"/>
    </style:style>
    <style:style style:name="P21" style:family="paragraph" style:parent-style-name="_2022__20_N_20_body_20_indented">
      <style:paragraph-properties fo:margin-left="0.99cm" fo:margin-right="0cm" fo:text-indent="0cm" style:auto-text-indent="false"/>
    </style:style>
    <style:style style:name="P22" style:family="paragraph" style:parent-style-name="Contents_20_1">
      <style:paragraph-properties>
        <style:tab-stops>
          <style:tab-stop style:position="15.82cm" style:type="right" style:leader-style="dotted" style:leader-text="."/>
        </style:tab-stops>
      </style:paragraph-properties>
    </style:style>
    <style:style style:name="P23" style:family="paragraph" style:parent-style-name="Contents_20_2">
      <style:paragraph-properties>
        <style:tab-stops>
          <style:tab-stop style:position="14.55cm" style:type="right" style:leader-style="dotted" style:leader-text="."/>
        </style:tab-stops>
      </style:paragraph-properties>
    </style:style>
    <style:style style:name="P24" style:family="paragraph" style:parent-style-name="Contents_20_3">
      <style:paragraph-properties>
        <style:tab-stops>
          <style:tab-stop style:position="13.915cm" style:type="right" style:leader-style="dotted" style:leader-text="."/>
        </style:tab-stops>
      </style:paragraph-properties>
    </style:style>
    <style:style style:name="P25" style:family="paragraph" style:parent-style-name="_2022__20_N_20_body">
      <style:text-properties fo:color="#000000" fo:font-size="9.5pt" fo:language="en" fo:country="US" style:text-underline-style="none" fo:background-color="transparent" style:font-size-asian="9.5pt" style:font-size-complex="9.5pt"/>
    </style:style>
    <style:style style:name="P26" style:family="paragraph" style:parent-style-name="_2022__20_N_20_body">
      <style:text-properties fo:color="#000000" fo:font-size="9.5pt" fo:language="en" fo:country="US" style:text-underline-style="none" style:font-size-asian="9.5pt" style:font-size-complex="9.5pt"/>
    </style:style>
    <style:style style:name="P27" style:family="paragraph" style:parent-style-name="_2022__20_N_20_body">
      <style:text-properties fo:background-color="transparent"/>
    </style:style>
    <style:style style:name="P28" style:family="paragraph" style:parent-style-name="_2022__20_N_20_body">
      <style:text-properties style:use-window-font-color="true" fo:background-color="transparent"/>
    </style:style>
    <style:style style:name="P29" style:family="paragraph" style:parent-style-name="_2022__20_N_20_body">
      <style:text-properties fo:font-weight="bold" style:font-weight-asian="bold" style:font-weight-complex="bold"/>
    </style:style>
    <style:style style:name="P30" style:family="paragraph" style:parent-style-name="_2022__20_N_20_body">
      <style:text-properties fo:font-weight="bold" fo:background-color="transparent" style:font-weight-asian="bold" style:font-weight-complex="bold"/>
    </style:style>
    <style:style style:name="P31" style:family="paragraph" style:parent-style-name="_2022__20_N_20_body">
      <style:text-properties style:font-name="Trebuchet MS3"/>
    </style:style>
    <style:style style:name="P32" style:family="paragraph" style:parent-style-name="_2022__20_N_20_body">
      <style:text-properties fo:background-color="#00ffff"/>
    </style:style>
    <style:style style:name="P33" style:family="paragraph" style:parent-style-name="_2022__20_N_20_body">
      <style:text-properties fo:font-weight="normal" style:font-weight-asian="normal" style:font-weight-complex="normal"/>
    </style:style>
    <style:style style:name="P34" style:family="paragraph" style:parent-style-name="_2022__20_N_20_body">
      <style:text-properties fo:background-color="#ffff00"/>
    </style:style>
    <style:style style:name="P35" style:family="paragraph" style:parent-style-name="_2022__20_N_20_body">
      <style:text-properties style:font-name="Arial1" fo:font-size="10pt" style:font-size-asian="10pt" style:font-size-complex="10pt"/>
    </style:style>
    <style:style style:name="P36" style:family="paragraph" style:parent-style-name="_2022__20_N_20_body">
      <style:text-properties style:text-underline-style="none"/>
    </style:style>
    <style:style style:name="P37" style:family="paragraph" style:parent-style-name="_2022__20_N_20_body">
      <style:text-properties fo:font-style="normal" fo:background-color="transparent" style:font-style-asian="normal" style:font-style-complex="normal"/>
    </style:style>
    <style:style style:name="P38" style:family="paragraph" style:parent-style-name="_2022__20_N_20_body">
      <style:text-properties fo:font-style="normal" style:font-style-asian="normal" style:font-style-complex="normal"/>
    </style:style>
    <style:style style:name="P39" style:family="paragraph" style:parent-style-name="_2022__20_N_20_body">
      <style:text-properties fo:font-size="10pt" style:font-size-asian="10pt" style:font-size-complex="10pt"/>
    </style:style>
    <style:style style:name="P40" style:family="paragraph" style:parent-style-name="_2022__20_N_20_body_20_indented">
      <style:text-properties style:font-name="Arial1"/>
    </style:style>
    <style:style style:name="P41" style:family="paragraph" style:parent-style-name="_2022__20_N_20_body_20_indented">
      <style:text-properties style:use-window-font-color="true"/>
    </style:style>
    <style:style style:name="P42" style:family="paragraph" style:parent-style-name="_2022__20_N_20_body_20_indented">
      <style:text-properties style:font-name="Courier New"/>
    </style:style>
    <style:style style:name="P43" style:family="paragraph" style:parent-style-name="_2022__20_N_20_body_20_indented">
      <style:text-properties fo:background-color="transparent"/>
    </style:style>
    <style:style style:name="P44" style:family="paragraph" style:parent-style-name="_2022__20_N_20_body_20_indented">
      <style:text-properties fo:font-size="10pt" style:font-size-asian="10pt" style:font-size-complex="10pt"/>
    </style:style>
    <style:style style:name="P45" style:family="paragraph" style:parent-style-name="_2022__20_N_20_table-10_20_body_20_indent">
      <style:paragraph-properties fo:margin-left="0.577cm" fo:margin-right="-0.005cm" fo:text-indent="0cm" style:auto-text-indent="false"/>
    </style:style>
    <style:style style:name="P46" style:family="paragraph" style:parent-style-name="_2022__20_N_20_body">
      <style:paragraph-properties fo:margin-left="2.501cm" fo:margin-right="0cm" fo:margin-top="0.102cm" fo:margin-bottom="0.102cm" fo:text-indent="0cm" style:auto-text-indent="false"/>
      <style:text-properties style:font-name="Courier New"/>
    </style:style>
    <style:style style:name="P47" style:family="paragraph" style:parent-style-name="Preformatted_20_Text">
      <style:paragraph-properties fo:margin-left="2.501cm" fo:margin-right="0cm" fo:margin-top="0.102cm" fo:margin-bottom="0.102cm" fo:text-indent="0cm" style:auto-text-indent="false"/>
      <style:text-properties style:use-window-font-color="true" style:font-name="Courier1" fo:font-size="10.5pt" fo:language="en" fo:country="US" style:font-name-asian="Cumberland AMT" style:font-size-asian="10.5pt" style:language-asian="zxx" style:country-asian="none" style:font-name-complex="Cumberland AMT" style:font-size-complex="10.5pt" style:language-complex="zxx" style:country-complex="none"/>
    </style:style>
    <style:style style:name="P48" style:family="paragraph" style:parent-style-name="Preformatted_20_Text">
      <style:paragraph-properties fo:margin-left="2.501cm" fo:margin-right="0cm" fo:margin-top="0.102cm" fo:margin-bottom="0.102cm" fo:text-indent="0cm" style:auto-text-indent="false"/>
      <style:text-properties style:use-window-font-color="true" style:font-name="Courier1" fo:font-size="10.5pt" fo:language="en" fo:country="US" fo:font-weight="bold" style:font-name-asian="Cumberland AMT" style:font-size-asian="10.5pt" style:language-asian="zxx" style:country-asian="none" style:font-weight-asian="bold" style:font-name-complex="Cumberland AMT" style:font-size-complex="10.5pt" style:language-complex="zxx" style:country-complex="none"/>
    </style:style>
    <style:style style:name="P49" style:family="paragraph" style:parent-style-name="Preformatted_20_Text">
      <style:paragraph-properties fo:margin-left="2.501cm" fo:margin-right="0cm" fo:text-indent="0cm" style:auto-text-indent="false"/>
      <style:text-properties style:use-window-font-color="true" style:font-name="Courier1" fo:font-size="11pt" fo:language="en" fo:country="US" style:font-name-asian="Cumberland AMT" style:font-size-asian="11pt" style:language-asian="zxx" style:country-asian="none" style:font-name-complex="Cumberland AMT" style:font-size-complex="11pt" style:language-complex="zxx" style:country-complex="none"/>
    </style:style>
    <style:style style:name="P50" style:family="paragraph" style:parent-style-name="Preformatted_20_Text">
      <style:paragraph-properties fo:margin-left="2.501cm" fo:margin-right="0cm" fo:text-indent="0cm" style:auto-text-indent="false"/>
      <style:text-properties style:use-window-font-color="true" style:font-name="Courier1" fo:font-size="10pt" fo:language="en" fo:country="US" style:font-name-asian="Cumberland AMT" style:font-size-asian="10pt" style:language-asian="zxx" style:country-asian="none" style:font-name-complex="Cumberland AMT" style:font-size-complex="10pt" style:language-complex="zxx" style:country-complex="none"/>
    </style:style>
    <style:style style:name="P51" style:family="paragraph" style:parent-style-name="Preformatted_20_Text">
      <style:paragraph-properties fo:margin-left="2.501cm" fo:margin-right="0cm" fo:text-indent="0cm" style:auto-text-indent="false"/>
      <style:text-properties style:use-window-font-color="true" style:font-name="Courier1" fo:font-size="10pt" fo:language="en" fo:country="US" fo:font-weight="bold" style:font-name-asian="Cumberland AMT" style:font-size-asian="10pt" style:language-asian="zxx" style:country-asian="none" style:font-weight-asian="bold" style:font-name-complex="Cumberland AMT" style:font-size-complex="10pt" style:language-complex="zxx" style:country-complex="none"/>
    </style:style>
    <style:style style:name="P52" style:family="paragraph" style:parent-style-name="Preformatted_20_Text">
      <style:paragraph-properties fo:margin-left="2.501cm" fo:margin-right="0cm" fo:text-indent="0cm" style:auto-text-indent="false"/>
      <style:text-properties style:use-window-font-color="true" style:font-name="Courier1" fo:font-size="10.5pt" fo:language="en" fo:country="US" style:font-name-asian="Cumberland AMT" style:font-size-asian="10.5pt" style:language-asian="zxx" style:country-asian="none" style:font-name-complex="Cumberland AMT" style:font-size-complex="10.5pt" style:language-complex="zxx" style:country-complex="none"/>
    </style:style>
    <style:style style:name="P53" style:family="paragraph" style:parent-style-name="Preformatted_20_Text">
      <style:paragraph-properties fo:margin-left="2.501cm" fo:margin-right="0cm" fo:text-indent="0cm" style:auto-text-indent="false"/>
      <style:text-properties style:use-window-font-color="true" style:font-name="Courier1" fo:font-size="10.5pt" fo:language="en" fo:country="US" fo:font-weight="bold" style:font-name-asian="Cumberland AMT" style:font-size-asian="10.5pt" style:language-asian="zxx" style:country-asian="none" style:font-weight-asian="bold" style:font-name-complex="Cumberland AMT" style:font-size-complex="10.5pt" style:language-complex="zxx" style:country-complex="none"/>
    </style:style>
    <style:style style:name="P54" style:family="paragraph" style:parent-style-name="Preformatted_20_Text">
      <style:paragraph-properties fo:margin-left="2.501cm" fo:margin-right="0cm" fo:text-indent="0cm" style:auto-text-indent="false"/>
      <style:text-properties style:use-window-font-color="true" style:font-name="Courier1" fo:font-size="10.5pt" fo:language="en" fo:country="US" fo:font-weight="bold" style:font-name-asian="Cumberland AMT" style:font-size-asian="10.5pt" style:language-asian="zxx" style:country-asian="none" style:font-weight-asian="bold" style:font-name-complex="Cumberland AMT" style:font-size-complex="10.5pt" style:language-complex="zxx" style:country-complex="none" style:font-weight-complex="bold"/>
    </style:style>
    <style:style style:name="P55" style:family="paragraph" style:parent-style-name="Preformatted_20_Text">
      <style:paragraph-properties fo:margin-left="2.501cm" fo:margin-right="0cm" fo:margin-top="0cm" fo:margin-bottom="0.499cm" fo:text-indent="0cm" style:auto-text-indent="false"/>
      <style:text-properties style:use-window-font-color="true" style:font-name="Courier1" fo:font-size="11pt" fo:language="en" fo:country="US" style:font-name-asian="Cumberland AMT" style:font-size-asian="11pt" style:language-asian="zxx" style:country-asian="none" style:font-name-complex="Cumberland AMT" style:font-size-complex="11pt" style:language-complex="zxx" style:country-complex="none"/>
    </style:style>
    <style:style style:name="P56" style:family="paragraph" style:parent-style-name="Preformatted_20_Text">
      <style:paragraph-properties fo:margin-left="2.501cm" fo:margin-right="0cm" fo:margin-top="0cm" fo:margin-bottom="0.499cm" fo:text-indent="0cm" style:auto-text-indent="false"/>
      <style:text-properties style:use-window-font-color="true" style:font-name="Courier1" fo:font-size="10.5pt" fo:language="en" fo:country="US" style:font-name-asian="Cumberland AMT" style:font-size-asian="10.5pt" style:language-asian="zxx" style:country-asian="none" style:font-name-complex="Cumberland AMT" style:font-size-complex="10.5pt" style:language-complex="zxx" style:country-complex="none"/>
    </style:style>
    <style:style style:name="P57" style:family="paragraph" style:parent-style-name="Preformatted_20_Text">
      <style:paragraph-properties fo:margin-left="2.501cm" fo:margin-right="0cm" fo:margin-top="0cm" fo:margin-bottom="0.499cm" fo:text-indent="0cm" style:auto-text-indent="false"/>
      <style:text-properties style:use-window-font-color="true" style:font-name="Courier1" fo:font-size="10.5pt" fo:language="en" fo:country="US" fo:font-weight="bold" style:font-name-asian="Cumberland AMT" style:font-size-asian="10.5pt" style:language-asian="zxx" style:country-asian="none" style:font-weight-asian="bold" style:font-name-complex="Cumberland AMT" style:font-size-complex="10.5pt" style:language-complex="zxx" style:country-complex="none"/>
    </style:style>
    <style:style style:name="P58" style:family="paragraph" style:parent-style-name="Preformatted_20_Text">
      <style:paragraph-properties fo:margin-left="2.501cm" fo:margin-right="0cm" fo:margin-top="0cm" fo:margin-bottom="0.499cm" fo:text-indent="0cm" style:auto-text-indent="false"/>
      <style:text-properties style:use-window-font-color="true" style:font-name="Courier New" fo:font-size="10pt" fo:language="en" fo:country="US" style:font-name-asian="Cumberland AMT" style:font-size-asian="10pt" style:language-asian="zxx" style:country-asian="none" style:font-name-complex="Cumberland AMT" style:font-size-complex="10pt" style:language-complex="zxx" style:country-complex="none"/>
    </style:style>
    <style:style style:name="P59" style:family="paragraph" style:parent-style-name="_2022__20_N_20_body">
      <style:paragraph-properties fo:margin-left="2.501cm" fo:margin-right="0cm" fo:text-indent="0cm" style:auto-text-indent="false"/>
      <style:text-properties style:font-name="Courier1" fo:font-size="10pt" style:font-size-asian="12pt" style:font-size-complex="10pt"/>
    </style:style>
    <style:style style:name="P60" style:family="paragraph" style:parent-style-name="_2022__20_N_20_body_20_indented">
      <style:paragraph-properties fo:margin-left="2.501cm" fo:margin-right="0cm" fo:text-indent="0cm" style:auto-text-indent="false"/>
      <style:text-properties style:font-name="Courier New" fo:font-size="10pt" style:font-size-asian="10pt" style:font-size-complex="10pt"/>
    </style:style>
    <style:style style:name="P61" style:family="paragraph" style:parent-style-name="_2022__20_N_20_body_20_indented_20_2">
      <style:paragraph-properties style:text-autospace="none"/>
      <style:text-properties fo:color="#0000ff" style:font-name="Tahoma" fo:font-size="9.5pt" fo:language="en" fo:country="US" style:text-underline-style="solid" style:text-underline-width="auto" style:text-underline-color="font-color" style:font-name-asian="Tahoma" style:font-size-asian="9.5pt" style:font-name-complex="Tahoma" style:font-size-complex="9.5pt"/>
    </style:style>
    <style:style style:name="P62" style:family="paragraph" style:parent-style-name="_2022__20_N_20_computer_20_syntax">
      <style:paragraph-properties fo:margin-left="2.54cm" fo:margin-right="0cm" fo:text-indent="0cm" style:auto-text-indent="false"/>
    </style:style>
    <style:style style:name="P63" style:family="paragraph" style:parent-style-name="_2022__20_N_20_body_20_indented">
      <style:paragraph-properties fo:margin-left="2.54cm" fo:margin-right="0cm" fo:text-indent="0cm" style:auto-text-indent="false"/>
    </style:style>
    <style:style style:name="P64" style:family="paragraph" style:parent-style-name="_2022__20_N_20_body_20_indented">
      <style:paragraph-properties fo:margin-left="2.6cm" fo:margin-right="0cm" fo:text-indent="0cm" style:auto-text-indent="false"/>
    </style:style>
    <style:style style:name="P65" style:family="paragraph" style:parent-style-name="_2022__20_N_20_body_20_indented">
      <style:paragraph-properties fo:margin-left="2.554cm" fo:margin-right="0cm" fo:text-indent="0cm" style:auto-text-indent="false"/>
      <style:text-properties style:font-name="Courier New"/>
    </style:style>
    <style:style style:name="P66" style:family="paragraph" style:parent-style-name="Standard">
      <style:paragraph-properties fo:margin-left="1.251cm" fo:margin-right="0cm" fo:text-indent="0cm" style:auto-text-indent="false"/>
    </style:style>
    <style:style style:name="P67" style:family="paragraph" style:parent-style-name="Standard">
      <style:paragraph-properties fo:margin-left="1.251cm" fo:margin-right="0cm" fo:text-indent="0cm" style:auto-text-indent="false"/>
      <style:text-properties fo:background-color="#ffff00"/>
    </style:style>
    <style:style style:name="P68"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69" style:family="paragraph" style:parent-style-name="_2022__20_N_20_table-10_20_body">
      <style:paragraph-properties fo:margin-left="-2.501cm" fo:margin-right="0cm" fo:text-indent="0cm" style:auto-text-indent="false"/>
    </style:style>
    <style:style style:name="P70" style:family="paragraph" style:parent-style-name="Text_20_body">
      <style:paragraph-properties>
        <style:tab-stops>
          <style:tab-stop style:position="0cm"/>
          <style:tab-stop style:position="1.247cm"/>
        </style:tab-stops>
      </style:paragraph-properties>
      <style:text-properties style:use-window-font-color="true" style:font-name="Arial1" fo:font-size="11pt" fo:language="en" fo:country="US" fo:font-weight="bold" style:font-name-asian="Albany AMT" style:font-size-asian="11pt" style:language-asian="zxx" style:country-asian="none" style:font-weight-asian="bold" style:font-name-complex="Lucidasans" style:font-size-complex="11pt" style:language-complex="zxx" style:country-complex="none"/>
    </style:style>
    <style:style style:name="P71" style:family="paragraph" style:parent-style-name="Text_20_body">
      <style:text-properties style:use-window-font-color="true" style:font-name="Arial1" fo:font-size="11pt" fo:language="en" fo:country="US" fo:font-weight="bold" style:font-name-asian="Albany AMT" style:font-size-asian="11pt" style:language-asian="zxx" style:country-asian="none" style:font-weight-asian="bold" style:font-name-complex="Lucidasans" style:font-size-complex="11pt" style:language-complex="zxx" style:country-complex="none" style:font-weight-complex="bold"/>
    </style:style>
    <style:style style:name="P72" style:family="paragraph" style:parent-style-name="_2022__20_N_20_body_20_indented">
      <style:paragraph-properties fo:margin-top="0.127cm" fo:margin-bottom="0.127cm"/>
      <style:text-properties style:font-name="Courier New"/>
    </style:style>
    <style:style style:name="P73" style:family="paragraph" style:parent-style-name="_2022__20_N_20_body">
      <style:paragraph-properties fo:break-before="page"/>
    </style:style>
    <style:style style:name="P74" style:family="paragraph" style:parent-style-name="_2022__20_N_20_table-10_20_head_20_left">
      <style:paragraph-properties fo:margin-top="0.102cm" fo:margin-bottom="0.102cm"/>
    </style:style>
    <style:style style:name="P75" style:family="paragraph" style:parent-style-name="Heading_20_4">
      <style:paragraph-properties>
        <style:tab-stops>
          <style:tab-stop style:position="0cm"/>
        </style:tab-stops>
      </style:paragraph-properties>
      <style:text-properties style:use-window-font-color="true" style:font-name="Arial1" fo:font-size="11pt" fo:language="en" fo:country="US" fo:font-weight="bold" style:font-name-asian="Albany AMT" style:font-size-asian="11pt" style:language-asian="zxx" style:country-asian="none" style:font-weight-asian="bold" style:font-name-complex="Lucidasans" style:font-size-complex="11pt" style:language-complex="zxx" style:country-complex="none" style:font-weight-complex="bold"/>
    </style:style>
    <style:style style:name="P76" style:family="paragraph" style:parent-style-name="_2022__20_N_20_body">
      <style:paragraph-properties fo:margin-left="5.08cm" fo:margin-right="0cm" fo:text-indent="0cm" style:auto-text-indent="false"/>
      <style:text-properties style:use-window-font-color="true" style:font-name="Courier New"/>
    </style:style>
    <style:style style:name="P77" style:family="paragraph" style:parent-style-name="Textformatvorlage">
      <style:text-properties fo:font-size="9pt" style:font-size-asian="9pt" style:font-size-complex="9pt"/>
    </style:style>
    <style:style style:name="P78" style:family="paragraph" style:parent-style-name="_2022__20_N_20_bullet_20_2" style:list-style-name="L12"/>
    <style:style style:name="P79" style:family="paragraph" style:parent-style-name="_2022__20_N_20_bullet_20_2" style:list-style-name="L21"/>
    <style:style style:name="P80" style:family="paragraph" style:parent-style-name="_2022__20_N_20_bullet_20_2" style:list-style-name="L44">
      <style:text-properties style:font-name="Arial1" fo:font-size="10pt" style:font-size-asian="10pt" style:font-size-complex="10pt"/>
    </style:style>
    <style:style style:name="P81" style:family="paragraph" style:parent-style-name="_2022__20_N_20_bullet_20_2" style:list-style-name="L44">
      <style:text-properties fo:font-size="10pt" style:font-size-asian="10pt" style:font-size-complex="10pt"/>
    </style:style>
    <style:style style:name="P82" style:family="paragraph" style:parent-style-name="_2022__20_N_20_bullet_20_2" style:list-style-name="L66"/>
    <style:style style:name="P83" style:family="paragraph" style:parent-style-name="_2022__20_N_20_bullet_20_2" style:list-style-name="L67"/>
    <style:style style:name="P84" style:family="paragraph" style:parent-style-name="_2022__20_N_20_bullet_20_2" style:list-style-name="L68"/>
    <style:style style:name="P85" style:family="paragraph" style:parent-style-name="_2022__20_N_20_bullet_20_2" style:list-style-name="L69"/>
    <style:style style:name="P86" style:family="paragraph" style:parent-style-name="_2022__20_N_20_bullet_20_2" style:list-style-name="L65"/>
    <style:style style:name="P87" style:family="paragraph" style:parent-style-name="_2022__20_N_20_bullet_20_2" style:list-style-name="L75"/>
    <style:style style:name="P88" style:family="paragraph" style:parent-style-name="_2022__20_N_20_bullet_20_2" style:list-style-name="L84"/>
    <style:style style:name="P89" style:family="paragraph" style:parent-style-name="_2022__20_N_20_bullet_20_2" style:list-style-name="L89"/>
    <style:style style:name="P90" style:family="paragraph" style:parent-style-name="_2022__20_N_20_bullet_20_2" style:list-style-name="L98"/>
    <style:style style:name="P91" style:family="paragraph" style:parent-style-name="_2022__20_N_20_bullet_20_2" style:list-style-name="L99"/>
    <style:style style:name="P92" style:family="paragraph" style:parent-style-name="_2022__20_N_20_bullet_20_2" style:list-style-name="L100"/>
    <style:style style:name="P93" style:family="paragraph" style:parent-style-name="_2022__20_N_20_bullet_20_2" style:list-style-name="L116">
      <style:text-properties style:use-window-font-color="true"/>
    </style:style>
    <style:style style:name="P94" style:family="paragraph" style:parent-style-name="_2022__20_N_20_bullet_20_2" style:list-style-name="L118">
      <style:text-properties style:use-window-font-color="true"/>
    </style:style>
    <style:style style:name="P95" style:family="paragraph" style:parent-style-name="_2022__20_N_20_bullet_20_2" style:list-style-name="L16">
      <style:paragraph-properties fo:margin-left="2.501cm" fo:margin-right="0cm" fo:text-indent="0cm" style:auto-text-indent="false"/>
      <style:text-properties style:use-window-font-color="true"/>
    </style:style>
    <style:style style:name="P96" style:family="paragraph" style:parent-style-name="_2022__20_N_20_bullet_20_2" style:list-style-name="L17">
      <style:paragraph-properties fo:margin-left="2.501cm" fo:margin-right="0cm" fo:text-indent="0cm" style:auto-text-indent="false"/>
    </style:style>
    <style:style style:name="P97" style:family="paragraph" style:parent-style-name="_2022__20_N_20_bullet_20_2" style:list-style-name="L73">
      <style:paragraph-properties fo:margin-left="2.646cm" fo:margin-right="0cm" fo:text-indent="0cm" style:auto-text-indent="false"/>
    </style:style>
    <style:style style:name="P98" style:family="paragraph" style:parent-style-name="_2022__20_N_20_bullet_20_2">
      <style:paragraph-properties fo:margin-left="3.75cm" fo:margin-right="0cm" fo:text-indent="0cm" style:auto-text-indent="false"/>
    </style:style>
    <style:style style:name="P99" style:family="paragraph" style:parent-style-name="_2022__20_N_20_bullet_20_2">
      <style:paragraph-properties fo:margin-left="3.658cm" fo:margin-right="0cm" fo:text-indent="0cm" style:auto-text-indent="false"/>
    </style:style>
    <style:style style:name="P100" style:family="paragraph" style:parent-style-name="_2022__20_N_20_bullet_20_2">
      <style:paragraph-properties fo:margin-left="3.752cm" fo:margin-right="0cm" fo:text-indent="0cm" style:auto-text-indent="false"/>
    </style:style>
    <style:style style:name="P101" style:family="paragraph" style:parent-style-name="_2022__20_N_20_caption-table">
      <style:paragraph-properties fo:margin-left="1.863cm" fo:margin-right="0cm" fo:text-indent="0cm" style:auto-text-indent="false"/>
    </style:style>
    <style:style style:name="P102" style:family="paragraph" style:parent-style-name="_2022__20_N_20_caption-table">
      <style:paragraph-properties fo:margin-left="0.741cm" fo:margin-right="0cm" fo:text-indent="0cm" style:auto-text-indent="false"/>
    </style:style>
    <style:style style:name="P103" style:family="paragraph" style:parent-style-name="_2022__20_N_20_caption-table">
      <style:paragraph-properties fo:margin-left="0.688cm" fo:margin-right="0cm" fo:text-indent="0.079cm" style:auto-text-indent="false"/>
    </style:style>
    <style:style style:name="P104" style:family="paragraph" style:parent-style-name="_2022__20_N_20_caption-table">
      <style:paragraph-properties fo:margin-left="0cm" fo:margin-right="0cm" fo:text-indent="0cm" style:auto-text-indent="false"/>
    </style:style>
    <style:style style:name="P105" style:family="paragraph" style:parent-style-name="_2022__20_N_20_caption-table">
      <style:paragraph-properties fo:margin-left="1.799cm" fo:margin-right="0cm" fo:text-indent="0cm" style:auto-text-indent="false"/>
    </style:style>
    <style:style style:name="P106" style:family="paragraph" style:parent-style-name="_2022__20_N_20_caption-table">
      <style:paragraph-properties fo:margin-left="1.905cm" fo:margin-right="0cm" fo:text-indent="0cm" style:auto-text-indent="false"/>
    </style:style>
    <style:style style:name="P107" style:family="paragraph" style:parent-style-name="_2022__20_N_20_caption-table">
      <style:paragraph-properties fo:margin-left="1.852cm" fo:margin-right="0cm" fo:text-indent="0cm" style:auto-text-indent="false"/>
    </style:style>
    <style:style style:name="P108" style:family="paragraph" style:parent-style-name="_2022__20_N_20_caption-table">
      <style:paragraph-properties fo:margin-left="1.826cm" fo:margin-right="0cm" fo:text-indent="0cm" style:auto-text-indent="false"/>
    </style:style>
    <style:style style:name="P109" style:family="paragraph" style:parent-style-name="_2022__20_N_20_caption-table">
      <style:paragraph-properties fo:margin-left="1.931cm" fo:margin-right="0cm" fo:text-indent="0cm" style:auto-text-indent="false"/>
    </style:style>
    <style:style style:name="P110" style:family="paragraph" style:parent-style-name="_2022__20_N_20_caption-table">
      <style:paragraph-properties fo:margin-left="1.958cm" fo:margin-right="0cm" fo:text-indent="0cm" style:auto-text-indent="false"/>
    </style:style>
    <style:style style:name="P111" style:family="paragraph" style:parent-style-name="_2022__20_N_20_caption-table">
      <style:paragraph-properties fo:margin-left="2.577cm" fo:margin-right="0cm" fo:text-indent="0cm" style:auto-text-indent="false"/>
    </style:style>
    <style:style style:name="P112" style:family="paragraph" style:parent-style-name="_2022__20_N_20_body">
      <style:text-properties fo:background-color="transparent"/>
    </style:style>
    <style:style style:name="P113" style:family="paragraph" style:parent-style-name="_2022__20_N_20_body" style:list-style-name="L19">
      <style:text-properties fo:background-color="transparent"/>
    </style:style>
    <style:style style:name="P114" style:family="paragraph" style:parent-style-name="_2022__20_N_20_body" style:list-style-name="L27">
      <style:text-properties fo:background-color="transparent"/>
    </style:style>
    <style:style style:name="P115" style:family="paragraph" style:parent-style-name="_2022__20_N_20_body" style:list-style-name="L30">
      <style:text-properties fo:background-color="transparent"/>
    </style:style>
    <style:style style:name="P116" style:family="paragraph" style:parent-style-name="_2022__20_N_20_body" style:list-style-name="L43">
      <style:text-properties fo:background-color="transparent"/>
    </style:style>
    <style:style style:name="P117" style:family="paragraph" style:parent-style-name="_2022__20_N_20_body" style:list-style-name="L101">
      <style:text-properties fo:background-color="transparent"/>
    </style:style>
    <style:style style:name="P118" style:family="paragraph" style:parent-style-name="_2022__20_N_20_body" style:list-style-name="L24"/>
    <style:style style:name="P119" style:family="paragraph" style:parent-style-name="_2022__20_N_20_body" style:list-style-name="L23"/>
    <style:style style:name="P120" style:family="paragraph" style:parent-style-name="_2022__20_N_20_body" style:list-style-name="L26"/>
    <style:style style:name="P121" style:family="paragraph" style:parent-style-name="_2022__20_N_20_body" style:list-style-name="L27"/>
    <style:style style:name="P122" style:family="paragraph" style:parent-style-name="_2022__20_N_20_body" style:list-style-name="L28"/>
    <style:style style:name="P123" style:family="paragraph" style:parent-style-name="_2022__20_N_20_body" style:list-style-name="L29"/>
    <style:style style:name="P124" style:family="paragraph" style:parent-style-name="_2022__20_N_20_body" style:list-style-name="L30"/>
    <style:style style:name="P125" style:family="paragraph" style:parent-style-name="_2022__20_N_20_body" style:list-style-name="L33"/>
    <style:style style:name="P126" style:family="paragraph" style:parent-style-name="_2022__20_N_20_body" style:list-style-name="L34"/>
    <style:style style:name="P127" style:family="paragraph" style:parent-style-name="_2022__20_N_20_body" style:list-style-name="L35"/>
    <style:style style:name="P128" style:family="paragraph" style:parent-style-name="_2022__20_N_20_body" style:list-style-name="L35">
      <style:text-properties style:font-name="Arial1"/>
    </style:style>
    <style:style style:name="P129" style:family="paragraph" style:parent-style-name="_2022__20_N_20_body" style:list-style-name="L36"/>
    <style:style style:name="P130" style:family="paragraph" style:parent-style-name="_2022__20_N_20_body" style:list-style-name="L37"/>
    <style:style style:name="P131" style:family="paragraph" style:parent-style-name="_2022__20_N_20_body" style:list-style-name="L38"/>
    <style:style style:name="P132" style:family="paragraph" style:parent-style-name="_2022__20_N_20_body" style:list-style-name="L39"/>
    <style:style style:name="P133" style:family="paragraph" style:parent-style-name="_2022__20_N_20_body" style:list-style-name="L40"/>
    <style:style style:name="P134" style:family="paragraph" style:parent-style-name="_2022__20_N_20_body" style:list-style-name="L43"/>
    <style:style style:name="P135" style:family="paragraph" style:parent-style-name="_2022__20_N_20_body" style:list-style-name="L45">
      <style:text-properties style:font-name="Courier New"/>
    </style:style>
    <style:style style:name="P136" style:family="paragraph" style:parent-style-name="_2022__20_N_20_body" style:list-style-name="L47"/>
    <style:style style:name="P137" style:family="paragraph" style:parent-style-name="_2022__20_N_20_body" style:list-style-name="L48"/>
    <style:style style:name="P138" style:family="paragraph" style:parent-style-name="_2022__20_N_20_body" style:list-style-name="L51"/>
    <style:style style:name="P139" style:family="paragraph" style:parent-style-name="_2022__20_N_20_body" style:list-style-name="L61"/>
    <style:style style:name="P140" style:family="paragraph" style:parent-style-name="_2022__20_N_20_body" style:list-style-name="L62"/>
    <style:style style:name="P141" style:family="paragraph" style:parent-style-name="_2022__20_N_20_body" style:list-style-name="L79"/>
    <style:style style:name="P142" style:family="paragraph" style:parent-style-name="_2022__20_N_20_body" style:list-style-name="L81"/>
    <style:style style:name="P143" style:family="paragraph" style:parent-style-name="_2022__20_N_20_body" style:list-style-name="L82"/>
    <style:style style:name="P144" style:family="paragraph" style:parent-style-name="_2022__20_N_20_body" style:list-style-name="L85"/>
    <style:style style:name="P145" style:family="paragraph" style:parent-style-name="_2022__20_N_20_body" style:list-style-name="L87"/>
    <style:style style:name="P146" style:family="paragraph" style:parent-style-name="_2022__20_N_20_body" style:list-style-name="L88"/>
    <style:style style:name="P147" style:family="paragraph" style:parent-style-name="_2022__20_N_20_body" style:list-style-name="L90"/>
    <style:style style:name="P148" style:family="paragraph" style:parent-style-name="_2022__20_N_20_body" style:list-style-name="L90">
      <style:text-properties fo:color="#000000"/>
    </style:style>
    <style:style style:name="P149" style:family="paragraph" style:parent-style-name="_2022__20_N_20_body" style:list-style-name="L91"/>
    <style:style style:name="P150" style:family="paragraph" style:parent-style-name="_2022__20_N_20_body" style:list-style-name="L94"/>
    <style:style style:name="P151" style:family="paragraph" style:parent-style-name="_2022__20_N_20_body" style:list-style-name="L95"/>
    <style:style style:name="P152" style:family="paragraph" style:parent-style-name="_2022__20_N_20_body" style:list-style-name="L96"/>
    <style:style style:name="P153" style:family="paragraph" style:parent-style-name="_2022__20_N_20_body" style:list-style-name="L97"/>
    <style:style style:name="P154" style:family="paragraph" style:parent-style-name="_2022__20_N_20_body" style:list-style-name="L105"/>
    <style:style style:name="P155" style:family="paragraph" style:parent-style-name="_2022__20_N_20_body" style:list-style-name="L106"/>
    <style:style style:name="P156" style:family="paragraph" style:parent-style-name="_2022__20_N_20_body" style:list-style-name="L107"/>
    <style:style style:name="P157" style:family="paragraph" style:parent-style-name="_2022__20_N_20_body" style:list-style-name="L108"/>
    <style:style style:name="P158" style:family="paragraph" style:parent-style-name="_2022__20_N_20_body" style:list-style-name="L109"/>
    <style:style style:name="P159" style:family="paragraph" style:parent-style-name="_2022__20_N_20_body" style:list-style-name="L110"/>
    <style:style style:name="P160" style:family="paragraph" style:parent-style-name="_2022__20_N_20_body" style:list-style-name="L111"/>
    <style:style style:name="P161" style:family="paragraph" style:parent-style-name="_2022__20_N_20_body" style:list-style-name="WW8Num9"/>
    <style:style style:name="P162" style:family="paragraph" style:parent-style-name="_2022__20_N_20_body" style:list-style-name="L115"/>
    <style:style style:name="P163" style:family="paragraph" style:parent-style-name="_2022__20_N_20_body" style:list-style-name="L117">
      <style:text-properties style:use-window-font-color="true" fo:background-color="transparent"/>
    </style:style>
    <style:style style:name="P164" style:family="paragraph" style:parent-style-name="_2022__20_N_20_body" style:list-style-name="L119"/>
    <style:style style:name="P165" style:family="paragraph" style:parent-style-name="_2022__20_N_20_body">
      <style:text-properties fo:font-weight="normal" fo:background-color="transparent" style:font-weight-asian="normal" style:font-weight-complex="normal"/>
    </style:style>
    <style:style style:name="P166" style:family="paragraph" style:parent-style-name="_2022__20_N_20_body">
      <style:paragraph-properties fo:text-align="start" style:justify-single-word="false"/>
    </style:style>
    <style:style style:name="P167" style:family="paragraph" style:parent-style-name="_2022__20_N_20_body" style:list-style-name="L35">
      <style:paragraph-properties fo:margin-left="2.54cm" fo:margin-right="0cm" fo:text-indent="0cm" style:auto-text-indent="false"/>
      <style:text-properties style:font-name="Arial1"/>
    </style:style>
    <style:style style:name="P168" style:family="paragraph" style:parent-style-name="_2022__20_N_20_body" style:list-style-name="L35">
      <style:paragraph-properties fo:margin-left="2.566cm" fo:margin-right="0cm" fo:text-indent="0cm" style:auto-text-indent="false"/>
      <style:text-properties style:font-name="Arial1"/>
    </style:style>
    <style:style style:name="P169" style:family="paragraph" style:parent-style-name="_2022__20_N_20_body" style:list-style-name="L38">
      <style:paragraph-properties fo:margin-left="2.323cm" fo:margin-right="0cm" fo:margin-top="0.381cm" fo:margin-bottom="0.152cm" fo:text-indent="0cm" style:auto-text-indent="false"/>
    </style:style>
    <style:style style:name="P170" style:family="paragraph" style:parent-style-name="_2022__20_N_20_body" style:list-style-name="L38">
      <style:paragraph-properties fo:margin-left="2.323cm" fo:margin-right="0cm" fo:margin-top="0.152cm" fo:margin-bottom="0.152cm" fo:text-indent="0cm" style:auto-text-indent="false"/>
    </style:style>
    <style:style style:name="P171" style:family="paragraph" style:parent-style-name="_2022__20_N_20_body" style:list-style-name="L45">
      <style:paragraph-properties fo:margin-left="1.251cm" fo:margin-right="0cm" fo:text-indent="0cm" style:auto-text-indent="false"/>
    </style:style>
    <style:style style:name="P172" style:family="paragraph" style:parent-style-name="_2022__20_N_20_body" style:list-style-name="L46">
      <style:paragraph-properties fo:margin-left="1.251cm" fo:margin-right="0cm" fo:text-indent="0cm" style:auto-text-indent="false"/>
    </style:style>
    <style:style style:name="P173" style:family="paragraph" style:parent-style-name="_2022__20_N_20_body" style:list-style-name="L108">
      <style:paragraph-properties fo:margin-left="1.251cm" fo:margin-right="0cm" fo:text-indent="0cm" style:auto-text-indent="false"/>
    </style:style>
    <style:style style:name="P174" style:family="paragraph" style:parent-style-name="_2022__20_N_20_body" style:list-style-name="L112">
      <style:paragraph-properties fo:margin-left="1.251cm" fo:margin-right="0cm" fo:text-indent="0cm" style:auto-text-indent="false"/>
      <style:text-properties style:font-name="Arial1" fo:font-size="10pt" style:font-size-asian="10pt" style:font-size-complex="10pt"/>
    </style:style>
    <style:style style:name="P175" style:family="paragraph" style:parent-style-name="_2022__20_N_20_body" style:list-style-name="L112">
      <style:paragraph-properties fo:margin-left="1.251cm" fo:margin-right="0cm" fo:text-indent="0cm" style:auto-text-indent="false"/>
    </style:style>
    <style:style style:name="P176" style:family="paragraph" style:parent-style-name="_2022__20_N_20_body" style:list-style-name="L113">
      <style:paragraph-properties fo:margin-left="1.251cm" fo:margin-right="0cm" fo:text-indent="0cm" style:auto-text-indent="false"/>
    </style:style>
    <style:style style:name="P177" style:family="paragraph" style:parent-style-name="_2022__20_N_20_body" style:list-style-name="L114">
      <style:paragraph-properties fo:margin-left="1.251cm" fo:margin-right="0cm" fo:text-indent="0cm" style:auto-text-indent="false"/>
    </style:style>
    <style:style style:name="P178" style:family="paragraph" style:parent-style-name="_2022__20_N_20_body" style:list-style-name="L103">
      <style:paragraph-properties fo:margin-left="1.27cm" fo:margin-right="0cm" fo:text-indent="0cm" style:auto-text-indent="false"/>
      <style:text-properties fo:background-color="transparent"/>
    </style:style>
    <style:style style:name="P179" style:family="paragraph" style:parent-style-name="_2022__20_N_20_body" style:master-page-name="_2022__20_N_20_First_20_Page">
      <style:paragraph-properties fo:margin-left="0cm" fo:margin-right="0cm" fo:text-indent="0cm" style:auto-text-indent="false" style:page-number="auto"/>
    </style:style>
    <style:style style:name="P180" style:family="paragraph" style:parent-style-name="_2022__20_N_20_head_20_3">
      <style:text-properties style:font-name="Trebuchet MS3"/>
    </style:style>
    <style:style style:name="P181" style:family="paragraph" style:parent-style-name="_2022__20_N_20_head_20_1">
      <style:text-properties fo:background-color="transparent"/>
    </style:style>
    <style:style style:name="P182" style:family="paragraph" style:parent-style-name="_2022__20_N_20_head_20_1" style:master-page-name="_2022__20_N_20_Main_20_Page">
      <style:paragraph-properties style:page-number="1"/>
    </style:style>
    <style:style style:name="P183" style:family="paragraph" style:parent-style-name="_2022__20_N_20_head_20_2">
      <style:text-properties fo:background-color="transparent"/>
    </style:style>
    <style:style style:name="P184" style:family="paragraph" style:parent-style-name="_2022__20_N_20_head_20_2">
      <style:paragraph-properties fo:margin-left="0cm" fo:margin-right="0cm" fo:text-indent="0cm" style:auto-text-indent="false"/>
    </style:style>
    <style:style style:name="P185" style:family="paragraph" style:parent-style-name="_2022__20_N_20_head_20_2">
      <style:paragraph-properties fo:break-before="page"/>
    </style:style>
    <style:style style:name="P186" style:family="paragraph" style:parent-style-name="_2022__20_N_20_head_20_4">
      <style:text-properties fo:font-weight="bold" style:font-weight-asian="bold" style:font-weight-complex="bold"/>
    </style:style>
    <style:style style:name="P187" style:family="paragraph" style:parent-style-name="_2022__20_N_20_head_20_4">
      <style:text-properties fo:background-color="transparent"/>
    </style:style>
    <style:style style:name="P188" style:family="paragraph" style:parent-style-name="_2022__20_N_20_head_20_4">
      <style:text-properties fo:color="#000000"/>
    </style:style>
    <style:style style:name="P189" style:family="paragraph" style:parent-style-name="_2022__20_N_20_head_20_4">
      <style:text-properties style:use-window-font-color="true" fo:background-color="transparent"/>
    </style:style>
    <style:style style:name="P190" style:family="paragraph" style:parent-style-name="_2022__20_N_20_head_20_4">
      <style:text-properties style:use-window-font-color="true" style:font-name="Arial1" fo:font-size="11pt" fo:language="en" fo:country="US" fo:font-weight="bold" style:font-name-asian="Cumberland AMT" style:font-size-asian="11pt" style:language-asian="zxx" style:country-asian="none" style:font-weight-asian="bold" style:font-name-complex="Cumberland AMT" style:font-size-complex="11pt" style:language-complex="zxx" style:country-complex="none"/>
    </style:style>
    <style:style style:name="P191" style:family="paragraph" style:parent-style-name="_2022__20_N_20_head_20_4">
      <style:text-properties style:use-window-font-color="true" style:font-name="Arial1" fo:font-size="11pt" fo:language="en" fo:country="US" fo:font-weight="bold" style:font-name-asian="Albany AMT" style:font-size-asian="11pt" style:language-asian="zxx" style:country-asian="none" style:font-weight-asian="bold" style:font-name-complex="Lucidasans" style:font-size-complex="11pt" style:language-complex="zxx" style:country-complex="none"/>
    </style:style>
    <style:style style:name="P192" style:family="paragraph" style:parent-style-name="_2022__20_N_20_head_20_4">
      <style:text-properties style:use-window-font-color="true" fo:language="en" fo:country="US" fo:font-weight="bold" style:font-name-asian="Albany AMT" style:language-asian="zxx" style:country-asian="none" style:font-weight-asian="bold" style:font-name-complex="Lucidasans" style:language-complex="zxx" style:country-complex="none"/>
    </style:style>
    <style:style style:name="P193" style:family="paragraph" style:parent-style-name="_2022__20_N_20_head_20_5">
      <style:text-properties fo:background-color="transparent"/>
    </style:style>
    <style:style style:name="P194" style:family="paragraph" style:parent-style-name="_2022__20_N_20_head_20_TOC" style:master-page-name="_2022__20_N_20_TOC">
      <style:paragraph-properties style:page-number="1"/>
    </style:style>
    <style:style style:name="P195" style:family="paragraph" style:parent-style-name="_2022__20_N_20_table-10_20_body" style:list-style-name="L23"/>
    <style:style style:name="P196" style:family="paragraph" style:parent-style-name="_2022__20_N_20_table-10_20_body" style:list-style-name="L41"/>
    <style:style style:name="P197" style:family="paragraph" style:parent-style-name="_2022__20_N_20_table-10_20_body" style:list-style-name="L104"/>
    <style:style style:name="P198" style:family="paragraph" style:parent-style-name="_2022__20_N_20_table-10_20_body">
      <style:text-properties fo:font-weight="bold" style:font-weight-asian="bold" style:font-weight-complex="bold"/>
    </style:style>
    <style:style style:name="P199" style:family="paragraph" style:parent-style-name="_2022__20_N_20_table-10_20_body" style:list-style-name="L14">
      <style:paragraph-properties fo:margin-left="-0.667cm" fo:margin-right="-0.005cm" fo:text-indent="0cm" style:auto-text-indent="false"/>
    </style:style>
    <style:style style:name="P200" style:family="paragraph" style:parent-style-name="_2022__20_N_20_bullet">
      <style:text-properties style:font-name="Arial2" style:font-name-asian="Arial2" style:font-name-complex="Arial2"/>
    </style:style>
    <style:style style:name="P201" style:family="paragraph" style:parent-style-name="_2022__20_N_20_bullet">
      <style:text-properties fo:background-color="#ffff00"/>
    </style:style>
    <style:style style:name="P202" style:family="paragraph" style:parent-style-name="_2022__20_N_20_bullet" style:list-style-name="L8"/>
    <style:style style:name="P203" style:family="paragraph" style:parent-style-name="_2022__20_N_20_bullet" style:list-style-name="L12"/>
    <style:style style:name="P204" style:family="paragraph" style:parent-style-name="_2022__20_N_20_bullet">
      <style:text-properties style:use-window-font-color="true"/>
    </style:style>
    <style:style style:name="P205" style:family="paragraph" style:parent-style-name="_2022__20_N_20_bullet" style:list-style-name="L18">
      <style:text-properties style:use-window-font-color="true"/>
    </style:style>
    <style:style style:name="P206" style:family="paragraph" style:parent-style-name="_2022__20_N_20_bullet" style:list-style-name="L18"/>
    <style:style style:name="P207" style:family="paragraph" style:parent-style-name="_2022__20_N_20_bullet">
      <style:text-properties fo:background-color="transparent"/>
    </style:style>
    <style:style style:name="P208" style:family="paragraph" style:parent-style-name="_2022__20_N_20_bullet" style:list-style-name="L49">
      <style:text-properties fo:background-color="transparent"/>
    </style:style>
    <style:style style:name="P209" style:family="paragraph" style:parent-style-name="_2022__20_N_20_bullet" style:list-style-name="L50">
      <style:text-properties fo:background-color="transparent"/>
    </style:style>
    <style:style style:name="P210" style:family="paragraph" style:parent-style-name="_2022__20_N_20_bullet">
      <style:text-properties fo:font-weight="bold" style:font-weight-asian="bold" style:font-weight-complex="bold"/>
    </style:style>
    <style:style style:name="P211" style:family="paragraph" style:parent-style-name="_2022__20_N_20_bullet" style:list-style-name="L20"/>
    <style:style style:name="P212" style:family="paragraph" style:parent-style-name="_2022__20_N_20_bullet" style:list-style-name="L22"/>
    <style:style style:name="P213" style:family="paragraph" style:parent-style-name="_2022__20_N_20_bullet" style:list-style-name="L25"/>
    <style:style style:name="P214" style:family="paragraph" style:parent-style-name="_2022__20_N_20_bullet" style:list-style-name="L42"/>
    <style:style style:name="P215" style:family="paragraph" style:parent-style-name="_2022__20_N_20_bullet">
      <style:text-properties style:font-name="Arial1" fo:font-size="10pt" style:font-size-asian="10pt" style:font-size-complex="10pt"/>
    </style:style>
    <style:style style:name="P216" style:family="paragraph" style:parent-style-name="_2022__20_N_20_bullet">
      <style:text-properties fo:font-size="10pt" style:font-size-asian="10pt" style:font-size-complex="10pt"/>
    </style:style>
    <style:style style:name="P217" style:family="paragraph" style:parent-style-name="_2022__20_N_20_bullet">
      <style:text-properties fo:font-size="10pt" fo:font-weight="normal" style:font-size-asian="10pt" style:font-weight-asian="normal" style:font-size-complex="10pt" style:font-weight-complex="normal"/>
    </style:style>
    <style:style style:name="P218" style:family="paragraph" style:parent-style-name="_2022__20_N_20_bullet">
      <style:text-properties fo:font-weight="normal" fo:background-color="transparent" style:font-weight-asian="normal" style:font-weight-complex="normal"/>
    </style:style>
    <style:style style:name="P219" style:family="paragraph" style:parent-style-name="_2022__20_N_20_bullet">
      <style:text-properties fo:font-weight="normal" style:font-weight-asian="normal" style:font-weight-complex="normal"/>
    </style:style>
    <style:style style:name="P220" style:family="paragraph" style:parent-style-name="_2022__20_N_20_bullet" style:list-style-name="L65"/>
    <style:style style:name="P221" style:family="paragraph" style:parent-style-name="_2022__20_N_20_bullet" style:list-style-name="L67"/>
    <style:style style:name="P222" style:family="paragraph" style:parent-style-name="_2022__20_N_20_bullet" style:list-style-name="L70"/>
    <style:style style:name="P223" style:family="paragraph" style:parent-style-name="_2022__20_N_20_bullet" style:list-style-name="L71"/>
    <style:style style:name="P224" style:family="paragraph" style:parent-style-name="_2022__20_N_20_bullet" style:list-style-name="L74"/>
    <style:style style:name="P225" style:family="paragraph" style:parent-style-name="_2022__20_N_20_bullet" style:list-style-name="L77"/>
    <style:style style:name="P226" style:family="paragraph" style:parent-style-name="_2022__20_N_20_bullet" style:list-style-name="L78"/>
    <style:style style:name="P227" style:family="paragraph" style:parent-style-name="_2022__20_N_20_bullet" style:list-style-name="L80"/>
    <style:style style:name="P228" style:family="paragraph" style:parent-style-name="_2022__20_N_20_bullet" style:list-style-name="L83"/>
    <style:style style:name="P229" style:family="paragraph" style:parent-style-name="_2022__20_N_20_bullet" style:list-style-name="L86"/>
    <style:style style:name="P230" style:family="paragraph" style:parent-style-name="_2022__20_N_20_bullet">
      <style:text-properties fo:color="#000000"/>
    </style:style>
    <style:style style:name="P231" style:family="paragraph" style:parent-style-name="_2022__20_N_20_bullet">
      <style:text-properties fo:color="#000000" fo:font-size="9.5pt" fo:language="en" fo:country="US" style:text-underline-style="none" fo:background-color="transparent" style:font-size-asian="9.5pt" style:font-size-complex="9.5pt"/>
    </style:style>
    <style:style style:name="P232" style:family="paragraph" style:parent-style-name="_2022__20_N_20_bullet" style:list-style-name="L92"/>
    <style:style style:name="P233" style:family="paragraph" style:parent-style-name="_2022__20_N_20_bullet" style:list-style-name="L93"/>
    <style:style style:name="P234" style:family="paragraph" style:parent-style-name="_2022__20_N_20_bullet">
      <style:paragraph-properties fo:margin-left="2.501cm" fo:margin-right="0cm" fo:text-indent="0cm" style:auto-text-indent="false"/>
    </style:style>
    <style:style style:name="P235" style:family="paragraph" style:parent-style-name="_2022__20_N_20_bullet">
      <style:paragraph-properties fo:margin-left="3.037cm" fo:margin-right="0cm" fo:text-indent="0cm" style:auto-text-indent="false"/>
    </style:style>
    <style:style style:name="P236" style:family="paragraph" style:parent-style-name="_2022__20_N_20_bullet" style:list-style-name="L52">
      <style:paragraph-properties fo:margin-left="1.905cm" fo:margin-right="0cm" fo:text-indent="0cm" style:auto-text-indent="false"/>
    </style:style>
    <style:style style:name="P237" style:family="paragraph" style:parent-style-name="_2022__20_N_20_bullet" style:list-style-name="L76">
      <style:paragraph-properties fo:margin-left="1.905cm" fo:margin-right="0cm" fo:text-indent="0cm" style:auto-text-indent="false"/>
    </style:style>
    <style:style style:name="P238" style:family="paragraph" style:parent-style-name="_2022__20_N_20_bullet" style:list-style-name="L72">
      <style:paragraph-properties fo:margin-left="1.633cm" fo:margin-right="0cm" fo:text-indent="0cm" style:auto-text-indent="false"/>
    </style:style>
    <style:style style:name="P239" style:family="paragraph" style:parent-style-name="_2022__20_N_20_bullet" style:list-style-name="L73">
      <style:paragraph-properties fo:margin-left="1.633cm" fo:margin-right="0cm" fo:text-indent="0cm" style:auto-text-indent="false"/>
    </style:style>
    <style:style style:name="P240" style:family="paragraph" style:parent-style-name="_2022__20_N_20_bullet">
      <style:paragraph-properties fo:background-color="transparent">
        <style:background-image/>
      </style:paragraph-properties>
    </style:style>
    <style:style style:name="P241" style:family="paragraph" style:parent-style-name="_2022__20_N_20_bullet">
      <style:paragraph-properties fo:background-color="transparent">
        <style:background-image/>
      </style:paragraph-properties>
      <style:text-properties fo:background-color="transparent"/>
    </style:style>
    <style:style style:name="P242" style:family="paragraph" style:parent-style-name="_2022__20_N_20_bullet" style:list-style-name="L107">
      <style:paragraph-properties fo:margin-left="1.251cm" fo:margin-right="0cm" fo:text-indent="0cm" style:auto-text-indent="false"/>
    </style:style>
    <style:style style:name="P243" style:family="paragraph" style:parent-style-name="_2022__20_N_20_body_20_indented_20_2">
      <style:text-properties style:font-name="Courier New"/>
    </style:style>
    <style:style style:name="P244" style:family="paragraph" style:parent-style-name="_2022__20_N_20_body_20_indented_20_2" style:list-style-name="WW8Num5">
      <style:paragraph-properties fo:margin-left="0.688cm" fo:margin-right="0cm" fo:text-indent="0cm" style:auto-text-indent="false"/>
    </style:style>
    <style:style style:name="P245" style:family="paragraph" style:parent-style-name="_2022__20_N_20_body_20_indented_20_2">
      <style:paragraph-properties fo:margin-left="3.149cm" fo:margin-right="0cm" fo:text-indent="0cm" style:auto-text-indent="false"/>
    </style:style>
    <style:style style:name="P246" style:family="paragraph" style:parent-style-name="_2022__20_N_20_body_20_indented" style:list-style-name="L23"/>
    <style:style style:name="P247" style:family="paragraph" style:parent-style-name="_2022__20_N_20_body_20_indented" style:list-style-name="L27"/>
    <style:style style:name="P248" style:family="paragraph" style:parent-style-name="_2022__20_N_20_body_20_indented">
      <style:text-properties style:font-name="Courier New"/>
    </style:style>
    <style:style style:name="P249" style:family="paragraph" style:parent-style-name="_2022__20_N_20_body_20_indented" style:list-style-name="L27">
      <style:text-properties style:font-name="Courier New"/>
    </style:style>
    <style:style style:name="P250" style:family="paragraph" style:parent-style-name="_2022__20_N_20_body_20_indented" style:list-style-name="L96">
      <style:text-properties style:font-name="Courier New"/>
    </style:style>
    <style:style style:name="P251" style:family="paragraph" style:parent-style-name="_2022__20_N_20_body_20_indented" style:list-style-name="L38"/>
    <style:style style:name="P252" style:family="paragraph" style:parent-style-name="_2022__20_N_20_body_20_indented" style:list-style-name="L95"/>
    <style:style style:name="P253" style:family="paragraph" style:parent-style-name="_2022__20_N_20_body_20_indented" style:list-style-name="L99"/>
    <style:style style:name="P254" style:family="paragraph" style:parent-style-name="_2022__20_N_20_body_20_indented">
      <style:text-properties fo:font-weight="normal" fo:background-color="#ffff00" style:font-weight-asian="normal" style:font-weight-complex="normal"/>
    </style:style>
    <style:style style:name="P255" style:family="paragraph" style:parent-style-name="_2022__20_N_20_body_20_indented">
      <style:text-properties fo:font-style="normal" fo:background-color="transparent" style:font-style-asian="normal" style:font-style-complex="normal"/>
    </style:style>
    <style:style style:name="P256" style:family="paragraph" style:parent-style-name="_2022__20_N_20_body_20_indented" style:list-style-name="L28">
      <style:paragraph-properties fo:margin-left="1.879cm" fo:margin-right="0cm" fo:text-indent="0cm" style:auto-text-indent="false"/>
    </style:style>
    <style:style style:name="P257" style:family="paragraph" style:parent-style-name="_2022__20_N_20_body_20_indented" style:list-style-name="L30">
      <style:paragraph-properties fo:margin-left="1.958cm" fo:margin-right="0cm" fo:text-indent="0cm" style:auto-text-indent="false"/>
    </style:style>
    <style:style style:name="P258" style:family="paragraph" style:parent-style-name="_2022__20_N_20_body_20_indented" style:list-style-name="L35">
      <style:paragraph-properties fo:margin-left="2.566cm" fo:margin-right="0cm" fo:text-indent="0cm" style:auto-text-indent="false"/>
    </style:style>
    <style:style style:name="P259" style:family="paragraph" style:parent-style-name="_2022__20_N_20_body_20_indented" style:list-style-name="L83">
      <style:paragraph-properties fo:margin-left="2.566cm" fo:margin-right="0cm" fo:text-indent="0cm" style:auto-text-indent="false"/>
    </style:style>
    <style:style style:name="P260" style:family="paragraph" style:parent-style-name="_2022__20_N_20_body_20_indented" style:list-style-name="L112">
      <style:paragraph-properties fo:margin-left="2.566cm" fo:margin-right="0cm" fo:text-indent="0cm" style:auto-text-indent="false"/>
      <style:text-properties style:font-name="Courier New"/>
    </style:style>
    <style:style style:name="P261" style:family="paragraph" style:parent-style-name="_2022__20_N_20_body_20_indented" style:list-style-name="L38">
      <style:paragraph-properties fo:margin-top="0.152cm" fo:margin-bottom="0.152cm"/>
    </style:style>
    <style:style style:name="P262" style:family="paragraph" style:parent-style-name="_2022__20_N_20_body_20_indented" style:list-style-name="L43">
      <style:paragraph-properties fo:margin-left="1.84cm" fo:margin-right="0cm" fo:text-indent="0cm" style:auto-text-indent="false"/>
      <style:text-properties fo:background-color="transparent"/>
    </style:style>
    <style:style style:name="P263" style:family="paragraph" style:parent-style-name="_2022__20_N_20_body_20_indented" style:list-style-name="L43">
      <style:paragraph-properties fo:margin-left="1.91cm" fo:margin-right="0cm" fo:text-indent="0cm" style:auto-text-indent="false"/>
    </style:style>
    <style:style style:name="P264" style:family="paragraph" style:parent-style-name="_2022__20_N_20_body_20_indented" style:list-style-name="L102">
      <style:paragraph-properties fo:margin-left="1.27cm" fo:margin-right="0cm" fo:text-indent="0cm" style:auto-text-indent="false"/>
    </style:style>
    <style:style style:name="P265" style:family="paragraph" style:parent-style-name="_2022__20_N_20_body_20_indented" style:list-style-name="L108">
      <style:paragraph-properties fo:margin-left="1.852cm" fo:margin-right="0cm" fo:text-indent="0cm" style:auto-text-indent="false">
        <style:tab-stops>
          <style:tab-stop style:position="0.026cm"/>
        </style:tab-stops>
      </style:paragraph-properties>
    </style:style>
    <style:style style:name="P266" style:family="paragraph" style:parent-style-name="_2022__20_N_20_body_20_indented" style:list-style-name="L112">
      <style:paragraph-properties fo:margin-left="1.251cm" fo:margin-right="0cm" fo:text-indent="0cm" style:auto-text-indent="false"/>
    </style:style>
    <style:style style:name="P267" style:family="paragraph" style:parent-style-name="_2022__20_N_20_body_20_indented" style:list-style-name="L112">
      <style:paragraph-properties fo:margin-left="2.501cm" fo:margin-right="0cm" fo:text-indent="0cm" style:auto-text-indent="false"/>
    </style:style>
    <style:style style:name="P268" style:family="paragraph" style:parent-style-name="_2022__20_N_20_body_20_indented">
      <style:paragraph-properties fo:margin-left="3.149cm" fo:margin-right="0cm" fo:text-indent="0cm" style:auto-text-indent="false"/>
    </style:style>
    <style:style style:name="P269" style:family="paragraph" style:parent-style-name="_2022__20_N_20_table-10_20_bullet" style:list-style-name="L1"/>
    <style:style style:name="P270" style:family="paragraph" style:parent-style-name="_2022__20_N_20_table-10_20_bullet" style:list-style-name="L2"/>
    <style:style style:name="P271" style:family="paragraph" style:parent-style-name="_2022__20_N_20_table-10_20_bullet" style:list-style-name="L3"/>
    <style:style style:name="P272" style:family="paragraph" style:parent-style-name="_2022__20_N_20_table-10_20_bullet" style:list-style-name="L4"/>
    <style:style style:name="P273" style:family="paragraph" style:parent-style-name="_2022__20_N_20_table-10_20_bullet" style:list-style-name="L5"/>
    <style:style style:name="P274" style:family="paragraph" style:parent-style-name="_2022__20_N_20_table-10_20_bullet" style:list-style-name="L6"/>
    <style:style style:name="P275" style:family="paragraph" style:parent-style-name="_2022__20_N_20_table-10_20_bullet" style:list-style-name="L7"/>
    <style:style style:name="P276" style:family="paragraph" style:parent-style-name="_2022__20_N_20_table-10_20_bullet" style:list-style-name="L9"/>
    <style:style style:name="P277" style:family="paragraph" style:parent-style-name="_2022__20_N_20_table-10_20_bullet" style:list-style-name="L10"/>
    <style:style style:name="P278" style:family="paragraph" style:parent-style-name="_2022__20_N_20_table-10_20_bullet" style:list-style-name="L11"/>
    <style:style style:name="P279" style:family="paragraph" style:parent-style-name="_2022__20_N_20_table-10_20_bullet" style:list-style-name="L13"/>
    <style:style style:name="P280" style:family="paragraph" style:parent-style-name="_2022__20_N_20_table-10_20_bullet" style:list-style-name="L53"/>
    <style:style style:name="P281" style:family="paragraph" style:parent-style-name="_2022__20_N_20_table-10_20_bullet" style:list-style-name="L53">
      <style:text-properties fo:font-weight="normal" style:font-weight-asian="normal" style:font-weight-complex="normal"/>
    </style:style>
    <style:style style:name="P282" style:family="paragraph" style:parent-style-name="_2022__20_N_20_table-10_20_bullet" style:list-style-name="L54"/>
    <style:style style:name="P283" style:family="paragraph" style:parent-style-name="_2022__20_N_20_table-10_20_bullet" style:list-style-name="L55"/>
    <style:style style:name="P284" style:family="paragraph" style:parent-style-name="_2022__20_N_20_table-10_20_bullet" style:list-style-name="L56"/>
    <style:style style:name="P285" style:family="paragraph" style:parent-style-name="_2022__20_N_20_table-10_20_bullet" style:list-style-name="L57"/>
    <style:style style:name="P286" style:family="paragraph" style:parent-style-name="_2022__20_N_20_table-10_20_bullet" style:list-style-name="L58"/>
    <style:style style:name="P287" style:family="paragraph" style:parent-style-name="_2022__20_N_20_table-10_20_bullet" style:list-style-name="L59"/>
    <style:style style:name="P288" style:family="paragraph" style:parent-style-name="_2022__20_N_20_table-10_20_bullet" style:list-style-name="L60"/>
    <style:style style:name="P289" style:family="paragraph" style:parent-style-name="_2022__20_N_20_table-10_20_bullet" style:list-style-name="L63"/>
    <style:style style:name="P290" style:family="paragraph" style:parent-style-name="_2022__20_N_20_table-10_20_bullet" style:list-style-name="L64"/>
    <style:style style:name="P291" style:family="paragraph" style:parent-style-name="_2022__20_N_20_table-10_20_bullet" style:list-style-name="L15">
      <style:paragraph-properties fo:margin-left="-0.725cm" fo:margin-right="-0.007cm" fo:text-indent="0cm" style:auto-text-indent="false"/>
    </style:style>
    <style:style style:name="P292" style:family="paragraph" style:parent-style-name="_2022__20_N_20_table-10_20_bullet" style:list-style-name="L15">
      <style:paragraph-properties fo:margin-left="-0.725cm" fo:margin-right="-0.007cm" fo:text-indent="0cm" style:auto-text-indent="false">
        <style:tab-stops>
          <style:tab-stop style:position="0cm"/>
        </style:tab-stops>
      </style:paragraph-properties>
    </style:style>
    <style:style style:name="T1" style:family="text">
      <style:text-properties style:use-window-font-color="true"/>
    </style:style>
    <style:style style:name="T2" style:family="text">
      <style:text-properties style:use-window-font-color="true" fo:background-color="transparent"/>
    </style:style>
    <style:style style:name="T3" style:family="text">
      <style:text-properties style:use-window-font-color="true" fo:font-weight="bold" fo:background-color="transparent" style:font-weight-asian="bold" style:font-weight-complex="bold"/>
    </style:style>
    <style:style style:name="T4" style:family="text">
      <style:text-properties style:use-window-font-color="true" style:font-name="Arial2" fo:background-color="transparent" style:font-name-asian="Arial2" style:font-name-complex="Arial2"/>
    </style:style>
    <style:style style:name="T5" style:family="text">
      <style:text-properties style:use-window-font-color="true" style:font-name="Arial1" fo:font-size="10pt" style:font-size-asian="10pt" style:font-size-complex="10pt"/>
    </style:style>
    <style:style style:name="T6" style:family="text">
      <style:text-properties style:use-window-font-color="true" style:font-name="Arial1" fo:font-size="10pt" fo:language="en" fo:country="US" style:font-name-asian="Albany AMT" style:font-size-asian="10pt" style:language-asian="zxx" style:country-asian="none" style:font-name-complex="Lucidasans" style:font-size-complex="10pt" style:language-complex="zxx" style:country-complex="none"/>
    </style:style>
    <style:style style:name="T7" style:family="text">
      <style:text-properties style:use-window-font-color="true" style:font-name="Arial1" fo:font-size="10pt" fo:language="en" fo:country="US" fo:font-weight="bold" style:font-name-asian="Albany AMT" style:font-size-asian="10pt" style:language-asian="zxx" style:country-asian="none" style:font-weight-asian="bold" style:font-name-complex="Lucidasans" style:font-size-complex="10pt" style:language-complex="zxx" style:country-complex="none"/>
    </style:style>
    <style:style style:name="T8" style:family="text">
      <style:text-properties style:use-window-font-color="true" style:font-name="Arial1" fo:font-size="10pt" fo:language="en" fo:country="US" fo:font-weight="bold" style:font-name-asian="Albany AMT" style:font-size-asian="10pt" style:language-asian="zxx" style:country-asian="none" style:font-weight-asian="bold" style:font-name-complex="Lucidasans" style:font-size-complex="10pt" style:language-complex="zxx" style:country-complex="none" style:font-weight-complex="bold"/>
    </style:style>
    <style:style style:name="T9" style:family="text">
      <style:text-properties style:use-window-font-color="true" style:font-name="Arial1" fo:font-size="10pt" fo:language="en" fo:country="US" fo:font-style="normal" fo:font-weight="bold" style:font-name-asian="Albany AMT" style:font-size-asian="10pt" style:language-asian="zxx" style:country-asian="none" style:font-style-asian="normal" style:font-weight-asian="bold" style:font-name-complex="Lucidasans" style:font-size-complex="10pt" style:language-complex="zxx" style:country-complex="none" style:font-style-complex="normal" style:font-weight-complex="bold"/>
    </style:style>
    <style:style style:name="T10" style:family="text">
      <style:text-properties style:use-window-font-color="true" style:font-name="Arial1" fo:font-size="10pt" fo:language="en" fo:country="US" fo:font-style="normal" fo:font-weight="normal" style:font-name-asian="Albany AMT"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style>
    <style:style style:name="T11" style:family="text">
      <style:text-properties style:use-window-font-color="true" style:font-name="Arial1" fo:font-size="10pt" fo:language="en" fo:country="US" fo:font-weight="normal" style:font-name-asian="Albany AMT" style:font-size-asian="10pt" style:language-asian="zxx" style:country-asian="none" style:font-weight-asian="normal" style:font-name-complex="Lucidasans" style:font-size-complex="10pt" style:language-complex="zxx" style:country-complex="none" style:font-weight-complex="normal"/>
    </style:style>
    <style:style style:name="T12" style:family="text">
      <style:text-properties style:use-window-font-color="true" style:font-name="Arial1" fo:font-size="10.5pt" style:font-size-asian="10.5pt" style:font-size-complex="10.5pt"/>
    </style:style>
    <style:style style:name="T13" style:family="text">
      <style:text-properties style:use-window-font-color="true" fo:font-style="italic" fo:background-color="transparent" style:font-style-asian="italic" style:font-style-complex="italic"/>
    </style:style>
    <style:style style:name="T14" style:family="text">
      <style:text-properties style:use-window-font-color="true" fo:font-weight="normal" fo:background-color="transparent" style:font-weight-asian="normal" style:font-weight-complex="normal"/>
    </style:style>
    <style:style style:name="T15" style:family="text">
      <style:text-properties style:use-window-font-color="true" fo:language="en" fo:country="US" style:font-name-asian="Albany AMT" style:language-asian="zxx" style:country-asian="none" style:font-name-complex="Lucidasans" style:language-complex="zxx" style:country-complex="none"/>
    </style:style>
    <style:style style:name="T16" style:family="text">
      <style:text-properties style:use-window-font-color="true" fo:language="en" fo:country="US" fo:font-weight="normal" style:font-name-asian="Albany AMT" style:language-asian="zxx" style:country-asian="none" style:font-weight-asian="normal" style:font-name-complex="Lucidasans" style:language-complex="zxx" style:country-complex="none" style:font-weight-complex="normal"/>
    </style:style>
    <style:style style:name="T17" style:family="text">
      <style:text-properties style:use-window-font-color="true" style:font-name="Courier New" fo:language="en" fo:country="US" fo:font-weight="normal" style:font-name-asian="Albany AMT" style:language-asian="zxx" style:country-asian="none" style:font-weight-asian="normal" style:font-name-complex="Lucidasans" style:language-complex="zxx" style:country-complex="none" style:font-weight-complex="normal"/>
    </style:style>
    <style:style style:name="T18" style:family="text">
      <style:text-properties style:use-window-font-color="true" style:font-name="Courier New" fo:font-size="10pt" fo:language="en" fo:country="US" style:font-size-asian="10pt" style:language-asian="zxx" style:country-asian="none" style:font-size-complex="10pt" style:language-complex="zxx" style:country-complex="none"/>
    </style:style>
    <style:style style:name="T19" style:family="text">
      <style:text-properties style:use-window-font-color="true" fo:font-style="normal" fo:font-weight="bold" fo:background-color="transparent" style:font-style-asian="normal" style:font-weight-asian="bold" style:font-style-complex="normal" style:font-weight-complex="bold"/>
    </style:style>
    <style:style style:name="T20" style:family="text">
      <style:text-properties style:use-window-font-color="true" fo:font-style="normal" fo:background-color="transparent" style:font-style-asian="normal" style:font-style-complex="normal"/>
    </style:style>
    <style:style style:name="T21" style:family="text">
      <style:text-properties style:use-window-font-color="true" style:font-name="Tahoma" fo:font-size="9.5pt" fo:language="en" fo:country="US" style:text-underline-style="none" style:font-name-asian="Tahoma" style:font-size-asian="9.5pt" style:font-name-complex="Tahoma" style:font-size-complex="9.5pt"/>
    </style:style>
    <style:style style:name="T22" style:family="text">
      <style:text-properties style:font-name="Trebuchet MS3"/>
    </style:style>
    <style:style style:name="T23" style:family="text">
      <style:text-properties style:font-name="Comic Sans MS" style:font-name-asian="Comic Sans MS" style:font-name-complex="Comic Sans MS"/>
    </style:style>
    <style:style style:name="T24" style:family="text">
      <style:text-properties style:font-name="Arial2" style:font-name-asian="Arial2" style:font-name-complex="Arial2"/>
    </style:style>
    <style:style style:name="T25" style:family="text">
      <style:text-properties style:font-name="Arial2" style:font-name-complex="Arial2"/>
    </style:style>
    <style:style style:name="T26" style:family="text">
      <style:text-properties style:font-name-complex="Arial2"/>
    </style:style>
    <style:style style:name="T27" style:family="text">
      <style:text-properties fo:background-color="transparent"/>
    </style:style>
    <style:style style:name="T28" style:family="text">
      <style:text-properties fo:color="#000080"/>
    </style:style>
    <style:style style:name="T29" style:family="text">
      <style:text-properties fo:color="#000080" fo:font-size="9.5pt" fo:language="en" fo:country="US" style:text-underline-style="solid" style:text-underline-width="auto" style:text-underline-color="font-color" fo:background-color="transparent" style:font-size-asian="9.5pt" style:font-size-complex="9.5pt"/>
    </style:style>
    <style:style style:name="T30" style:family="text">
      <style:text-properties fo:color="#000080" fo:font-size="9.5pt" fo:language="en" fo:country="US" style:text-underline-style="solid" style:text-underline-width="auto" style:text-underline-color="font-color" style:font-size-asian="9.5pt" style:font-size-complex="9.5pt"/>
    </style:style>
    <style:style style:name="T31" style:family="text">
      <style:text-properties fo:color="#000080" fo:background-color="transparent"/>
    </style:style>
    <style:style style:name="T32" style:family="text">
      <style:text-properties fo:color="#000080" style:font-name="Arial1" fo:font-size="10pt" style:font-size-asian="10pt" style:font-size-complex="10pt"/>
    </style:style>
    <style:style style:name="T33" style:family="text">
      <style:text-properties fo:color="#000080" fo:font-style="normal" fo:background-color="transparent" style:font-style-asian="normal" style:font-style-complex="normal"/>
    </style:style>
    <style:style style:name="T34" style:family="text">
      <style:text-properties fo:color="#000000"/>
    </style:style>
    <style:style style:name="T35" style:family="text">
      <style:text-properties fo:color="#000000" fo:font-size="9.5pt" fo:language="en" fo:country="US" style:text-underline-style="none" fo:background-color="transparent" style:font-size-asian="9.5pt" style:font-size-complex="9.5pt"/>
    </style:style>
    <style:style style:name="T36" style:family="text">
      <style:text-properties fo:color="#000000" fo:font-size="9.5pt" fo:language="en" fo:country="US" style:text-underline-style="none" fo:font-weight="bold" style:font-size-asian="9.5pt" style:font-weight-asian="bold" style:font-size-complex="9.5pt" style:font-weight-complex="bold"/>
    </style:style>
    <style:style style:name="T37" style:family="text">
      <style:text-properties fo:color="#000000" fo:font-size="9.5pt" fo:language="en" fo:country="US" style:text-underline-style="none" fo:font-weight="normal" style:font-size-asian="9.5pt" style:font-weight-asian="normal" style:font-size-complex="9.5pt" style:font-weight-complex="normal"/>
    </style:style>
    <style:style style:name="T38" style:family="text">
      <style:text-properties fo:color="#000000" fo:font-size="9.5pt" fo:language="en" fo:country="US" style:text-underline-style="none" style:font-size-asian="9.5pt" style:font-size-complex="9.5pt"/>
    </style:style>
    <style:style style:name="T39" style:family="text">
      <style:text-properties fo:color="#000000" fo:font-size="9.5pt" fo:language="en" fo:country="US" fo:font-style="italic" style:text-underline-style="none" fo:font-weight="normal" style:font-size-asian="9.5pt" style:font-style-asian="italic" style:font-weight-asian="normal" style:font-size-complex="9.5pt" style:font-style-complex="italic" style:font-weight-complex="normal"/>
    </style:style>
    <style:style style:name="T40" style:family="text">
      <style:text-properties fo:color="#000000" fo:font-weight="normal" style:font-weight-asian="normal" style:font-weight-complex="normal"/>
    </style:style>
    <style:style style:name="T41" style:family="text">
      <style:text-properties fo:color="#000000" fo:font-style="normal" style:font-style-asian="normal" style:font-style-complex="normal"/>
    </style:style>
    <style:style style:name="T42" style:family="text">
      <style:text-properties fo:font-weight="bold" style:font-weight-asian="bold" style:font-weight-complex="bold"/>
    </style:style>
    <style:style style:name="T43" style:family="text">
      <style:text-properties fo:font-weight="bold" fo:background-color="transparent" style:font-weight-asian="bold" style:font-weight-complex="bold"/>
    </style:style>
    <style:style style:name="T44" style:family="text">
      <style:text-properties fo:font-weight="bold" style:font-name-asian="Arial,Bold" style:font-weight-asian="bold" style:font-name-complex="Arial,Bold" style:font-weight-complex="bold"/>
    </style:style>
    <style:style style:name="T45" style:family="text">
      <style:text-properties style:font-name="Arial1"/>
    </style:style>
    <style:style style:name="T46" style:family="text">
      <style:text-properties style:font-name="Arial1" fo:font-weight="bold" style:font-name-asian="Arial1" style:font-weight-asian="bold" style:font-name-complex="Arial1" style:font-weight-complex="bold"/>
    </style:style>
    <style:style style:name="T47" style:family="text">
      <style:text-properties style:font-name="Arial1" fo:font-weight="bold" style:font-weight-asian="bold"/>
    </style:style>
    <style:style style:name="T48" style:family="text">
      <style:text-properties style:font-name="Arial1" style:font-name-asian="Arial1" style:font-name-complex="Arial1"/>
    </style:style>
    <style:style style:name="T49" style:family="text">
      <style:text-properties style:font-name="Arial1" fo:font-size="10pt" style:font-size-asian="10pt" style:font-size-complex="10pt"/>
    </style:style>
    <style:style style:name="T50" style:family="text">
      <style:text-properties style:font-name="Arial1" fo:font-size="10pt" fo:font-style="normal" style:font-size-asian="10pt" style:font-style-asian="normal" style:font-size-complex="10pt" style:font-style-complex="normal"/>
    </style:style>
    <style:style style:name="T51" style:family="text">
      <style:text-properties style:font-name="Arial1" fo:font-size="10pt" fo:font-style="normal" style:font-name-asian="TimesNewRoman" style:font-size-asian="10pt" style:font-style-asian="normal" style:font-name-complex="TimesNewRoman" style:font-size-complex="10pt" style:font-style-complex="normal"/>
    </style:style>
    <style:style style:name="T52" style:family="text">
      <style:text-properties style:font-name="Arial1" fo:font-size="10pt" fo:font-style="normal" fo:background-color="transparent" style:font-name-asian="TimesNewRoman" style:font-size-asian="10pt" style:font-style-asian="normal" style:font-name-complex="TimesNewRoman" style:font-size-complex="10pt" style:font-style-complex="normal"/>
    </style:style>
    <style:style style:name="T53" style:family="text">
      <style:text-properties style:font-name="Arial1" fo:font-size="10pt" fo:font-style="normal" fo:font-weight="bold" style:font-size-asian="10pt" style:font-style-asian="normal" style:font-weight-asian="bold" style:font-size-complex="10pt" style:font-style-complex="normal" style:font-weight-complex="bold"/>
    </style:style>
    <style:style style:name="T54" style:family="text">
      <style:text-properties style:font-name="Arial1" fo:font-size="10pt" style:font-name-asian="Tahoma" style:font-size-asian="10pt" style:font-name-complex="Tahoma" style:font-size-complex="10pt"/>
    </style:style>
    <style:style style:name="T55" style:family="text">
      <style:text-properties style:font-name="Arial1" fo:font-size="10pt" fo:font-weight="bold" style:font-name-asian="TimesNewRoman,Bold" style:font-size-asian="10pt" style:font-weight-asian="bold" style:font-name-complex="TimesNewRoman,Bold" style:font-size-complex="10pt" style:font-weight-complex="bold"/>
    </style:style>
    <style:style style:name="T56" style:family="text">
      <style:text-properties style:font-name="Arial1" fo:font-size="10pt" fo:font-weight="bold" style:font-size-asian="10pt" style:font-weight-asian="bold" style:font-size-complex="10pt"/>
    </style:style>
    <style:style style:name="T57" style:family="text">
      <style:text-properties fo:font-style="normal" style:font-style-asian="normal" style:font-style-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background-color="transparent"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style:font-name="Courier New"/>
    </style:style>
    <style:style style:name="T62" style:family="text">
      <style:text-properties style:font-name="Courier New" fo:font-weight="bold" style:font-weight-asian="bold" style:font-weight-complex="bold"/>
    </style:style>
    <style:style style:name="T63" style:family="text">
      <style:text-properties style:font-name="Courier New" fo:font-weight="normal" style:font-weight-asian="normal" style:font-weight-complex="normal"/>
    </style:style>
    <style:style style:name="T64" style:family="text">
      <style:text-properties style:font-name="Courier New" fo:font-size="10pt" style:font-name-asian="CourierNewPSMT" style:font-size-asian="10pt" style:font-name-complex="CourierNewPSMT" style:font-size-complex="10pt"/>
    </style:style>
    <style:style style:name="T65" style:family="text">
      <style:text-properties style:font-name="Courier New" fo:font-size="10pt" style:font-size-asian="10pt" style:font-size-complex="10pt"/>
    </style:style>
    <style:style style:name="T66" style:family="text">
      <style:text-properties style:font-name="Courier New" style:font-name-asian="CourierNewPSMT" style:font-name-complex="CourierNewPSMT"/>
    </style:style>
    <style:style style:name="T67" style:family="text">
      <style:text-properties fo:font-weight="normal" style:font-weight-asian="normal" style:font-weight-complex="normal"/>
    </style:style>
    <style:style style:name="T68" style:family="text">
      <style:text-properties fo:font-weight="normal" fo:background-color="transparent" style:font-weight-asian="normal" style:font-weight-complex="normal"/>
    </style:style>
    <style:style style:name="T69" style:family="text">
      <style:text-properties style:font-name="Wingdings"/>
    </style:style>
    <style:style style:name="T70" style:family="text">
      <style:text-properties fo:font-style="italic" style:font-style-asian="italic" style:font-style-complex="italic"/>
    </style:style>
    <style:style style:name="T71" style:family="text">
      <style:text-properties fo:font-style="italic" fo:background-color="transparent" style:font-style-asian="italic" style:font-style-complex="italic"/>
    </style:style>
    <style:style style:name="T72" style:family="text">
      <style:text-properties fo:font-style="italic" style:text-underline-style="none" style:font-style-asian="italic" style:font-style-complex="italic"/>
    </style:style>
    <style:style style:name="T73" style:family="text">
      <style:text-properties style:text-position="33% 80%"/>
    </style:style>
    <style:style style:name="T74" style:family="text">
      <style:text-properties style:font-name="CourierNewPS-ItalicMT" fo:font-size="10.5pt" fo:font-style="italic" style:font-name-asian="CourierNewPS-ItalicMT" style:font-size-asian="10.5pt" style:font-style-asian="italic" style:font-name-complex="CourierNewPS-ItalicMT" style:font-size-complex="10.5pt" style:font-style-complex="italic"/>
    </style:style>
    <style:style style:name="T75" style:family="text">
      <style:text-properties style:font-name="Arial,Bold" fo:font-weight="bold" style:font-name-asian="Arial,Bold" style:font-weight-asian="bold" style:font-name-complex="Arial,Bold" style:font-weight-complex="bold"/>
    </style:style>
    <style:style style:name="T76" style:family="text">
      <style:text-properties style:font-name-asian="CourierNewPSMT" style:font-name-complex="CourierNewPSMT"/>
    </style:style>
    <style:style style:name="T77" style:family="text">
      <style:text-properties fo:font-size="10.5pt" style:font-size-asian="10.5pt" style:font-size-complex="10.5pt"/>
    </style:style>
    <style:style style:name="T78" style:family="text">
      <style:text-properties style:font-name="CourierNewPSMT" fo:background-color="transparent" style:font-name-asian="CourierNewPSMT" style:font-name-complex="CourierNewPSMT"/>
    </style:style>
    <style:style style:name="T79" style:family="text">
      <style:text-properties fo:font-variant="normal" fo:text-transform="none" fo:color="#0000ff" style:font-name="Arial" fo:font-size="10pt" fo:font-style="normal" style:text-underline-style="solid" style:text-underline-width="auto" style:text-underline-color="font-color" style:font-style-asian="normal" style:font-style-complex="normal"/>
    </style:style>
    <style:style style:name="T80" style:family="text">
      <style:text-properties fo:font-variant="normal" fo:text-transform="none" style:font-name="Arial" fo:font-size="10pt" fo:font-style="normal" style:font-style-asian="normal" style:font-style-complex="normal"/>
    </style:style>
    <style:style style:name="T81" style:family="text">
      <style:text-properties fo:color="#800000"/>
    </style:style>
    <style:style style:name="T82" style:family="text">
      <style:text-properties fo:color="#800000" fo:font-weight="normal" style:font-weight-asian="normal" style:font-weight-complex="normal"/>
    </style:style>
    <style:style style:name="T83" style:family="text">
      <style:text-properties fo:font-size="9pt" style:font-size-asian="9pt" style:font-size-complex="9pt"/>
    </style:style>
    <style:style style:name="T84" style:family="text">
      <style:text-properties style:font-name="Tahoma1" fo:font-size="9.5pt" style:font-size-asian="9.5pt" style:font-name-complex="Tahoma1" style:font-size-complex="9.5pt"/>
    </style:style>
    <style:style style:name="T85" style:family="text">
      <style:text-properties fo:font-size="10pt" fo:font-weight="normal" style:font-size-asian="10pt" style:font-weight-asian="normal" style:font-size-complex="10pt" style:font-weight-complex="normal"/>
    </style:style>
    <style:style style:name="T86" style:family="text">
      <style:text-properties fo:font-size="10pt" fo:font-weight="normal" fo:background-color="transparent" style:font-size-asian="10pt" style:font-weight-asian="normal" style:font-size-complex="10pt" style:font-weight-complex="normal"/>
    </style:style>
    <style:style style:name="T87" style:family="text">
      <style:text-properties fo:font-size="10pt" style:font-size-asian="10pt" style:font-size-complex="10pt"/>
    </style:style>
    <style:style style:name="T88" style:family="text">
      <style:text-properties style:font-name="Bitstream Vera Sans" fo:font-size="11pt" fo:font-weight="bold" style:font-size-asian="11pt" style:font-weight-asian="bold" style:font-size-complex="11pt"/>
    </style:style>
    <style:style style:name="T89" style:family="text">
      <style:text-properties fo:color="#0000ff" style:font-name="Tahoma" fo:font-size="9.5pt" fo:language="en" fo:country="US" style:text-underline-style="solid" style:text-underline-width="auto" style:text-underline-color="font-color" style:font-name-asian="Tahoma" style:font-size-asian="9.5pt" style:font-name-complex="Tahoma" style:font-size-complex="9.5pt"/>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20">
      <text:list-level-style-bullet text:level="1" text:style-name="Bullet_20_Symbols" text:bullet-char="•">
        <style:list-level-properties text:space-before="0.748cm" text:min-label-width="0.499cm"/>
        <style:text-properties fo:font-family="StarSymbol"/>
      </text:list-level-style-bullet>
      <text:list-level-style-bullet text:level="2" text:style-name="Bullet_20_Symbols" text:bullet-char="•">
        <style:list-level-properties text:space-before="1.995cm" text:min-label-width="0.499cm"/>
        <style:text-properties fo:font-family="StarSymbol"/>
      </text:list-level-style-bullet>
      <text:list-level-style-bullet text:level="3" text:style-name="Bullet_20_Symbols" text:bullet-char="•">
        <style:list-level-properties text:space-before="3.242cm" text:min-label-width="0.499cm"/>
        <style:text-properties fo:font-family="StarSymbol"/>
      </text:list-level-style-bullet>
      <text:list-level-style-bullet text:level="4" text:style-name="Bullet_20_Symbols" text:bullet-char="•">
        <style:list-level-properties text:space-before="4.489cm" text:min-label-width="0.499cm"/>
        <style:text-properties fo:font-family="StarSymbol"/>
      </text:list-level-style-bullet>
      <text:list-level-style-bullet text:level="5" text:style-name="Bullet_20_Symbols" text:bullet-char="•">
        <style:list-level-properties text:space-before="5.736cm" text:min-label-width="0.499cm"/>
        <style:text-properties fo:font-family="StarSymbol"/>
      </text:list-level-style-bullet>
      <text:list-level-style-bullet text:level="6" text:style-name="Bullet_20_Symbols" text:bullet-char="•">
        <style:list-level-properties text:space-before="6.983cm" text:min-label-width="0.499cm"/>
        <style:text-properties fo:font-family="StarSymbol"/>
      </text:list-level-style-bullet>
      <text:list-level-style-bullet text:level="7" text:style-name="Bullet_20_Symbols" text:bullet-char="•">
        <style:list-level-properties text:space-before="8.23cm" text:min-label-width="0.499cm"/>
        <style:text-properties fo:font-family="StarSymbol"/>
      </text:list-level-style-bullet>
      <text:list-level-style-bullet text:level="8" text:style-name="Bullet_20_Symbols" text:bullet-char="•">
        <style:list-level-properties text:space-before="9.478cm" text:min-label-width="0.499cm"/>
        <style:text-properties fo:font-family="StarSymbol"/>
      </text:list-level-style-bullet>
      <text:list-level-style-bullet text:level="9" text:style-name="Bullet_20_Symbols" text:bullet-char="•">
        <style:list-level-properties text:space-before="10.725cm" text:min-label-width="0.499cm"/>
        <style:text-properties fo:font-family="StarSymbol"/>
      </text:list-level-style-bullet>
      <text:list-level-style-bullet text:level="10" text:style-name="Bullet_20_Symbols" text:bullet-char="•">
        <style:list-level-properties text:space-before="11.972cm" text:min-label-width="0.499cm"/>
        <style:text-properties fo:font-family="StarSymbol"/>
      </text:list-level-style-bullet>
    </text:list-style>
    <text:list-style style:name="L21">
      <text:list-level-style-bullet text:level="1" text:style-name="Bullet_20_Symbols" text:bullet-char="•">
        <style:list-level-properties text:space-before="0.748cm" text:min-label-width="0.499cm"/>
        <style:text-properties fo:font-family="StarSymbol"/>
      </text:list-level-style-bullet>
      <text:list-level-style-bullet text:level="2" text:style-name="Bullet_20_Symbols" text:bullet-char="•">
        <style:list-level-properties text:space-before="1.995cm" text:min-label-width="0.499cm"/>
        <style:text-properties fo:font-family="StarSymbol"/>
      </text:list-level-style-bullet>
      <text:list-level-style-bullet text:level="3" text:style-name="Bullet_20_Symbols" text:bullet-char="•">
        <style:list-level-properties text:space-before="3.242cm" text:min-label-width="0.499cm"/>
        <style:text-properties fo:font-family="StarSymbol"/>
      </text:list-level-style-bullet>
      <text:list-level-style-bullet text:level="4" text:style-name="Bullet_20_Symbols" text:bullet-char="•">
        <style:list-level-properties text:space-before="4.489cm" text:min-label-width="0.499cm"/>
        <style:text-properties fo:font-family="StarSymbol"/>
      </text:list-level-style-bullet>
      <text:list-level-style-bullet text:level="5" text:style-name="Bullet_20_Symbols" text:bullet-char="•">
        <style:list-level-properties text:space-before="5.736cm" text:min-label-width="0.499cm"/>
        <style:text-properties fo:font-family="StarSymbol"/>
      </text:list-level-style-bullet>
      <text:list-level-style-bullet text:level="6" text:style-name="Bullet_20_Symbols" text:bullet-char="•">
        <style:list-level-properties text:space-before="6.983cm" text:min-label-width="0.499cm"/>
        <style:text-properties fo:font-family="StarSymbol"/>
      </text:list-level-style-bullet>
      <text:list-level-style-bullet text:level="7" text:style-name="Bullet_20_Symbols" text:bullet-char="•">
        <style:list-level-properties text:space-before="8.23cm" text:min-label-width="0.499cm"/>
        <style:text-properties fo:font-family="StarSymbol"/>
      </text:list-level-style-bullet>
      <text:list-level-style-bullet text:level="8" text:style-name="Bullet_20_Symbols" text:bullet-char="•">
        <style:list-level-properties text:space-before="9.478cm" text:min-label-width="0.499cm"/>
        <style:text-properties fo:font-family="StarSymbol"/>
      </text:list-level-style-bullet>
      <text:list-level-style-bullet text:level="9" text:style-name="Bullet_20_Symbols" text:bullet-char="•">
        <style:list-level-properties text:space-before="10.725cm" text:min-label-width="0.499cm"/>
        <style:text-properties fo:font-family="StarSymbol"/>
      </text:list-level-style-bullet>
      <text:list-level-style-bullet text:level="10" text:style-name="Bullet_20_Symbols" text:bullet-char="•">
        <style:list-level-properties text:space-before="11.972cm" text:min-label-width="0.499cm"/>
        <style:text-properties fo:font-family="StarSymbol"/>
      </text:list-level-style-bullet>
    </text:list-style>
    <text:list-style style:name="L22">
      <text:list-level-style-bullet text:level="1" text:style-name="Bullet_20_Symbols" text:bullet-char="•">
        <style:list-level-properties text:space-before="0.748cm" text:min-label-width="0.499cm"/>
        <style:text-properties fo:font-family="StarSymbol"/>
      </text:list-level-style-bullet>
      <text:list-level-style-bullet text:level="2" text:style-name="Bullet_20_Symbols" text:bullet-char="•">
        <style:list-level-properties text:space-before="1.995cm" text:min-label-width="0.499cm"/>
        <style:text-properties fo:font-family="StarSymbol"/>
      </text:list-level-style-bullet>
      <text:list-level-style-bullet text:level="3" text:style-name="Bullet_20_Symbols" text:bullet-char="•">
        <style:list-level-properties text:space-before="3.242cm" text:min-label-width="0.499cm"/>
        <style:text-properties fo:font-family="StarSymbol"/>
      </text:list-level-style-bullet>
      <text:list-level-style-bullet text:level="4" text:style-name="Bullet_20_Symbols" text:bullet-char="•">
        <style:list-level-properties text:space-before="4.489cm" text:min-label-width="0.499cm"/>
        <style:text-properties fo:font-family="StarSymbol"/>
      </text:list-level-style-bullet>
      <text:list-level-style-bullet text:level="5" text:style-name="Bullet_20_Symbols" text:bullet-char="•">
        <style:list-level-properties text:space-before="5.736cm" text:min-label-width="0.499cm"/>
        <style:text-properties fo:font-family="StarSymbol"/>
      </text:list-level-style-bullet>
      <text:list-level-style-bullet text:level="6" text:style-name="Bullet_20_Symbols" text:bullet-char="•">
        <style:list-level-properties text:space-before="6.983cm" text:min-label-width="0.499cm"/>
        <style:text-properties fo:font-family="StarSymbol"/>
      </text:list-level-style-bullet>
      <text:list-level-style-bullet text:level="7" text:style-name="Bullet_20_Symbols" text:bullet-char="•">
        <style:list-level-properties text:space-before="8.23cm" text:min-label-width="0.499cm"/>
        <style:text-properties fo:font-family="StarSymbol"/>
      </text:list-level-style-bullet>
      <text:list-level-style-bullet text:level="8" text:style-name="Bullet_20_Symbols" text:bullet-char="•">
        <style:list-level-properties text:space-before="9.478cm" text:min-label-width="0.499cm"/>
        <style:text-properties fo:font-family="StarSymbol"/>
      </text:list-level-style-bullet>
      <text:list-level-style-bullet text:level="9" text:style-name="Bullet_20_Symbols" text:bullet-char="•">
        <style:list-level-properties text:space-before="10.725cm" text:min-label-width="0.499cm"/>
        <style:text-properties fo:font-family="StarSymbol"/>
      </text:list-level-style-bullet>
      <text:list-level-style-bullet text:level="10" text:style-name="Bullet_20_Symbols" text:bullet-char="•">
        <style:list-level-properties text:space-before="11.972cm" text:min-label-width="0.499cm"/>
        <style:text-properties fo:font-family="StarSymbol"/>
      </text:list-level-style-bullet>
    </text:list-style>
    <text:list-style style:name="L23">
      <text:list-level-style-bullet text:level="1" text:style-name="Bullet_20_Symbols" text:bullet-char="•">
        <style:list-level-properties text:space-before="0.748cm" text:min-label-width="0.499cm"/>
        <style:text-properties fo:font-family="StarSymbol"/>
      </text:list-level-style-bullet>
      <text:list-level-style-bullet text:level="2" text:style-name="Bullet_20_Symbols" text:bullet-char="•">
        <style:list-level-properties text:space-before="1.995cm" text:min-label-width="0.499cm"/>
        <style:text-properties fo:font-family="StarSymbol"/>
      </text:list-level-style-bullet>
      <text:list-level-style-bullet text:level="3" text:style-name="Bullet_20_Symbols" text:bullet-char="•">
        <style:list-level-properties text:space-before="3.242cm" text:min-label-width="0.499cm"/>
        <style:text-properties fo:font-family="StarSymbol"/>
      </text:list-level-style-bullet>
      <text:list-level-style-bullet text:level="4" text:style-name="Bullet_20_Symbols" text:bullet-char="•">
        <style:list-level-properties text:space-before="4.489cm" text:min-label-width="0.499cm"/>
        <style:text-properties fo:font-family="StarSymbol"/>
      </text:list-level-style-bullet>
      <text:list-level-style-bullet text:level="5" text:style-name="Bullet_20_Symbols" text:bullet-char="•">
        <style:list-level-properties text:space-before="5.736cm" text:min-label-width="0.499cm"/>
        <style:text-properties fo:font-family="StarSymbol"/>
      </text:list-level-style-bullet>
      <text:list-level-style-bullet text:level="6" text:style-name="Bullet_20_Symbols" text:bullet-char="•">
        <style:list-level-properties text:space-before="6.983cm" text:min-label-width="0.499cm"/>
        <style:text-properties fo:font-family="StarSymbol"/>
      </text:list-level-style-bullet>
      <text:list-level-style-bullet text:level="7" text:style-name="Bullet_20_Symbols" text:bullet-char="•">
        <style:list-level-properties text:space-before="8.23cm" text:min-label-width="0.499cm"/>
        <style:text-properties fo:font-family="StarSymbol"/>
      </text:list-level-style-bullet>
      <text:list-level-style-bullet text:level="8" text:style-name="Bullet_20_Symbols" text:bullet-char="•">
        <style:list-level-properties text:space-before="9.478cm" text:min-label-width="0.499cm"/>
        <style:text-properties fo:font-family="StarSymbol"/>
      </text:list-level-style-bullet>
      <text:list-level-style-bullet text:level="9" text:style-name="Bullet_20_Symbols" text:bullet-char="•">
        <style:list-level-properties text:space-before="10.725cm" text:min-label-width="0.499cm"/>
        <style:text-properties fo:font-family="StarSymbol"/>
      </text:list-level-style-bullet>
      <text:list-level-style-bullet text:level="10" text:style-name="Bullet_20_Symbols" text:bullet-char="•">
        <style:list-level-properties text:space-before="11.972cm" text:min-label-width="0.499cm"/>
        <style:text-properties fo:font-family="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Bullet_20_Symbols" style:num-suffix="." style:num-format="1" text:start-value="6">
        <style:list-level-properties text:space-before="0.748cm" text:min-label-width="0.499cm"/>
      </text:list-level-style-number>
      <text:list-level-style-bullet text:level="2" text:style-name="Bullet_20_Symbols" text:bullet-char="•">
        <style:list-level-properties text:space-before="1.995cm" text:min-label-width="0.499cm"/>
        <style:text-properties fo:font-family="StarSymbol"/>
      </text:list-level-style-bullet>
      <text:list-level-style-bullet text:level="3" text:style-name="Bullet_20_Symbols" text:bullet-char="•">
        <style:list-level-properties text:space-before="3.242cm" text:min-label-width="0.499cm"/>
        <style:text-properties fo:font-family="StarSymbol"/>
      </text:list-level-style-bullet>
      <text:list-level-style-bullet text:level="4" text:style-name="Bullet_20_Symbols" text:bullet-char="•">
        <style:list-level-properties text:space-before="4.489cm" text:min-label-width="0.499cm"/>
        <style:text-properties fo:font-family="StarSymbol"/>
      </text:list-level-style-bullet>
      <text:list-level-style-bullet text:level="5" text:style-name="Bullet_20_Symbols" text:bullet-char="•">
        <style:list-level-properties text:space-before="5.736cm" text:min-label-width="0.499cm"/>
        <style:text-properties fo:font-family="StarSymbol"/>
      </text:list-level-style-bullet>
      <text:list-level-style-bullet text:level="6" text:style-name="Bullet_20_Symbols" text:bullet-char="•">
        <style:list-level-properties text:space-before="6.983cm" text:min-label-width="0.499cm"/>
        <style:text-properties fo:font-family="StarSymbol"/>
      </text:list-level-style-bullet>
      <text:list-level-style-bullet text:level="7" text:style-name="Bullet_20_Symbols" text:bullet-char="•">
        <style:list-level-properties text:space-before="8.23cm" text:min-label-width="0.499cm"/>
        <style:text-properties fo:font-family="StarSymbol"/>
      </text:list-level-style-bullet>
      <text:list-level-style-bullet text:level="8" text:style-name="Bullet_20_Symbols" text:bullet-char="•">
        <style:list-level-properties text:space-before="9.478cm" text:min-label-width="0.499cm"/>
        <style:text-properties fo:font-family="StarSymbol"/>
      </text:list-level-style-bullet>
      <text:list-level-style-bullet text:level="9" text:style-name="Bullet_20_Symbols" text:bullet-char="•">
        <style:list-level-properties text:space-before="10.725cm" text:min-label-width="0.499cm"/>
        <style:text-properties fo:font-family="StarSymbol"/>
      </text:list-level-style-bullet>
      <text:list-level-style-bullet text:level="10" text:style-name="Bullet_20_Symbols" text:bullet-char="•">
        <style:list-level-properties text:space-before="11.972cm" text:min-label-width="0.499cm"/>
        <style:text-properties fo:font-family="StarSymbol"/>
      </text:list-level-style-bullet>
    </text:list-style>
    <text:list-style style:name="L28">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text:start-value="6">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text:start-value="7">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number text:level="1" text:style-name="Numbering_20_Symbols" style:num-suffix="." style:num-format="1" text:start-value="6">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text:bullet-char="•">
        <style:list-level-properties text:space-before="0.748cm" text:min-label-width="0.499cm"/>
        <style:text-properties fo:font-family="StarSymbol"/>
      </text:list-level-style-bullet>
      <text:list-level-style-bullet text:level="2" text:style-name="Bullet_20_Symbols" text:bullet-char="•">
        <style:list-level-properties text:space-before="1.995cm" text:min-label-width="0.499cm"/>
        <style:text-properties fo:font-family="StarSymbol"/>
      </text:list-level-style-bullet>
      <text:list-level-style-bullet text:level="3" text:style-name="Bullet_20_Symbols" text:bullet-char="•">
        <style:list-level-properties text:space-before="3.242cm" text:min-label-width="0.499cm"/>
        <style:text-properties fo:font-family="StarSymbol"/>
      </text:list-level-style-bullet>
      <text:list-level-style-bullet text:level="4" text:style-name="Bullet_20_Symbols" text:bullet-char="•">
        <style:list-level-properties text:space-before="4.489cm" text:min-label-width="0.499cm"/>
        <style:text-properties fo:font-family="StarSymbol"/>
      </text:list-level-style-bullet>
      <text:list-level-style-bullet text:level="5" text:style-name="Bullet_20_Symbols" text:bullet-char="•">
        <style:list-level-properties text:space-before="5.736cm" text:min-label-width="0.499cm"/>
        <style:text-properties fo:font-family="StarSymbol"/>
      </text:list-level-style-bullet>
      <text:list-level-style-bullet text:level="6" text:style-name="Bullet_20_Symbols" text:bullet-char="•">
        <style:list-level-properties text:space-before="6.983cm" text:min-label-width="0.499cm"/>
        <style:text-properties fo:font-family="StarSymbol"/>
      </text:list-level-style-bullet>
      <text:list-level-style-bullet text:level="7" text:style-name="Bullet_20_Symbols" text:bullet-char="•">
        <style:list-level-properties text:space-before="8.23cm" text:min-label-width="0.499cm"/>
        <style:text-properties fo:font-family="StarSymbol"/>
      </text:list-level-style-bullet>
      <text:list-level-style-bullet text:level="8" text:style-name="Bullet_20_Symbols" text:bullet-char="•">
        <style:list-level-properties text:space-before="9.478cm" text:min-label-width="0.499cm"/>
        <style:text-properties fo:font-family="StarSymbol"/>
      </text:list-level-style-bullet>
      <text:list-level-style-bullet text:level="9" text:style-name="Bullet_20_Symbols" text:bullet-char="•">
        <style:list-level-properties text:space-before="10.725cm" text:min-label-width="0.499cm"/>
        <style:text-properties fo:font-family="StarSymbol"/>
      </text:list-level-style-bullet>
      <text:list-level-style-bullet text:level="10" text:style-name="Bullet_20_Symbols" text:bullet-char="•">
        <style:list-level-properties text:space-before="11.972cm" text:min-label-width="0.499cm"/>
        <style:text-properties fo:font-family="StarSymbol"/>
      </text:list-level-style-bullet>
    </text:list-style>
    <text:list-style style:name="L4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5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5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5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5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5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5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5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5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5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5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6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6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6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6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6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6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6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6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6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7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7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7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7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7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7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7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7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7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79">
      <text:list-level-style-bullet text:level="1" text:style-name="Bullet_20_Symbols" text:bullet-char="•">
        <style:list-level-properties text:space-before="0.748cm" text:min-label-width="0.499cm"/>
        <style:text-properties fo:font-family="StarSymbol"/>
      </text:list-level-style-bullet>
      <text:list-level-style-bullet text:level="2" text:style-name="Bullet_20_Symbols" text:bullet-char="•">
        <style:list-level-properties text:space-before="1.995cm" text:min-label-width="0.499cm"/>
        <style:text-properties fo:font-family="StarSymbol"/>
      </text:list-level-style-bullet>
      <text:list-level-style-bullet text:level="3" text:style-name="Bullet_20_Symbols" text:bullet-char="•">
        <style:list-level-properties text:space-before="3.242cm" text:min-label-width="0.499cm"/>
        <style:text-properties fo:font-family="StarSymbol"/>
      </text:list-level-style-bullet>
      <text:list-level-style-bullet text:level="4" text:style-name="Bullet_20_Symbols" text:bullet-char="•">
        <style:list-level-properties text:space-before="4.489cm" text:min-label-width="0.499cm"/>
        <style:text-properties fo:font-family="StarSymbol"/>
      </text:list-level-style-bullet>
      <text:list-level-style-bullet text:level="5" text:style-name="Bullet_20_Symbols" text:bullet-char="•">
        <style:list-level-properties text:space-before="5.736cm" text:min-label-width="0.499cm"/>
        <style:text-properties fo:font-family="StarSymbol"/>
      </text:list-level-style-bullet>
      <text:list-level-style-bullet text:level="6" text:style-name="Bullet_20_Symbols" text:bullet-char="•">
        <style:list-level-properties text:space-before="6.983cm" text:min-label-width="0.499cm"/>
        <style:text-properties fo:font-family="StarSymbol"/>
      </text:list-level-style-bullet>
      <text:list-level-style-bullet text:level="7" text:style-name="Bullet_20_Symbols" text:bullet-char="•">
        <style:list-level-properties text:space-before="8.23cm" text:min-label-width="0.499cm"/>
        <style:text-properties fo:font-family="StarSymbol"/>
      </text:list-level-style-bullet>
      <text:list-level-style-bullet text:level="8" text:style-name="Bullet_20_Symbols" text:bullet-char="•">
        <style:list-level-properties text:space-before="9.478cm" text:min-label-width="0.499cm"/>
        <style:text-properties fo:font-family="StarSymbol"/>
      </text:list-level-style-bullet>
      <text:list-level-style-bullet text:level="9" text:style-name="Bullet_20_Symbols" text:bullet-char="•">
        <style:list-level-properties text:space-before="10.725cm" text:min-label-width="0.499cm"/>
        <style:text-properties fo:font-family="StarSymbol"/>
      </text:list-level-style-bullet>
      <text:list-level-style-bullet text:level="10" text:style-name="Bullet_20_Symbols" text:bullet-char="•">
        <style:list-level-properties text:space-before="11.972cm" text:min-label-width="0.499cm"/>
        <style:text-properties fo:font-family="StarSymbol"/>
      </text:list-level-style-bullet>
    </text:list-style>
    <text:list-style style:name="L8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8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2">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3">
      <text:list-level-style-number text:level="1" text:style-name="Numbering_20_Symbols"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85">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87">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8">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90">
      <text:list-level-style-number text:level="1" text:style-name="Numbering_20_Symbols" style:num-suffix="." style:num-format="1" text:start-value="6">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94">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5">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9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100">
      <text:list-level-style-bullet text:level="1" text:style-name="Bullet_20_Symbols" text:bullet-char="•">
        <style:list-level-properties text:space-before="0.748cm" text:min-label-width="0.499cm"/>
        <style:text-properties fo:font-family="StarSymbol"/>
      </text:list-level-style-bullet>
      <text:list-level-style-bullet text:level="2" text:style-name="Bullet_20_Symbols" text:bullet-char="•">
        <style:list-level-properties text:space-before="1.995cm" text:min-label-width="0.499cm"/>
        <style:text-properties fo:font-family="StarSymbol"/>
      </text:list-level-style-bullet>
      <text:list-level-style-bullet text:level="3" text:style-name="Bullet_20_Symbols" text:bullet-char="•">
        <style:list-level-properties text:space-before="3.242cm" text:min-label-width="0.499cm"/>
        <style:text-properties fo:font-family="StarSymbol"/>
      </text:list-level-style-bullet>
      <text:list-level-style-bullet text:level="4" text:style-name="Bullet_20_Symbols" text:bullet-char="•">
        <style:list-level-properties text:space-before="4.489cm" text:min-label-width="0.499cm"/>
        <style:text-properties fo:font-family="StarSymbol"/>
      </text:list-level-style-bullet>
      <text:list-level-style-bullet text:level="5" text:style-name="Bullet_20_Symbols" text:bullet-char="•">
        <style:list-level-properties text:space-before="5.736cm" text:min-label-width="0.499cm"/>
        <style:text-properties fo:font-family="StarSymbol"/>
      </text:list-level-style-bullet>
      <text:list-level-style-bullet text:level="6" text:style-name="Bullet_20_Symbols" text:bullet-char="•">
        <style:list-level-properties text:space-before="6.983cm" text:min-label-width="0.499cm"/>
        <style:text-properties fo:font-family="StarSymbol"/>
      </text:list-level-style-bullet>
      <text:list-level-style-bullet text:level="7" text:style-name="Bullet_20_Symbols" text:bullet-char="•">
        <style:list-level-properties text:space-before="8.23cm" text:min-label-width="0.499cm"/>
        <style:text-properties fo:font-family="StarSymbol"/>
      </text:list-level-style-bullet>
      <text:list-level-style-bullet text:level="8" text:style-name="Bullet_20_Symbols" text:bullet-char="•">
        <style:list-level-properties text:space-before="9.478cm" text:min-label-width="0.499cm"/>
        <style:text-properties fo:font-family="StarSymbol"/>
      </text:list-level-style-bullet>
      <text:list-level-style-bullet text:level="9" text:style-name="Bullet_20_Symbols" text:bullet-char="•">
        <style:list-level-properties text:space-before="10.725cm" text:min-label-width="0.499cm"/>
        <style:text-properties fo:font-family="StarSymbol"/>
      </text:list-level-style-bullet>
      <text:list-level-style-bullet text:level="10" text:style-name="Bullet_20_Symbols" text:bullet-char="•">
        <style:list-level-properties text:space-before="11.972cm" text:min-label-width="0.499cm"/>
        <style:text-properties fo:font-family="StarSymbol"/>
      </text:list-level-style-bullet>
    </text:list-style>
    <text:list-style style:name="L10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10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6">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7">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8">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9">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0">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a" text:start-value="3">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1">
      <text:list-level-style-number text:level="1" text:style-name="Numbering_20_Symbols" style:num-suffix="." style:num-format="1" text:start-value="6">
        <style:list-level-properties text:space-before="0.635cm" text:min-label-width="0.635cm"/>
      </text:list-level-style-number>
      <text:list-level-style-number text:level="2" text:style-name="Numbering_20_Symbols" style:num-suffix="." style:num-format="a" text:start-value="5">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117">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119">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form:form form:name="form1" form:apply-filter="true" form:control-implementation="ooo:com.sun.star.form.component.Form" office:target-frame="" xlink:href="http://catalog.jsp/" xlink:type="simple">
          <form:properties>
            <form:property form:property-name="PropertyChangeNotificationEnabled" office:value-type="boolean" office:boolean-value="true"/>
          </form:properties>
        </form:form>
        <form:form form:name="form1" form:apply-filter="true" form:control-implementation="ooo:com.sun.star.form.component.Form" office:target-frame="" xlink:href="http://catalog.jsp/" xlink:type="simple">
          <form:properties>
            <form:property form:property-name="PropertyChangeNotificationEnabled" office:value-type="boolean" office:boolean-value="true"/>
          </form:properties>
        </form:form>
      </office:forms>
      <text:variable-decls>
        <text:variable-decl office:value-type="string" text:name="NCSDate"/>
        <text:variable-decl office:value-type="string" text:name="NCSSOW"/>
        <text:variable-decl office:value-type="string" text:name="NCSSolnName"/>
        <text:variable-decl office:value-type="string" text:name="NCSShtSolnName"/>
        <text:variable-decl office:value-type="string" text:name="NCSDocType"/>
        <text:variable-decl office:value-type="string" text:name="NCSClntName"/>
        <text:variable-decl office:value-type="string" text:name="NCSShtClntName"/>
        <text:variable-decl office:value-type="string" text:name="NCSPrepBy"/>
        <text:variable-decl office:value-type="string" text:name="NCSClntNum"/>
        <text:variable-decl office:value-type="string" text:name="NCSTreeName"/>
        <text:variable-decl office:value-type="string" text:name="NCSCust1"/>
        <text:variable-decl office:value-type="string" text:name="NCSCust2"/>
        <text:variable-decl office:value-type="string" text:name="NCSCust3"/>
        <text:variable-decl office:value-type="string" text:name="NCSCust4"/>
        <text:variable-decl office:value-type="string" text:name="NCSConsName"/>
        <text:variable-decl office:value-type="string" text:name="URL"/>
        <text:variable-decl office:value-type="string" text:name="Brand"/>
        <text:variable-decl office:value-type="string" text:name="NCSFontLang"/>
        <text:variable-decl office:value-type="string" text:name="WaterTyp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9">program's <text:span text:style-name="T61">Settings</text:span>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3" svg:font-family="Tahoma, Lucidasans, 'Lucida Sans', 'Arial Unicode MS'"/>
    <style:font-face style:name="Courier New1" svg:font-family="'Courier New'" style:font-family-generic="modern"/>
    <style:font-face style:name="Courier1" svg:font-family="Courier, 'Courier New'" style:font-family-generic="modern"/>
    <style:font-face style:name="Cumberland AMT" svg:font-family="'Cumberland AMT', 'Courier New'" style:font-family-generic="modern"/>
    <style:font-face style:name="CourierNewPS-ItalicMT" svg:font-family="CourierNewPS-ItalicMT" style:font-family-generic="roman"/>
    <style:font-face style:name="TimesNewRoman" svg:font-family="TimesNewRoman" style:font-family-generic="roman"/>
    <style:font-face style:name="TimesNewRoman,Bold" svg:font-family="'TimesNewRoman,Bold'" style:font-family-generic="roman"/>
    <style:font-face style:name="Arial,Bold" svg:font-family="'Arial,Bold'" style:font-family-generic="swiss"/>
    <style:font-face style:name="Tahoma" svg:font-family="Tahom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roman" style:font-pitch="fixed"/>
    <style:font-face style:name="Albany AMT" svg:font-family="'Albany AMT', 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ahoma2" svg:font-family="Tahoma" style:font-pitch="variable"/>
    <style:font-face style:name="Tahoma4" svg:font-family="Tahoma, Lucidasans, 'Lucida Sans', 'Arial Unicode MS'" style:font-pitch="variable"/>
    <style:font-face style:name="Times New Roman" svg:font-family="'Times New Roman'" style:font-family-generic="roman" style:font-pitch="variable"/>
    <style:font-face style:name="Comic Sans MS" svg:font-family="'Comic Sans MS'" style:font-adornments="Regular" style:font-family-generic="script" style:font-pitch="variable"/>
    <style:font-face style:name="Arial1" svg:font-family="Arial" style:font-family-generic="swiss" style:font-pitch="variable"/>
    <style:font-face style:name="Arial3" svg:font-family="Arial" style:font-adornments="Bold" style:font-family-generic="swiss" style:font-pitch="variable"/>
    <style:font-face style:name="Arial4" svg:font-family="Arial" style:font-adornments="Italic" style:font-family-generic="swiss" style:font-pitch="variable"/>
    <style:font-face style:name="Arial2" svg:font-family="Arial" style:font-adornments="Regular" style:font-family-generic="swiss" style:font-pitch="variable"/>
    <style:font-face style:name="Bitstream Vera Sans" svg:font-family="'Bitstream Vera Sans'" style:font-family-generic="swiss" style:font-pitch="variable"/>
    <style:font-face style:name="Tahoma1" svg:font-family="Tahoma" style:font-family-generic="swiss" style:font-pitch="variable"/>
    <style:font-face style:name="Trebuchet MS3" svg:font-family="'Trebuchet MS'" style:font-family-generic="swiss" style:font-pitch="variable"/>
    <style:font-face style:name="Trebuchet MS" svg:font-family="'Trebuchet MS'" style:font-adornments="Bold" style:font-family-generic="swiss" style:font-pitch="variable"/>
    <style:font-face style:name="Trebuchet MS1" svg:font-family="'Trebuchet MS'" style:font-adornments="Italic" style:font-family-generic="swiss" style:font-pitch="variable"/>
    <style:font-face style:name="Trebuchet MS2" svg:font-family="'Trebuchet MS'"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GB" style:font-name-asian="Tahoma2" style:font-size-asian="12pt" style:language-asian="en" style:country-asian="GB" style:font-name-complex="Tahoma2"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100%" fo:margin-left="1.905cm" fo:margin-right="1.778cm" fo:margin-top="0.64cm" fo:margin-bottom="0.21cm" fo:text-indent="0cm" style:auto-text-indent="false"/>
      <style:text-properties style:font-name="Trebuchet MS" fo:font-weight="normal"/>
    </style:style>
    <style:style style:name="First_20_line_20_indent" style:display-name="First line indent" style:family="paragraph" style:parent-style-name="Text_20_body" style:class="text">
      <style:paragraph-properties fo:margin="100%" fo:margin-left="0cm" fo:margin-right="0cm" fo:text-indent="0.499cm" style:auto-text-indent="false"/>
      <style:text-properties fo:font-weight="normal"/>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text-properties fo:font-weight="normal"/>
    </style:style>
    <style:style style:name="Text_20_body_20_indent" style:display-name="Text body indent" style:family="paragraph" style:parent-style-name="Text_20_body" style:class="text">
      <style:paragraph-properties fo:margin="100%" fo:margin-left="3.175cm" fo:margin-right="0cm" fo:margin-top="0.203cm" fo:margin-bottom="0.203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3.175cm" fo:margin-right="0cm" fo:text-indent="0cm" style:auto-text-indent="false">
        <style:tab-stops/>
      </style:paragraph-properties>
      <style:text-properties fo:font-weight="normal"/>
    </style:style>
    <style:style style:name="Marginalia" style:family="paragraph" style:parent-style-name="Text_20_body" style:class="text">
      <style:paragraph-properties fo:margin="100%"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ab-stops/>
      </style:paragraph-properties>
      <style:text-properties style:font-name="Arial1" fo:font-size="22pt" style:font-name-asian="HG Mincho Light J" style:font-size-asian="14pt" style:font-name-complex="Tahoma4" style:font-size-complex="14pt"/>
    </style:style>
    <style:style style:name="Heading_20_1" style:display-name="Heading 1" style:family="paragraph" style:parent-style-name="Standard" style:next-style-name="Standard" style:class="text">
      <style:paragraph-properties fo:margin-top="0.423cm" fo:margin-bottom="0.212cm" fo:text-align="center" style:justify-single-word="false" fo:keep-with-next="always">
        <style:tab-stops>
          <style:tab-stop style:position="0.635cm"/>
          <style:tab-stop style:position="1.27cm"/>
          <style:tab-stop style:position="1.905cm"/>
          <style:tab-stop style:position="2.54cm"/>
          <style:tab-stop style:position="3.175cm"/>
        </style:tab-stops>
      </style:paragraph-properties>
      <style:text-properties style:font-name="Trebuchet MS" fo:font-size="22pt" fo:font-weight="bold" style:font-size-asian="20pt" style:font-weight-asian="bold"/>
    </style:style>
    <style:style style:name="Heading_20_2" style:display-name="Heading 2" style:family="paragraph" style:parent-style-name="Standard" style:next-style-name="Standard" style:class="text">
      <style:paragraph-properties fo:margin-top="0.423cm" fo:margin-bottom="0.212cm" fo:keep-with-next="always"/>
      <style:text-properties style:font-name="Trebuchet MS" fo:font-size="16pt" fo:font-weight="bold" style:font-size-asian="16pt" style:font-weight-asian="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Trebuchet MS" fo:font-size="12pt" fo:font-weight="bold" style:font-size-asian="12pt" style:font-weight-asian="bold"/>
    </style:style>
    <style:style style:name="Heading_20_4" style:display-name="Heading 4" style:family="paragraph" style:parent-style-name="Standard" style:next-style-name="Standard" style:class="text">
      <style:paragraph-properties fo:margin="100%" fo:margin-left="1.905cm" fo:margin-right="0cm" fo:margin-top="0.423cm" fo:margin-bottom="0.106cm" fo:text-indent="0cm" style:auto-text-indent="false" fo:keep-with-next="always"/>
      <style:text-properties style:font-name="Trebuchet MS" fo:font-size="12pt" fo:font-weight="bold" style:font-size-asian="12pt" style:font-weight-asian="bold"/>
    </style:style>
    <style:style style:name="Heading_20_5" style:display-name="Heading 5" style:family="paragraph" style:parent-style-name="Standard" style:next-style-name="Standard" style:class="text">
      <style:paragraph-properties fo:margin="100%" fo:margin-left="1.905cm" fo:margin-right="0cm" fo:text-indent="0cm" style:auto-text-indent="false" fo:keep-with-next="always"/>
      <style:text-properties style:font-name="Trebuchet MS" fo:font-size="10pt" fo:font-weight="bold"/>
    </style:style>
    <style:style style:name="Heading_20_6" style:display-name="Heading 6" style:family="paragraph" style:parent-style-name="Standard" style:next-style-name="Standard" style:class="text">
      <style:paragraph-properties fo:margin="100%" fo:margin-left="0cm" fo:margin-right="0cm" fo:text-indent="0cm" style:auto-text-indent="false" fo:keep-with-next="always"/>
      <style:text-properties style:font-name="Trebuchet MS" fo:font-size="12pt" fo:font-style="normal" fo:font-weight="bold" style:font-style-asian="italic"/>
    </style:style>
    <style:style style:name="Heading_20_7" style:display-name="Heading 7" style:family="paragraph" style:parent-style-name="Standard" style:next-style-name="Standard" style:class="text">
      <style:paragraph-properties fo:margin="100%" fo:margin-left="0cm" fo:margin-right="0cm" fo:text-indent="0cm" style:auto-text-indent="false" fo:keep-with-next="always"/>
      <style:text-properties style:font-name="Trebuchet MS" fo:font-size="10pt" fo:font-weight="bold" style:font-size-asian="9pt" style:font-weight-asian="bold"/>
    </style:style>
    <style:style style:name="Heading_20_8" style:display-name="Heading 8" style:family="paragraph" style:parent-style-name="Standard" style:next-style-name="Standard" style:class="text">
      <style:paragraph-properties fo:margin="100%" fo:margin-left="0cm" fo:margin-right="0cm" fo:text-indent="0cm" style:auto-text-indent="false" fo:keep-with-next="always"/>
      <style:text-properties style:font-name="Trebuchet MS" fo:font-size="10pt" style:text-underline-style="solid" style:text-underline-width="auto" style:text-underline-color="font-color" fo:font-weight="bold" style:font-size-asian="9pt" style:font-weight-asian="bold"/>
    </style:style>
    <style:style style:name="Heading_20_9" style:display-name="Heading 9" style:family="paragraph" style:parent-style-name="Standard" style:next-style-name="Standard" style:class="text">
      <style:paragraph-properties fo:margin="100%" fo:margin-left="0cm" fo:margin-right="0cm" fo:margin-top="0.423cm" fo:margin-bottom="0.106cm" fo:text-indent="0cm" style:auto-text-indent="false"/>
      <style:text-properties style:font-name="Trebuchet MS1" fo:font-size="10pt" fo:font-style="italic" style:text-underline-style="none" fo:font-weight="bold" style:font-size-asian="8pt" style:font-style-asian="italic"/>
    </style:style>
    <style:style style:name="Heading_20_10" style:display-name="Heading 10" style:family="paragraph" style:parent-style-name="Heading" style:next-style-name="Text_20_body" style:class="text">
      <style:text-properties fo:font-size="12pt" fo:font-style="italic" fo:font-weight="bold" style:font-size-asian="75%" style:font-weight-asian="bold" style:font-size-complex="75%" style:font-weight-complex="bold"/>
    </style:style>
    <style:style style:name="List" style:family="paragraph" style:parent-style-name="Text_20_body" style:class="list">
      <style:text-properties style:font-name="Arial1" style:font-name-complex="Tahoma3"/>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100%" fo:margin-left="1.499cm" fo:margin-right="0cm" fo:margin-top="0cm" fo:margin-bottom="0.212cm" fo:text-indent="-0.499cm" style:auto-text-indent="false"/>
    </style:style>
    <style:style style:name="Numbering_20_4" style:display-name="Numbering 4" style:family="paragraph" style:parent-style-name="List" style:class="list">
      <style:paragraph-properties fo:margin="100%" fo:margin-left="2cm" fo:margin-right="0cm" fo:margin-top="0cm" fo:margin-bottom="0.212cm" fo:text-indent="-0.499cm" style:auto-text-indent="false"/>
    </style:style>
    <style:style style:name="Numbering_20_5_20_Start" style:display-name="Numbering 5 Start" style:family="paragraph" style:parent-style-name="List" style:class="list">
      <style:paragraph-properties fo:margin="100%"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 style:display-name="List 2" style:family="paragraph" style:parent-style-name="List" style:class="list">
      <style:paragraph-properties fo:margin="100%" fo:margin-left="1cm" fo:margin-right="0cm" fo:margin-top="0cm" fo:margin-bottom="0.212cm" fo:text-indent="-0.499cm" style:auto-text-indent="false"/>
    </style:style>
    <style:style style:name="List_20_2_20_Cont." style:display-name="List 2 Cont." style:family="paragraph" style:parent-style-name="List" style:class="list">
      <style:paragraph-properties fo:margin="100%" fo:margin-left="1cm" fo:margin-right="0cm" fo:margin-top="0cm" fo:margin-bottom="0.212cm" fo:text-indent="0cm" style:auto-text-indent="false"/>
    </style:style>
    <style:style style:name="List_20_3" style:display-name="List 3" style:family="paragraph" style:parent-style-name="List" style:class="list">
      <style:paragraph-properties fo:margin="100%" fo:margin-left="1.499cm" fo:margin-right="0cm" fo:margin-top="0cm" fo:margin-bottom="0.212cm" fo:text-indent="-0.499cm" style:auto-text-indent="false"/>
    </style:style>
    <style:style style:name="List_20_4" style:display-name="List 4" style:family="paragraph" style:parent-style-name="List" style:class="list">
      <style:paragraph-properties fo:margin="100%" fo:margin-left="2cm" fo:margin-right="0cm" fo:margin-top="0cm" fo:margin-bottom="0.212cm" fo:text-indent="-0.499cm" style:auto-text-indent="false"/>
    </style:style>
    <style:style style:name="List_20_5" style:display-name="List 5" style:family="paragraph" style:parent-style-name="List" style:class="list">
      <style:paragraph-properties fo:margin="100%" fo:margin-left="2.499cm" fo:margin-right="0cm" fo:margin-top="0cm" fo:margin-bottom="0.212cm" fo:text-indent="-0.499cm" style:auto-text-indent="false"/>
    </style:style>
    <style:style style:name="Header" style:family="paragraph" style:parent-style-name="Standard" style:class="extra">
      <style:paragraph-properties fo:padding-left="0cm" fo:padding-right="0cm" fo:padding-top="0cm" fo:padding-bottom="0.035cm" fo:border-left="none" fo:border-right="none" fo:border-top="none" fo:border-bottom="0.06pt solid #000000">
        <style:tab-stops>
          <style:tab-stop style:position="15.875cm" style:type="right"/>
        </style:tab-stops>
      </style:paragraph-properties>
      <style:text-properties style:font-name="Trebuchet MS3"/>
    </style:style>
    <style:style style:name="Header_20_left" style:display-name="Header left" style:family="paragraph" style:parent-style-name="Standard" style:class="extra">
      <style:paragraph-properties text:number-lines="false" text:line-number="0">
        <style:tab-stops>
          <style:tab-stop style:position="8.595cm" style:type="center"/>
          <style:tab-stop style:position="17.19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95cm" style:type="center"/>
          <style:tab-stop style:position="17.191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6pt solid #000000" fo:border-bottom="none">
        <style:tab-stops>
          <style:tab-stop style:position="15.875cm" style:type="right"/>
        </style:tab-stops>
      </style:paragraph-properties>
      <style:text-properties style:font-name="Trebuchet MS3"/>
    </style:style>
    <style:style style:name="Table_20_Contents" style:display-name="Table Contents" style:family="paragraph" style:parent-style-name="Table" style:class="extra">
      <style:paragraph-properties fo:margin="100%" fo:margin-left="0cm" fo:margin-right="0cm" fo:margin-top="0.203cm" fo:margin-bottom="0.203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cm" fo:margin-right="0cm" fo:text-align="start" style:justify-single-word="false" fo:text-indent="0cm" style:auto-text-indent="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635cm" fo:margin-bottom="0.203cm" text:number-lines="false" text:line-number="0"/>
      <style:text-properties fo:font-size="10pt" fo:font-style="normal" fo:font-weight="bold" style:font-size-asian="10pt" style:font-style-asian="italic" style:font-name-complex="Tahoma3" style:font-size-complex="10pt" style:font-style-complex="italic"/>
    </style:style>
    <style:style style:name="Illustration" style:family="paragraph" style:parent-style-name="Caption" style:class="extra">
      <style:paragraph-properties fo:margin-top="0.203cm" fo:margin-bottom="0.635cm" fo:text-align="center" style:justify-single-word="false"/>
    </style:style>
    <style:style style:name="Table" style:family="paragraph" style:parent-style-name="Caption" style:class="extra"/>
    <style:style style:name="Text" style:family="paragraph" style:parent-style-name="Caption" style:class="extra">
      <style:text-properties fo:font-style="normal"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paragraph-properties fo:margin-top="0.203cm" fo:margin-bottom="0.635cm" fo:text-align="center" style:justify-single-word="false"/>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text-indent="0cm" style:auto-text-indent="false"/>
    </style:style>
    <style:style style:name="Index_20_2" style:display-name="Index 2" style:family="paragraph" style:parent-style-name="Index" style:class="index">
      <style:paragraph-properties fo:margin="100%" fo:margin-left="0.499cm" fo:margin-right="0cm" fo:text-indent="0cm" style:auto-text-indent="false"/>
    </style:style>
    <style:style style:name="Index_20_3" style:display-name="Index 3" style:family="paragraph" style:parent-style-name="Index" style:class="index">
      <style:paragraph-properties fo:margin="100%" fo:margin-left="0.998cm" fo:margin-right="0cm" fo:text-indent="0cm" style:auto-text-indent="false"/>
    </style:style>
    <style:style style:name="Index_20_Separator" style:display-name="Index Separator" style:family="paragraph" style:parent-style-name="Index" style:class="index">
      <style:paragraph-properties fo:margin="100%" fo:margin-left="0cm" fo:margin-right="0cm" fo:text-indent="0cm" style:auto-text-indent="false"/>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class="index">
      <style:paragraph-properties fo:margin="100%" fo:margin-left="1.27cm" fo:margin-right="1.778cm" fo:margin-top="0.254cm" fo:margin-bottom="0.203cm" fo:orphans="2" fo:widows="2" fo:text-indent="0cm" style:auto-text-indent="false">
        <style:tab-stops>
          <style:tab-stop style:position="13.462cm" style:type="right"/>
        </style:tab-stops>
      </style:paragraph-properties>
      <style:text-properties style:use-window-font-color="true" style:font-name="Trebuchet MS3" fo:font-size="10pt" fo:language="en" fo:country="US" fo:font-weight="bold" style:font-name-asian="Times New Roman" style:font-size-asian="10pt" style:font-weight-asian="bold" style:font-name-complex="Times New Roman" style:font-size-complex="10pt" style:language-complex="ar" style:country-complex="SA"/>
    </style:style>
    <style:style style:name="Contents_20_2" style:display-name="Contents 2" style:family="paragraph" style:parent-style-name="Standard" style:class="index">
      <style:paragraph-properties fo:margin="100%" fo:margin-left="2.54cm" fo:margin-right="1.778cm" fo:margin-top="0.254cm" fo:margin-bottom="0.203cm" fo:orphans="2" fo:widows="2" fo:text-indent="0cm" style:auto-text-indent="false">
        <style:tab-stops>
          <style:tab-stop style:position="12.192cm" style:type="right" style:leader-style="dotted" style:leader-text="."/>
        </style:tab-stops>
      </style:paragraph-properties>
      <style:text-properties style:use-window-font-color="true" style:font-name="Trebuchet MS3" fo:font-size="9pt" fo:language="en" fo:country="US" style:font-name-asian="Times New Roman" style:font-size-asian="9pt" style:font-name-complex="Times New Roman" style:font-size-complex="10pt" style:language-complex="ar" style:country-complex="SA"/>
    </style:style>
    <style:style style:name="Contents_20_3" style:display-name="Contents 3" style:family="paragraph" style:parent-style-name="Standard" style:class="index">
      <style:paragraph-properties fo:margin="100%" fo:margin-left="3.175cm" fo:margin-right="1.778cm" fo:margin-top="0.071cm" fo:margin-bottom="0.071cm" fo:orphans="2" fo:widows="2" fo:text-indent="0cm" style:auto-text-indent="false">
        <style:tab-stops>
          <style:tab-stop style:position="11.557cm" style:type="right" style:leader-style="dotted" style:leader-text="."/>
        </style:tab-stops>
      </style:paragraph-properties>
      <style:text-properties style:use-window-font-color="true" style:font-name="Trebuchet MS3" fo:font-size="9pt" fo:language="en" fo:country="US" style:font-name-asian="Times New Roman" style:font-size-asian="9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3.81cm" fo:margin-right="0cm" fo:margin-top="0.071cm" fo:margin-bottom="0.071cm" fo:orphans="2" fo:widows="2" fo:text-indent="0cm" style:auto-text-indent="false">
        <style:tab-stops>
          <style:tab-stop style:position="11.608cm" style:type="right" style:leader-style="dotted" style:leader-text="."/>
        </style:tab-stops>
      </style:paragraph-properties>
      <style:text-properties style:use-window-font-color="true" style:font-name="Trebuchet MS3" fo:font-size="9pt" fo:language="en" fo:country="US" style:font-name-asian="Times New Roman" style:font-size-asian="9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text-indent="0cm" style:auto-text-indent="false"/>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1.27cm" fo:margin-right="1.78cm" fo:text-indent="0cm" style:auto-text-indent="false">
        <style:tab-stops>
          <style:tab-stop style:position="17.191cm" style:type="right" style:leader-style="dotted" style:leader-text="."/>
        </style:tab-stops>
      </style:paragraph-properties>
      <style:text-properties style:font-name="Trebuchet MS2" fo:font-weight="bold"/>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6.692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text-indent="0cm" style:auto-text-indent="false">
        <style:tab-stops>
          <style:tab-stop style:position="16.19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text-indent="0cm" style:auto-text-indent="false">
        <style:tab-stops>
          <style:tab-stop style:position="15.693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text-indent="0cm" style:auto-text-indent="false">
        <style:tab-stops>
          <style:tab-stop style:position="15.194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1.764cm" fo:margin-right="0cm"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text-indent="0cm" style:auto-text-indent="false"/>
    </style:style>
    <style:style style:name="Contents_20_8" style:display-name="Contents 8" style:family="paragraph" style:parent-style-name="Standard" style:next-style-name="Standard" style:class="index">
      <style:paragraph-properties fo:margin="100%" fo:margin-left="2.469cm" fo:margin-right="0cm" fo:text-indent="0cm" style:auto-text-indent="false"/>
    </style:style>
    <style:style style:name="Contents_20_9" style:display-name="Contents 9" style:family="paragraph" style:parent-style-name="Standard" style:next-style-name="Standard" style:class="index">
      <style:paragraph-properties fo:margin="100%" fo:margin-left="2.822cm" fo:margin-right="0cm" fo:text-indent="0cm" style:auto-text-indent="false"/>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698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7.19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100%" fo:margin-left="0cm" fo:margin-right="0cm" fo:text-indent="0cm" style:auto-text-indent="false">
        <style:tab-stops>
          <style:tab-stop style:position="17.19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7.19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text-align="center" style:justify-single-word="false" fo:text-indent="0cm" style:auto-text-indent="false" text:number-lines="false" text:line-number="0"/>
      <style:text-properties fo:font-size="20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432cm" fo:text-indent="0cm" style:auto-text-indent="false">
        <style:tab-stops>
          <style:tab-stop style:position="17.19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text-indent="0cm" style:auto-text-indent="false">
        <style:tab-stops>
          <style:tab-stop style:position="14.69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text-indent="0cm" style:auto-text-indent="false">
        <style:tab-stops>
          <style:tab-stop style:position="14.19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text-indent="0cm" style:auto-text-indent="false">
        <style:tab-stops>
          <style:tab-stop style:position="13.69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text-indent="0cm" style:auto-text-indent="false">
        <style:tab-stops>
          <style:tab-stop style:position="13.197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text-indent="0cm" style:auto-text-indent="false">
        <style:tab-stops>
          <style:tab-stop style:position="12.69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2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normal" style:font-size-asian="14pt" style:font-style-asian="italic" style:font-size-complex="14pt" style:font-style-complex="italic"/>
    </style:style>
    <style:style style:name="Quotations" style:family="paragraph" style:parent-style-name="Standard" style:class="html">
      <style:paragraph-properties fo:margin="100%" fo:margin-left="1.27cm" fo:margin-right="1.27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_2022__20_N_20_base" style:display-name="• N base" style:family="paragraph" style:class="text">
      <style:paragraph-properties fo:background-color="transparent" style:shadow="none">
        <style:tab-stops/>
        <style:background-image/>
      </style:paragraph-properties>
      <style:text-properties style:font-name="Arial2" fo:font-size="10pt" fo:language="en" fo:country="US"/>
    </style:style>
    <style:style style:name="_2022__20_N_20_body" style:display-name="• N body" style:family="paragraph" style:parent-style-name="_2022__20_N_20_base">
      <style:paragraph-properties fo:margin="100%" fo:margin-left="1.905cm" fo:margin-right="0cm" fo:margin-top="0.379cm" fo:margin-bottom="0.199cm" fo:line-height="110%" fo:orphans="2" fo:widows="2" fo:text-indent="0cm" style:auto-text-indent="false"/>
    </style:style>
    <style:style style:name="_2022__20_N_20_caption-figure" style:display-name="• N caption-figure" style:family="paragraph" style:parent-style-name="_2022__20_N_20_base" style:next-style-name="_2022__20_N_20_body" style:default-outline-level="10">
      <style:paragraph-properties fo:margin-top="0.199cm" fo:margin-bottom="0.64cm" fo:line-height="200%" fo:text-align="center" style:justify-single-word="false" fo:keep-with-next="always">
        <style:tab-stops/>
      </style:paragraph-properties>
      <style:text-properties fo:font-weight="bold"/>
    </style:style>
    <style:style style:name="_2022__20_N_20_caption-table" style:display-name="• N caption-table" style:family="paragraph" style:parent-style-name="_2022__20_N_20_base" style:next-style-name="_2022__20_N_20_body" style:default-outline-level="9">
      <style:paragraph-properties fo:margin-top="0.379cm" fo:margin-bottom="0.199cm" fo:line-height="200%" fo:keep-with-next="always">
        <style:tab-stops/>
      </style:paragraph-properties>
      <style:text-properties fo:font-weight="bold"/>
    </style:style>
    <style:style style:name="_2022__20_N_20_computer_20_syntax" style:display-name="• N computer syntax" style:family="paragraph" style:parent-style-name="_2022__20_N_20_base" style:next-style-name="_2022__20_N_20_body">
      <style:paragraph-properties fo:margin="100%" fo:margin-left="1.91cm" fo:margin-right="0cm" fo:margin-top="0.379cm" fo:margin-bottom="0.199cm" fo:text-indent="0cm" style:auto-text-indent="false">
        <style:tab-stops/>
      </style:paragraph-properties>
      <style:text-properties style:font-name="Courier"/>
    </style:style>
    <style:style style:name="_2022__20_N_20_cover_20_document_20_type" style:display-name="• N cover document type" style:family="paragraph" style:parent-style-name="_2022__20_N_20_base">
      <style:paragraph-properties fo:margin-top="0.199cm" fo:margin-bottom="0cm" fo:text-align="end" style:justify-single-word="false">
        <style:tab-stops/>
      </style:paragraph-properties>
      <style:text-properties fo:font-size="18pt"/>
    </style:style>
    <style:style style:name="_2022__20_N_20_cover_20_prepared_20_for" style:display-name="• N cover prepared for" style:family="paragraph" style:parent-style-name="_2022__20_N_20_base">
      <style:paragraph-properties fo:margin="100%" fo:margin-left="2.54cm" fo:margin-right="0cm" fo:margin-top="0.199cm" fo:margin-bottom="0.199cm" fo:text-indent="0cm" style:auto-text-indent="false">
        <style:tab-stops/>
      </style:paragraph-properties>
      <style:text-properties fo:font-size="14pt"/>
    </style:style>
    <style:style style:name="_2022__20_N_20_cover_20_prepared_20_name" style:display-name="• N cover prepared name" style:family="paragraph" style:parent-style-name="_2022__20_N_20_base">
      <style:paragraph-properties fo:margin="100%" fo:margin-left="2.54cm" fo:margin-right="0cm" fo:margin-top="0.199cm" fo:margin-bottom="0.199cm" fo:text-indent="0cm" style:auto-text-indent="false">
        <style:tab-stops/>
      </style:paragraph-properties>
      <style:text-properties fo:font-size="28pt"/>
    </style:style>
    <style:style style:name="_2022__20_N_20_cover_20_small_20_text_20_box" style:display-name="• N cover small text box" style:family="paragraph" style:parent-style-name="_2022__20_N_20_base">
      <style:paragraph-properties>
        <style:tab-stops/>
      </style:paragraph-properties>
    </style:style>
    <style:style style:name="_2022__20_N_20_cover_20_title" style:display-name="• N cover title" style:family="paragraph" style:parent-style-name="_2022__20_N_20_base">
      <style:paragraph-properties fo:margin-top="0.199cm" fo:margin-bottom="0.199cm">
        <style:tab-stops/>
      </style:paragraph-properties>
      <style:text-properties fo:font-size="24pt"/>
    </style:style>
    <style:style style:name="_2022__20_N_20_head_20_1" style:display-name="• N head 1" style:family="paragraph" style:parent-style-name="_2022__20_N_20_base" style:next-style-name="_2022__20_N_20_body" style:default-outline-level="1">
      <style:paragraph-properties fo:margin-top="0.64cm" fo:margin-bottom="1.071cm" fo:text-align="center" style:justify-single-word="false" fo:break-before="page" fo:background-color="transparent" style:shadow="none" fo:keep-with-next="always">
        <style:tab-stops/>
        <style:background-image/>
      </style:paragraph-properties>
      <style:text-properties fo:font-size="22pt" fo:font-weight="bold"/>
    </style:style>
    <style:style style:name="_2022__20_N_20_head_20_2" style:display-name="• N head 2" style:family="paragraph" style:parent-style-name="_2022__20_N_20_base" style:next-style-name="_2022__20_N_20_body" style:default-outline-level="2">
      <style:paragraph-properties fo:margin-top="0.43cm" fo:margin-bottom="0.199cm" fo:keep-with-next="always">
        <style:tab-stops/>
      </style:paragraph-properties>
      <style:text-properties fo:font-size="16pt" fo:font-weight="bold"/>
    </style:style>
    <style:style style:name="_2022__20_N_20_head_20_3" style:display-name="• N head 3" style:family="paragraph" style:parent-style-name="_2022__20_N_20_base" style:next-style-name="_2022__20_N_20_body" style:default-outline-level="3">
      <style:paragraph-properties fo:margin-top="0.43cm" fo:margin-bottom="0.101cm" fo:keep-with-next="always"/>
      <style:text-properties fo:font-size="12pt" fo:font-weight="bold"/>
    </style:style>
    <style:style style:name="_2022__20_N_20_head_20_4" style:display-name="• N head 4" style:family="paragraph" style:parent-style-name="_2022__20_N_20_base" style:next-style-name="_2022__20_N_20_body_20_indented" style:default-outline-level="4">
      <style:paragraph-properties fo:margin="100%" fo:margin-left="1.91cm" fo:margin-right="0cm" fo:margin-top="0.43cm" fo:margin-bottom="0.101cm" fo:text-indent="0cm" style:auto-text-indent="false" fo:keep-with-next="always"/>
      <style:text-properties fo:font-size="12pt" fo:font-weight="bold"/>
    </style:style>
    <style:style style:name="_2022__20_N_20_head_20_5" style:display-name="• N head 5" style:family="paragraph" style:parent-style-name="_2022__20_N_20_base" style:next-style-name="_2022__20_N_20_body_20_indented" style:default-outline-level="5">
      <style:paragraph-properties fo:margin="100%" fo:margin-left="1.91cm" fo:margin-right="0cm" fo:margin-top="0.43cm" fo:margin-bottom="0.101cm" fo:text-indent="0cm" style:auto-text-indent="false" fo:keep-with-next="always">
        <style:tab-stops/>
      </style:paragraph-properties>
      <style:text-properties fo:font-weight="bold"/>
    </style:style>
    <style:style style:name="_2022__20_N_20_head_20_TOC" style:display-name="• N head TOC" style:family="paragraph" style:parent-style-name="_2022__20_N_20_base" style:next-style-name="_2022__20_N_20_body">
      <style:paragraph-properties fo:margin-top="0.43cm" fo:margin-bottom="0.101cm">
        <style:tab-stops/>
      </style:paragraph-properties>
      <style:text-properties fo:font-size="22pt" fo:font-weight="bold"/>
    </style:style>
    <style:style style:name="_2022__20_N_20_table-10_20_body" style:display-name="• N table-10 body" style:family="paragraph" style:parent-style-name="_2022__20_N_20_base">
      <style:paragraph-properties fo:margin-top="0.199cm" fo:margin-bottom="0.199cm" fo:line-height="110%" fo:orphans="2" fo:widows="2">
        <style:tab-stops/>
      </style:paragraph-properties>
    </style:style>
    <style:style style:name="_2022__20_N_20_table-10_20_body_20_center" style:display-name="• N table-10 body center" style:family="paragraph" style:parent-style-name="_2022__20_N_20_base">
      <style:paragraph-properties fo:margin-top="0.199cm" fo:margin-bottom="0.199cm" fo:line-height="100%" fo:text-align="center" style:justify-single-word="false" fo:orphans="2" fo:widows="2">
        <style:tab-stops/>
      </style:paragraph-properties>
    </style:style>
    <style:style style:name="_2022__20_N_20_table-10_20_body_20_indent" style:display-name="• N table-10 body indent" style:family="paragraph" style:parent-style-name="_2022__20_N_20_base">
      <style:paragraph-properties fo:margin="100%" fo:margin-left="1.27cm" fo:margin-right="0cm" fo:margin-top="0.199cm" fo:margin-bottom="0.199cm" fo:line-height="110%" fo:orphans="2" fo:widows="2" fo:text-indent="0cm" style:auto-text-indent="false">
        <style:tab-stops/>
      </style:paragraph-properties>
    </style:style>
    <style:style style:name="_2022__20_N_20_table-10_20_body_20_indent_20_2" style:display-name="• N table-10 body indent 2" style:family="paragraph" style:parent-style-name="_2022__20_N_20_base">
      <style:paragraph-properties fo:margin="100%" fo:margin-left="1.91cm" fo:margin-right="0cm" fo:margin-top="0.199cm" fo:margin-bottom="0.199cm" fo:line-height="110%" fo:orphans="2" fo:widows="2" fo:text-indent="0cm" style:auto-text-indent="false"/>
    </style:style>
    <style:style style:name="_2022__20_N_20_table-10_20_body_20_right" style:display-name="• N table-10 body right" style:family="paragraph" style:parent-style-name="_2022__20_N_20_base">
      <style:paragraph-properties fo:margin-top="0.199cm" fo:margin-bottom="0.199cm" fo:line-height="100%" fo:text-align="end" style:justify-single-word="false" fo:orphans="2" fo:widows="2"/>
    </style:style>
    <style:style style:name="_2022__20_N_20_table-10_20_head_20_center" style:display-name="• N table-10 head center" style:family="paragraph" style:parent-style-name="_2022__20_N_20_base" style:next-style-name="_2022__20_N_20_table-10_20_body">
      <style:paragraph-properties fo:margin-top="0.15cm" fo:margin-bottom="0.199cm" fo:text-align="center" style:justify-single-word="false" fo:orphans="2" fo:widows="2"/>
      <style:text-properties fo:font-weight="bold"/>
    </style:style>
    <style:style style:name="_2022__20_N_20_table-10_20_head_20_left" style:display-name="• N table-10 head left" style:family="paragraph" style:parent-style-name="_2022__20_N_20_base" style:next-style-name="_2022__20_N_20_table-10_20_body">
      <style:paragraph-properties fo:margin-top="0.203cm" fo:margin-bottom="0.203cm" fo:orphans="2" fo:widows="2"/>
      <style:text-properties fo:font-size="10pt" fo:font-weight="bold"/>
    </style:style>
    <style:style style:name="_2022__20_N_20_bullet" style:display-name="• N bullet" style:family="paragraph" style:parent-style-name="_2022__20_N_20_base" style:list-style-name="WW8Num15">
      <style:paragraph-properties fo:margin="100%" fo:margin-left="2.54cm" fo:margin-right="0cm" fo:margin-top="0.15cm" fo:margin-bottom="0.15cm" fo:line-height="110%" fo:orphans="2" fo:widows="2" fo:text-indent="0cm" style:auto-text-indent="false"/>
    </style:style>
    <style:style style:name="_2022__20_N_20_bullet_20_2" style:display-name="• N bullet 2" style:family="paragraph" style:parent-style-name="_2022__20_N_20_base" style:list-style-name="WW8Num15">
      <style:paragraph-properties fo:margin="100%" fo:margin-left="3.18cm" fo:margin-right="0cm" fo:margin-top="0.15cm" fo:margin-bottom="0.15cm" fo:line-height="110%" fo:orphans="2" fo:widows="2" fo:text-indent="0cm" style:auto-text-indent="false">
        <style:tab-stops/>
      </style:paragraph-properties>
    </style:style>
    <style:style style:name="_2022__20_N_20_bullet_20_last" style:display-name="• N bullet last" style:family="paragraph" style:parent-style-name="_2022__20_N_20_base" style:next-style-name="_2022__20_N_20_body" style:list-style-name="WW8Num15">
      <style:paragraph-properties fo:margin="100%" fo:margin-left="2.54cm" fo:margin-right="0cm" fo:margin-top="0.15cm" fo:margin-bottom="0.379cm" fo:line-height="110%" fo:orphans="2" fo:widows="2" fo:text-indent="0cm" style:auto-text-indent="false">
        <style:tab-stops/>
      </style:paragraph-properties>
    </style:style>
    <style:style style:name="_2022__20_N_20_bullet_20_2_20_last" style:display-name="• N bullet 2 last" style:family="paragraph" style:parent-style-name="_2022__20_N_20_base" style:next-style-name="_2022__20_N_20_body" style:list-style-name="WW8Num15">
      <style:paragraph-properties fo:margin="100%" fo:margin-left="3.18cm" fo:margin-right="0cm" fo:margin-top="0.15cm" fo:margin-bottom="0.379cm" fo:line-height="110%" fo:orphans="2" fo:widows="2" fo:text-indent="0cm" style:auto-text-indent="false">
        <style:tab-stops/>
      </style:paragraph-properties>
    </style:style>
    <style:style style:name="Figure" style:family="paragraph" style:parent-style-name="Caption"/>
    <style:style style:name="_2022__20_N_20_body_20_indented_20_2" style:display-name="• N body indented 2" style:family="paragraph" style:parent-style-name="_2022__20_N_20_base" style:class="text">
      <style:paragraph-properties fo:margin="100%" fo:margin-left="3.81cm" fo:margin-right="0cm" fo:margin-top="0.199cm" fo:margin-bottom="0.199cm" fo:line-height="110%" fo:orphans="2" fo:widows="2" fo:text-indent="0cm" style:auto-text-indent="false"/>
    </style:style>
    <style:style style:name="_2022__20_N_20_body_20_indented" style:display-name="• N body indented" style:family="paragraph" style:parent-style-name="_2022__20_N_20_base" style:class="text">
      <style:paragraph-properties fo:margin="100%" fo:margin-left="3.175cm" fo:margin-right="0cm" fo:margin-top="0.199cm" fo:margin-bottom="0.199cm" fo:line-height="110%" fo:orphans="2" fo:widows="2" fo:text-indent="0cm" style:auto-text-indent="false"/>
    </style:style>
    <style:style style:name="_2022__20_N_20_Page_20_Footer" style:display-name="• N Page Footer" style:family="paragraph" style:parent-style-name="Footer">
      <style:paragraph-properties>
        <style:tab-stops>
          <style:tab-stop style:position="17.588cm" style:type="right"/>
        </style:tab-stops>
      </style:paragraph-properties>
      <style:text-properties style:font-name="Arial1"/>
    </style:style>
    <style:style style:name="_2022__20_N_20_Page_20_Header" style:display-name="• N Page Header" style:family="paragraph" style:parent-style-name="Header">
      <style:paragraph-properties fo:text-align="end" style:justify-single-word="false">
        <style:tab-stops>
          <style:tab-stop style:position="16cm" style:type="right"/>
          <style:tab-stop style:position="16.925cm" style:type="right"/>
        </style:tab-stops>
      </style:paragraph-properties>
      <style:text-properties style:font-name="Arial1"/>
    </style:style>
    <style:style style:name="_2022__20_N_20_table-10_20_bullet" style:display-name="• N table-10 bullet" style:family="paragraph">
      <style:paragraph-properties fo:margin="100%" fo:margin-left="-0.381cm" fo:margin-right="0cm" fo:margin-top="0.102cm" fo:margin-bottom="0.102cm" fo:line-height="110%"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2"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_2022__20_N_20_bullet_20_level_20_2" style:display-name="• N bullet level 2" style:family="paragraph">
      <style:paragraph-properties fo:margin="100%" fo:margin-left="2.54cm" fo:margin-right="0cm" fo:margin-top="0.152cm" fo:margin-bottom="0.152cm" fo:line-height="110%" fo:text-align="start" style:justify-single-word="false" fo:orphans="2" fo:widows="2" fo:hyphenation-ladder-count="no-limit" fo:text-indent="0cm" style:auto-text-indent="false" style:text-autospace="ideograph-alpha" style:punctuation-wrap="hanging" style:line-break="strict" style:writing-mode="lr-tb">
        <style:tab-stops>
          <style:tab-stop style:position="3.81cm"/>
        </style:tab-stops>
      </style:paragraph-properties>
      <style:text-properties style:use-window-font-color="true" style:font-name="Arial2"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Footnote_20_Symbol" style:display-name="Footnote Symbol" style:family="text"/>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Clear_20_Character_20_Fonts" style:display-name="Clear Character Fonts" style:family="text">
      <style:text-properties style:font-name="Trebuchet MS2" fo:font-size="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1"/>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1"/>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5z0" style:family="text">
      <style:text-properties style:font-name="Symbol"/>
    </style:style>
    <style:style style:name="WW8Num16z0" style:family="text">
      <style:text-properties style:font-name="Symbol"/>
    </style:style>
    <style:style style:name="WW8Num16z1" style:family="text">
      <style:text-properties style:font-name="Courier New1"/>
    </style:style>
    <style:style style:name="WW8Num16z2" style:family="text">
      <style:text-properties style:font-name="Wingdings"/>
    </style:style>
    <style:style style:name="WW8Num17z0" style:family="text">
      <style:text-properties style:font-name="Symbol"/>
    </style:style>
    <style:style style:name="WW8Num18z0" style:family="text">
      <style:text-properties style:font-name="Symbol"/>
    </style:style>
    <style:style style:name="WW8Num18z1" style:family="text">
      <style:text-properties style:font-name="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style>
    <style:style style:name="WW8Num19z2" style:family="text">
      <style:text-properties style:font-name="Wingdings"/>
    </style:style>
    <style:style style:name="WW8Num20z0" style:family="text">
      <style:text-properties style:font-name="Symbol"/>
    </style:style>
    <style:style style:name="WW8Num21z0" style:family="text">
      <style:text-properties style:font-name="Symbol"/>
    </style:style>
    <style:style style:name="WW8Num21z1" style:family="text">
      <style:text-properties style:font-name="Courier New1"/>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1"/>
    </style:style>
    <style:style style:name="WW8Num22z2" style:family="text">
      <style:text-properties style:font-name="Wingdings"/>
    </style:style>
    <style:style style:name="WW-Default_20_Paragraph_20_Font" style:display-name="WW-Default Paragraph Font" style:family="text"/>
    <style:style style:name="_2022__20_N_20_character_20_bold_20_new" style:display-name="• N character bold new" style:family="text" style:parent-style-name="Clear_20_Character_20_Fonts">
      <style:text-properties style:font-name="Arial3" fo:font-weight="bold" fo:background-color="transparent"/>
    </style:style>
    <style:style style:name="_2022__20_N_20_character_20_emphasis_20_new" style:display-name="• N character emphasis new" style:family="text" style:parent-style-name="Clear_20_Character_20_Fonts">
      <style:text-properties style:font-name="Arial4" fo:font-style="italic" fo:background-color="transparent"/>
    </style:style>
    <style:style style:name="_2022__20_N_20_character_20_plain_20_text_20_new" style:display-name="• N character plain text new" style:family="text" style:parent-style-name="Clear_20_Character_20_Fonts">
      <style:text-properties style:font-name="Arial2" fo:background-color="transparent"/>
    </style:style>
    <style:style style:name="_2022__20_N_20_command_20_line_20_new" style:display-name="• N command line new" style:family="text" style:parent-style-name="Clear_20_Character_20_Fonts">
      <style:text-properties style:font-name="Courier"/>
    </style:style>
    <style:style style:name="Default_20_Paragraph_20_Font" style:display-name="Default Paragraph Font" style:family="text"/>
    <style:style style:name="NCS_20_head_20_3_20_Char" style:display-name="NCS head 3 Char" style:family="text" style:parent-style-name="Default_20_Paragraph_20_Font">
      <style:text-properties style:font-name="Arial1" fo:font-size="14pt" fo:language="en" fo:country="US" fo:font-weight="bold" style:font-size-asian="14pt" style:font-weight-asian="bold" style:language-complex="ar" style:country-complex="SA"/>
    </style:style>
    <style:style style:name="_2022__20_NCS_20_character_20_bold_20_text" style:display-name="• NCS character bold text" style:family="text">
      <style:text-properties fo:font-weight="bold" style:font-weight-asian="bold"/>
    </style:style>
    <style:style style:name="_2022__20_NCS_20_character_20_plain_20_text" style:display-name="• NCS character plain text" style:family="text">
      <style:text-properties style:font-name="Courier New1"/>
    </style:style>
    <style:style style:name="_2022__20_NCS_20_character_20_emphasis" style:display-name="• NCS character emphasis" style:family="text">
      <style:text-properties fo:font-style="italic" style:font-style-asian="italic"/>
    </style:style>
    <style:style style:name="Q"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style:list-level-properties text:space-before="0.501cm" text:min-label-width="0.499cm"/>
      </text:list-level-style-number>
      <text:list-level-style-number text:level="3" text:style-name="Numbering_20_Symbols" style:num-suffix=" " style:num-format="1">
        <style:list-level-properties text:space-before="1cm" text:min-label-width="0.499cm"/>
      </text:list-level-style-number>
      <text:list-level-style-number text:level="4" text:style-name="Numbering_20_Symbols" style:num-suffix=" " style:num-format="1">
        <style:list-level-properties text:space-before="1.501cm" text:min-label-width="0.499cm"/>
      </text:list-level-style-number>
      <text:list-level-style-number text:level="5" text:style-name="Numbering_20_Symbols" style:num-suffix=" " style:num-format="1">
        <style:list-level-properties text:space-before="2cm" text:min-label-width="0.499cm"/>
      </text:list-level-style-number>
      <text:list-level-style-number text:level="6" text:style-name="Numbering_20_Symbols" style:num-suffix=" " style:num-format="1">
        <style:list-level-properties text:space-before="2.501cm" text:min-label-width="0.499cm"/>
      </text:list-level-style-number>
      <text:list-level-style-number text:level="7" text:style-name="Numbering_20_Symbols" style:num-suffix=" " style:num-format="1">
        <style:list-level-properties text:space-before="3.001cm" text:min-label-width="0.499cm"/>
      </text:list-level-style-number>
      <text:list-level-style-number text:level="8" text:style-name="Numbering_20_Symbols" style:num-suffix=" " style:num-format="1">
        <style:list-level-properties text:space-before="3.502cm" text:min-label-width="0.499cm"/>
      </text:list-level-style-number>
      <text:list-level-style-number text:level="9" text:style-name="Numbering_20_Symbols" style:num-suffix=" " style:num-format="1">
        <style:list-level-properties text:space-before="4.001cm" text:min-label-width="0.499cm"/>
      </text:list-level-style-number>
      <text:list-level-style-number text:level="10" text:style-name="Numbering_20_Symbols" style:num-suffix=" "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5" text:consecutive-numbering="true">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WW8Num17" text:consecutive-numbering="true">
      <text:list-level-style-bullet text:level="1" text:style-name="Zeichenformat"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2.54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90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1.2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63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Zeichenformat" text:bullet-char="">
        <style:list-level-properties text:space-before="5.08cm" text:min-label-width="0.635cm"/>
        <style:text-properties style:font-name="Symbol"/>
      </text:list-level-style-bullet>
      <text:list-level-style-bullet text:level="2" text:style-name="Zeichenformat" text:bullet-char="o">
        <style:list-level-properties text:space-before="6.35cm" text:min-label-width="0.635cm"/>
        <style:text-properties style:font-name="Courier New"/>
      </text:list-level-style-bullet>
      <text:list-level-style-bullet text:level="3" text:style-name="Zeichenformat" text:bullet-char="">
        <style:list-level-properties text:space-before="7.62cm" text:min-label-width="0.635cm"/>
        <style:text-properties style:font-name="Wingdings"/>
      </text:list-level-style-bullet>
      <text:list-level-style-bullet text:level="4" text:style-name="Zeichenformat" text:bullet-char="">
        <style:list-level-properties text:space-before="8.89cm" text:min-label-width="0.635cm"/>
        <style:text-properties style:font-name="Symbol"/>
      </text:list-level-style-bullet>
      <text:list-level-style-bullet text:level="5" text:style-name="Zeichenformat" text:bullet-char="o">
        <style:list-level-properties text:space-before="10.16cm" text:min-label-width="0.635cm"/>
        <style:text-properties style:font-name="Courier New"/>
      </text:list-level-style-bullet>
      <text:list-level-style-bullet text:level="6" text:style-name="Zeichenformat" text:bullet-char="">
        <style:list-level-properties text:space-before="11.43cm" text:min-label-width="0.635cm"/>
        <style:text-properties style:font-name="Wingdings"/>
      </text:list-level-style-bullet>
      <text:list-level-style-bullet text:level="7" text:style-name="Zeichenformat" text:bullet-char="">
        <style:list-level-properties text:space-before="12.7cm" text:min-label-width="0.635cm"/>
        <style:text-properties style:font-name="Symbol"/>
      </text:list-level-style-bullet>
      <text:list-level-style-bullet text:level="8" text:style-name="Zeichenformat" text:bullet-char="o">
        <style:list-level-properties text:space-before="13.97cm" text:min-label-width="0.635cm"/>
        <style:text-properties style:font-name="Courier New"/>
      </text:list-level-style-bullet>
      <text:list-level-style-bullet text:level="9" text:style-name="Zeichenformat" text:bullet-char="">
        <style:list-level-properties text:space-before="15.2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Zeichenformat" text:bullet-char="">
        <style:list-level-properties text:space-before="3.175cm" text:min-label-width="0.635cm"/>
        <style:text-properties style:font-name="Symbol"/>
      </text:list-level-style-bullet>
      <text:list-level-style-bullet text:level="2" text:style-name="Zeichenformat" text:bullet-char="o">
        <style:list-level-properties text:space-before="4.445cm" text:min-label-width="0.635cm"/>
        <style:text-properties style:font-name="Courier New"/>
      </text:list-level-style-bullet>
      <text:list-level-style-bullet text:level="3" text:style-name="Zeichenformat" text:bullet-char="">
        <style:list-level-properties text:space-before="5.715cm" text:min-label-width="0.635cm"/>
        <style:text-properties style:font-name="Wingdings"/>
      </text:list-level-style-bullet>
      <text:list-level-style-bullet text:level="4" text:style-name="Zeichenformat" text:bullet-char="">
        <style:list-level-properties text:space-before="6.985cm" text:min-label-width="0.635cm"/>
        <style:text-properties style:font-name="Symbol"/>
      </text:list-level-style-bullet>
      <text:list-level-style-bullet text:level="5" text:style-name="Zeichenformat" text:bullet-char="o">
        <style:list-level-properties text:space-before="8.255cm" text:min-label-width="0.635cm"/>
        <style:text-properties style:font-name="Courier New"/>
      </text:list-level-style-bullet>
      <text:list-level-style-bullet text:level="6" text:style-name="Zeichenformat" text:bullet-char="">
        <style:list-level-properties text:space-before="9.525cm" text:min-label-width="0.635cm"/>
        <style:text-properties style:font-name="Wingdings"/>
      </text:list-level-style-bullet>
      <text:list-level-style-bullet text:level="7" text:style-name="Zeichenformat" text:bullet-char="">
        <style:list-level-properties text:space-before="10.795cm" text:min-label-width="0.635cm"/>
        <style:text-properties style:font-name="Symbol"/>
      </text:list-level-style-bullet>
      <text:list-level-style-bullet text:level="8" text:style-name="Zeichenformat" text:bullet-char="o">
        <style:list-level-properties text:space-before="12.065cm" text:min-label-width="0.635cm"/>
        <style:text-properties style:font-name="Courier New"/>
      </text:list-level-style-bullet>
      <text:list-level-style-bullet text:level="9" text:style-name="Zeichenformat"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Zeichenformat" text:bullet-char="">
        <style:list-level-properties text:space-before="2.921cm" text:min-label-width="0.635cm"/>
        <style:text-properties style:font-name="Symbol"/>
      </text:list-level-style-bullet>
      <text:list-level-style-bullet text:level="2" text:style-name="Zeichenformat" text:bullet-char="o">
        <style:list-level-properties text:space-before="3.683cm" text:min-label-width="0.635cm"/>
        <style:text-properties style:font-name="Courier New"/>
      </text:list-level-style-bullet>
      <text:list-level-style-bullet text:level="3" text:style-name="Zeichenformat" text:bullet-char="">
        <style:list-level-properties text:space-before="4.953cm" text:min-label-width="0.635cm"/>
        <style:text-properties style:font-name="Wingdings"/>
      </text:list-level-style-bullet>
      <text:list-level-style-bullet text:level="4" text:style-name="Zeichenformat" text:bullet-char="">
        <style:list-level-properties text:space-before="6.223cm" text:min-label-width="0.635cm"/>
        <style:text-properties style:font-name="Symbol"/>
      </text:list-level-style-bullet>
      <text:list-level-style-bullet text:level="5" text:style-name="Zeichenformat" text:bullet-char="o">
        <style:list-level-properties text:space-before="7.493cm" text:min-label-width="0.635cm"/>
        <style:text-properties style:font-name="Courier New"/>
      </text:list-level-style-bullet>
      <text:list-level-style-bullet text:level="6" text:style-name="Zeichenformat" text:bullet-char="">
        <style:list-level-properties text:space-before="8.763cm" text:min-label-width="0.635cm"/>
        <style:text-properties style:font-name="Wingdings"/>
      </text:list-level-style-bullet>
      <text:list-level-style-bullet text:level="7" text:style-name="Zeichenformat" text:bullet-char="">
        <style:list-level-properties text:space-before="10.033cm" text:min-label-width="0.635cm"/>
        <style:text-properties style:font-name="Symbol"/>
      </text:list-level-style-bullet>
      <text:list-level-style-bullet text:level="8" text:style-name="Zeichenformat" text:bullet-char="o">
        <style:list-level-properties text:space-before="11.303cm" text:min-label-width="0.635cm"/>
        <style:text-properties style:font-name="Courier New"/>
      </text:list-level-style-bullet>
      <text:list-level-style-bullet text:level="9" text:style-name="Zeichenformat" text:bullet-char="">
        <style:list-level-properties text:space-before="12.57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style:font-name="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style:font-name="Wingdings"/>
      </text:list-level-style-bullet>
      <text:list-level-style-bullet text:level="4" text:style-name="Zeichenformat" text:bullet-char="">
        <style:list-level-properties text:space-before="4.953cm" text:min-label-width="0.635cm"/>
        <style:text-properties style:font-name="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style:font-name="Wingdings"/>
      </text:list-level-style-bullet>
      <text:list-level-style-bullet text:level="7" text:style-name="Zeichenformat" text:bullet-char="">
        <style:list-level-properties text:space-before="8.763cm" text:min-label-width="0.635cm"/>
        <style:text-properties style:font-name="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Zeichenformat" text:bullet-char="">
        <style:list-level-properties text:space-before="4.445cm" text:min-label-width="0.635cm"/>
        <style:text-properties style:font-name="Symbol"/>
      </text:list-level-style-bullet>
      <text:list-level-style-bullet text:level="2" text:style-name="Zeichenformat" text:bullet-char="o">
        <style:list-level-properties text:space-before="5.715cm" text:min-label-width="0.635cm"/>
        <style:text-properties style:font-name="Courier New"/>
      </text:list-level-style-bullet>
      <text:list-level-style-bullet text:level="3" text:style-name="Zeichenformat" text:bullet-char="">
        <style:list-level-properties text:space-before="6.985cm" text:min-label-width="0.635cm"/>
        <style:text-properties style:font-name="Wingdings"/>
      </text:list-level-style-bullet>
      <text:list-level-style-bullet text:level="4" text:style-name="Zeichenformat" text:bullet-char="">
        <style:list-level-properties text:space-before="8.255cm" text:min-label-width="0.635cm"/>
        <style:text-properties style:font-name="Symbol"/>
      </text:list-level-style-bullet>
      <text:list-level-style-bullet text:level="5" text:style-name="Zeichenformat" text:bullet-char="o">
        <style:list-level-properties text:space-before="9.525cm" text:min-label-width="0.635cm"/>
        <style:text-properties style:font-name="Courier New"/>
      </text:list-level-style-bullet>
      <text:list-level-style-bullet text:level="6" text:style-name="Zeichenformat" text:bullet-char="">
        <style:list-level-properties text:space-before="10.795cm" text:min-label-width="0.635cm"/>
        <style:text-properties style:font-name="Wingdings"/>
      </text:list-level-style-bullet>
      <text:list-level-style-bullet text:level="7" text:style-name="Zeichenformat" text:bullet-char="">
        <style:list-level-properties text:space-before="12.065cm" text:min-label-width="0.635cm"/>
        <style:text-properties style:font-name="Symbol"/>
      </text:list-level-style-bullet>
      <text:list-level-style-bullet text:level="8" text:style-name="Zeichenformat" text:bullet-char="o">
        <style:list-level-properties text:space-before="13.335cm" text:min-label-width="0.635cm"/>
        <style:text-properties style:font-name="Courier New"/>
      </text:list-level-style-bullet>
      <text:list-level-style-bullet text:level="9" text:style-name="Zeichenformat" text:bullet-char="">
        <style:list-level-properties text:space-before="14.60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1.905cm" text:min-label-width="0.635cm"/>
        <style:text-properties style:font-name="Symbol"/>
      </text:list-level-style-bullet>
      <text:list-level-style-bullet text:level="2" text:style-name="Zeichenformat" text:bullet-char="o">
        <style:list-level-properties text:space-before="3.175cm" text:min-label-width="0.635cm"/>
        <style:text-properties style:font-name="Courier New"/>
      </text:list-level-style-bullet>
      <text:list-level-style-bullet text:level="3" text:style-name="Zeichenformat" text:bullet-char="">
        <style:list-level-properties text:space-before="4.445cm" text:min-label-width="0.635cm"/>
        <style:text-properties style:font-name="Wingdings"/>
      </text:list-level-style-bullet>
      <text:list-level-style-bullet text:level="4" text:style-name="Zeichenformat" text:bullet-char="">
        <style:list-level-properties text:space-before="5.715cm" text:min-label-width="0.635cm"/>
        <style:text-properties style:font-name="Symbol"/>
      </text:list-level-style-bullet>
      <text:list-level-style-bullet text:level="5" text:style-name="Zeichenformat" text:bullet-char="o">
        <style:list-level-properties text:space-before="6.985cm" text:min-label-width="0.635cm"/>
        <style:text-properties style:font-name="Courier New"/>
      </text:list-level-style-bullet>
      <text:list-level-style-bullet text:level="6" text:style-name="Zeichenformat" text:bullet-char="">
        <style:list-level-properties text:space-before="8.255cm" text:min-label-width="0.635cm"/>
        <style:text-properties style:font-name="Wingdings"/>
      </text:list-level-style-bullet>
      <text:list-level-style-bullet text:level="7" text:style-name="Zeichenformat" text:bullet-char="">
        <style:list-level-properties text:space-before="9.525cm" text:min-label-width="0.635cm"/>
        <style:text-properties style:font-name="Symbol"/>
      </text:list-level-style-bullet>
      <text:list-level-style-bullet text:level="8" text:style-name="Zeichenformat" text:bullet-char="o">
        <style:list-level-properties text:space-before="10.795cm" text:min-label-width="0.635cm"/>
        <style:text-properties style:font-name="Courier New"/>
      </text:list-level-style-bullet>
      <text:list-level-style-bullet text:level="9" text:style-name="Zeichenformat"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Zeichenformat"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2.54cm" text:min-label-width="0.635cm"/>
        <style:text-properties style:font-name="Symbol"/>
      </text:list-level-style-bullet>
      <text:list-level-style-bullet text:level="2" text:style-name="Zeichenformat" text:bullet-char="o">
        <style:list-level-properties text:space-before="3.81cm" text:min-label-width="0.635cm"/>
        <style:text-properties style:font-name="Courier New"/>
      </text:list-level-style-bullet>
      <text:list-level-style-bullet text:level="3" text:style-name="Zeichenformat" text:bullet-char="">
        <style:list-level-properties text:space-before="5.08cm" text:min-label-width="0.635cm"/>
        <style:text-properties style:font-name="Wingdings"/>
      </text:list-level-style-bullet>
      <text:list-level-style-bullet text:level="4" text:style-name="Zeichenformat" text:bullet-char="">
        <style:list-level-properties text:space-before="6.35cm" text:min-label-width="0.635cm"/>
        <style:text-properties style:font-name="Symbol"/>
      </text:list-level-style-bullet>
      <text:list-level-style-bullet text:level="5" text:style-name="Zeichenformat" text:bullet-char="o">
        <style:list-level-properties text:space-before="7.62cm" text:min-label-width="0.635cm"/>
        <style:text-properties style:font-name="Courier New"/>
      </text:list-level-style-bullet>
      <text:list-level-style-bullet text:level="6" text:style-name="Zeichenformat" text:bullet-char="">
        <style:list-level-properties text:space-before="8.89cm" text:min-label-width="0.635cm"/>
        <style:text-properties style:font-name="Wingdings"/>
      </text:list-level-style-bullet>
      <text:list-level-style-bullet text:level="7" text:style-name="Zeichenformat" text:bullet-char="">
        <style:list-level-properties text:space-before="10.16cm" text:min-label-width="0.635cm"/>
        <style:text-properties style:font-name="Symbol"/>
      </text:list-level-style-bullet>
      <text:list-level-style-bullet text:level="8" text:style-name="Zeichenformat" text:bullet-char="o">
        <style:list-level-properties text:space-before="11.43cm" text:min-label-width="0.635cm"/>
        <style:text-properties style:font-name="Courier New"/>
      </text:list-level-style-bullet>
      <text:list-level-style-bullet text:level="9" text:style-name="Zeichenformat"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Zeichenformat" text:bullet-char="">
        <style:list-level-properties text:space-before="1.27cm" text:min-label-width="0.635cm"/>
        <style:text-properties style:font-name="Symbol"/>
      </text:list-level-style-bullet>
      <text:list-level-style-bullet text:level="2" text:style-name="Zeichenformat" text:bullet-char="o">
        <style:list-level-properties text:space-before="2.54cm" text:min-label-width="0.635cm"/>
        <style:text-properties style:font-name="Courier New"/>
      </text:list-level-style-bullet>
      <text:list-level-style-bullet text:level="3" text:style-name="Zeichenformat" text:bullet-char="">
        <style:list-level-properties text:space-before="3.81cm" text:min-label-width="0.635cm"/>
        <style:text-properties style:font-name="Wingdings"/>
      </text:list-level-style-bullet>
      <text:list-level-style-bullet text:level="4" text:style-name="Zeichenformat" text:bullet-char="">
        <style:list-level-properties text:space-before="5.08cm" text:min-label-width="0.635cm"/>
        <style:text-properties style:font-name="Symbol"/>
      </text:list-level-style-bullet>
      <text:list-level-style-bullet text:level="5" text:style-name="Zeichenformat" text:bullet-char="o">
        <style:list-level-properties text:space-before="6.35cm" text:min-label-width="0.635cm"/>
        <style:text-properties style:font-name="Courier New"/>
      </text:list-level-style-bullet>
      <text:list-level-style-bullet text:level="6" text:style-name="Zeichenformat" text:bullet-char="">
        <style:list-level-properties text:space-before="7.62cm" text:min-label-width="0.635cm"/>
        <style:text-properties style:font-name="Wingdings"/>
      </text:list-level-style-bullet>
      <text:list-level-style-bullet text:level="7" text:style-name="Zeichenformat" text:bullet-char="">
        <style:list-level-properties text:space-before="8.89cm" text:min-label-width="0.635cm"/>
        <style:text-properties style:font-name="Symbol"/>
      </text:list-level-style-bullet>
      <text:list-level-style-bullet text:level="8" text:style-name="Zeichenformat" text:bullet-char="o">
        <style:list-level-properties text:space-before="10.16cm" text:min-label-width="0.635cm"/>
        <style:text-properties style:font-name="Courier New"/>
      </text:list-level-style-bullet>
      <text:list-level-style-bullet text:level="9" text:style-name="Zeichenformat"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_2022__20_N_20_Page_20_Footer">
      <style:paragraph-properties fo:text-align="end" style:justify-single-word="false"/>
    </style:style>
    <style:style style:name="MP2" style:family="paragraph" style:parent-style-name="_2022__20_N_20_Page_20_Header">
      <style:paragraph-properties fo:text-align="end" style:justify-single-word="false"/>
    </style:style>
    <style:style style:name="MP3" style:family="paragraph" style:parent-style-name="_2022__20_N_20_Page_20_Header">
      <style:paragraph-properties fo:text-align="start" style:justify-single-word="false"/>
    </style:style>
    <style:style style:name="MP4" style:family="paragraph" style:parent-style-name="Footer">
      <style:paragraph-properties fo:text-align="justify" fo:text-align-last="justify" style:justify-single-word="false" fo:padding="0cm" fo:border="none" style:shadow="none"/>
    </style:style>
    <style:style style:name="MP5" style:family="paragraph" style:parent-style-name="_2022__20_N_20_Page_20_Footer">
      <style:paragraph-properties>
        <style:tab-stops>
          <style:tab-stop style:position="26.802cm" style:type="right"/>
        </style:tab-stops>
      </style:paragraph-properties>
    </style:style>
    <style:style style:name="MP6" style:family="paragraph" style:parent-style-name="_2022__20_N_20_Page_20_Footer">
      <style:paragraph-properties>
        <style:tab-stops>
          <style:tab-stop style:position="26.405cm" style:type="right"/>
        </style:tab-stops>
      </style:paragraph-properties>
    </style:style>
    <style:style style:name="MT1" style:family="text">
      <style:text-properties style:use-window-font-color="true"/>
    </style:style>
    <style:style style:name="M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032cm" fo:margin-bottom="1.778cm" fo:margin-left="2.54cm" fo:margin-right="3.048cm" fo:background-color="transparent" style:writing-mode="lr-tb" style:layout-grid-color="#c0c0c0" style:layout-grid-lines="50" style:layout-grid-base-height="0.374cm" style:layout-grid-ruby-height="0.106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usage="right">
      <style:page-layout-properties fo:page-width="21.59cm" fo:page-height="27.94cm" style:num-format="1" style:print-orientation="portrait" fo:margin-top="1.956cm" fo:margin-bottom="2.007cm" fo:margin-left="2.007cm" fo:margin-right="2.007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1.59cm" fo:page-height="27.94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9" style:page-usage="mirrored">
      <style:page-layout-properties fo:page-width="21.59cm" fo:page-height="27.94cm" style:num-format="i" style:print-orientation="portrait" fo:margin-top="2.032cm" fo:margin-bottom="1.778cm" fo:margin-left="3.048cm" fo:margin-right="2.54cm" fo:background-color="transparent" style:writing-mode="lr-tb" style:layout-grid-color="#c0c0c0" style:layout-grid-lines="50" style:layout-grid-base-height="0.374cm" style:layout-grid-ruby-height="0.106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21.59cm" fo:page-height="27.94cm" style:num-format="i" style:print-orientation="portrait" fo:margin-top="1.7cm" fo:margin-bottom="1.101cm" fo:margin-left="2.499cm" fo:margin-right="2cm" fo:background-color="transparent" style:writing-mode="lr-tb" style:layout-grid-color="#c0c0c0" style:layout-grid-lines="50" style:layout-grid-base-height="0.374cm" style:layout-grid-ruby-height="0.106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2cm" fo:margin-left="0cm" fo:margin-right="0cm" fo:margin-top="0.51cm" style:dynamic-spacing="false"/>
      </style:footer-style>
    </style:page-layout>
    <style:page-layout style:name="Mpm11" style:page-usage="mirrored">
      <style:page-layout-properties fo:page-width="21.59cm" fo:page-height="27.94cm" style:num-format="1" style:print-orientation="portrait" fo:margin-top="1.7cm" fo:margin-bottom="1.101cm" fo:margin-left="2.499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02cm" fo:margin-left="0cm" fo:margin-right="0cm" fo:margin-bottom="0.51cm" style:dynamic-spacing="false"/>
      </style:header-style>
      <style:footer-style>
        <style:header-footer-properties fo:min-height="1.02cm" fo:margin-left="0cm" fo:margin-right="0cm" fo:margin-top="0.51cm" style:dynamic-spacing="false"/>
      </style:footer-style>
    </style:page-layout>
    <style:page-layout style:name="Mpm12" style:page-usage="right">
      <style:page-layout-properties fo:page-width="21.59cm" fo:page-height="27.94cm" style:num-format="1" style:print-orientation="portrait" fo:margin-top="1cm" fo:margin-bottom="1cm" fo:margin-left="1.6cm" fo:margin-right="0.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59cm" fo:page-height="27.94cm" style:num-format="1" style:print-orientation="portrait" fo:margin-top="2.032cm" fo:margin-bottom="1.778cm" fo:margin-left="3.048cm" fo:margin-right="2.54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4">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15">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Contents" style:page-layout-name="Mpm9"/>
    <style:master-page style:name="_2022__20_N_20_TOC" style:display-name="• N TOC" style:page-layout-name="Mpm10">
      <style:footer>
        <text:p text:style-name="MP1"><text:page-number text:select-page="current">iii</text:page-number></text:p>
      </style:footer>
      <style:footer-left>
        <text:p text:style-name="_2022__20_N_20_Page_20_Footer"><text:page-number text:select-page="current">iv</text:page-number></text:p>
      </style:footer-left>
    </style:master-page>
    <style:master-page style:name="_2022__20_N_20_Main_20_Page" style:display-name="• N Main Page" style:page-layout-name="Mpm11">
      <style:header>
        <text:p text:style-name="MP2"><text:chapter text:display="name" text:outline-level="1">Check Existing Directory Health</text:chapter></text:p>
      </style:header>
      <style:header-left>
        <text:p text:style-name="MP3"><text:chapter text:display="name" text:outline-level="1">Check Existing Directory Health</text:chapter></text:p>
      </style:header-left>
      <style:footer>
        <text:p text:style-name="_2022__20_N_20_Page_20_Footer"><text:variable-get text:name="NCSSolnName">Migrating from NetWare to OES 2</text:variable-get> - <text:variable-get text:name="NCSDocType">Best Practice Guide</text:variable-get><text:tab/><text:page-number text:select-page="current">41</text:page-number></text:p>
      </style:footer>
      <style:footer-left>
        <text:p text:style-name="_2022__20_N_20_Page_20_Footer"><text:span text:style-name="MT1"><text:page-number text:select-page="current">42</text:page-number></text:span><text:span text:style-name="MT1"><text:tab/></text:span><text:span text:style-name="MT1"><text:variable-get text:name="NCSClntName">Novell OES 2 User Community</text:variable-get></text:span><text:span text:style-name="MT1"> </text:span></text:p>
      </style:footer-left>
    </style:master-page>
    <style:master-page style:name="_2022__20_N_20_First_20_Page" style:display-name="• N First Page" style:page-layout-name="Mpm12">
      <style:header>
        <text:p text:style-name="Standard"/>
      </style:header>
      <style:footer>
        <text:p text:style-name="MP4"/>
      </style:footer>
    </style:master-page>
    <style:master-page style:name="_2022__20_N_20_Last_20_Page" style:display-name="• N Last Page" style:page-layout-name="Mpm13" style:next-style-name="Standard">
      <style:footer>
        <text:p text:style-name="MP1"><draw:frame draw:style-name="Mfr1" draw:name="graphics4" text:anchor-type="as-char" svg:y="0cm" svg:width="5.403cm" svg:height="1.236cm" draw:z-index="0"><draw:image xlink:href="Pictures/100000000000027E00000092B53B2D4C.jpg" xlink:type="simple" xlink:show="embed" xlink:actuate="onLoad"/></draw:frame></text:p>
      </style:footer>
    </style:master-page>
    <style:master-page style:name="_2022__20_N_20_Legal_20_Page" style:display-name="• N Legal Page" style:page-layout-name="Mpm14"/>
    <style:master-page style:name="_2022__20_N_20_Main_20_Landscape" style:display-name="• N Main Landscape" style:page-layout-name="Mpm15">
      <style:header>
        <text:p text:style-name="_2022__20_N_20_Page_20_Header"><text:chapter text:display="name" text:outline-level="1"/></text:p>
      </style:header>
      <style:header-left>
        <text:p text:style-name="MP3"><text:chapter text:display="name" text:outline-level="1"/></text:p>
      </style:header-left>
      <style:footer>
        <text:p text:style-name="MP5"><text:variable-get text:name="NCSSolnName" style:data-style-name="N0">Solution Name</text:variable-get> - <text:variable-get text:name="NCSDocType" style:data-style-name="N0">Document Type</text:variable-get><text:tab/><text:page-number text:select-page="current"/></text:p>
        <text:p text:style-name="MP5"><text:span text:style-name="MT1">Revision: </text:span><text:span text:style-name="MT1"><text:variable-get text:name="NCSCust4" style:data-style-name="N0">Version # Unapproved Draft</text:variable-get></text:span></text:p>
      </style:footer>
      <style:footer-left>
        <text:p text:style-name="MP6"><text:span text:style-name="MT1"><text:page-number text:select-page="current"/></text:span><text:span text:style-name="MT1"><text:tab/>Novell/</text:span><text:span text:style-name="MT1"><text:variable-get text:name="NCSClntName" style:data-style-name="N0">Client Name</text:variable-get></text:span><text:span text:style-name="MT1"> Confidential</text:span></text:p>
        <text:p text:style-name="MP6"/>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Migrating from NetWare to OES 2 Linux: Best Practice Guide</dc:title>
    <dc:description>This document is designed to provide an overview of NetWare to OES 2 Linux migration design and implementation considerations and link you to available resources for in-depth information.</dc:description>
    <dc:subject>migrating from NetWare to OES 2 Linux</dc:subject>
    <meta:initial-creator>joyce whiting</meta:initial-creator>
    <meta:creation-date>2007-09-07T06:46:46</meta:creation-date>
    <dc:creator>Gabriel Gullón</dc:creator>
    <dc:date>2013-12-08T20:25:24</dc:date>
    <meta:printed-by>joyce whiting</meta:printed-by>
    <meta:print-date>2007-10-04T21:23:22</meta:print-date>
    <meta:keyword>OES 2 Linux</meta:keyword>
    <meta:keyword>migration</meta:keyword>
    <meta:keyword>Open Enterprise Server 2</meta:keyword>
    <meta:editing-cycles>266</meta:editing-cycles>
    <meta:editing-duration>P8DT5H33M8S</meta:editing-duration>
    <meta:document-statistic meta:table-count="0" meta:image-count="1" meta:object-count="0" meta:page-count="1" meta:paragraph-count="13" meta:word-count="49" meta:character-count="294" meta:non-whitespace-character-count="247"/>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REM  These subroutines and functions display the NCS Document Information Dialog
REM  and also provide for inserting fields into the document (from the NMenu)

REM  The template will already have the Set Variables included with default values

REM  When the dialog shows it should have the current values of the
REM  Variable fields from the document in the relevant text boxes

REM  The user will click either OK or Cancel after filling in the fields

REM  On clicking OK, the values in the fields of the dialog are assigned to the
REM  relevant Set Variable fields in the document and the fields in the docuemnt
REM  are updated automatically.

REM  On clicking Cancel, no changes are made to the document  

REM Original code created by Stuart Thompson (stthompson@novell.com)
REM Language, Watermark and Page Size code created by Ken Lenihan (klenihan@novell.com)

REM *******************  Variables *********************
OPTION EXPLICIT
Rem Global variables to handle the values of the Dialog text boxes
DIM oDate as Object, oSOW as Object, oSolnName as Object, oShtSolnName as Object, oDocType as Object
DIM oClntName as Object, oShtClntName as Object, oPrepBy as Object, oClntNum as Object, oTreeName as Object
DIM oCust1 as Object, oCust2 as Object, oCust3 as Object, oCust4 as Object, oConsName as Object
DIM oConsLang as Object, oSelLang as Object, oConsMark as Object, oSelMark as Object
DIM oAltMark as Object, sWaterMarkType as String, sAltWater as String
dim aLang(124,2) 'Version 2.0.0 of OpenOffice has 125 Languages, See SetLangDistDef
dim oWaterFile as object, sWaterFile as String



Rem Global variable to handle the dialog NCSToolsDocInfo
Dim oDialog1 AS Object

Rem Global variables to handle current document information
Dim oDoc as Object
Dim oTextFieldEnum as Object

REM ******************** Variable End *******************

REM ******************** Sub Main ***********************

Sub Main
Rem Setup the global dialog and document variables and the language Definitions.
	call SetDialog
 	call SetDocument
 	call SetLangListDef
' 	call WaterDraft

Rem Get the current values of the Set Variables from the document
Rem and set the dialog text box values accordingly
 	call SetDialogTextBoxValues

Rem Display the NCSToolsDocInfo dialog
	oDialog1.Execute()

End Sub

Rem ************** Sub OKclick ****************

Sub OKclick
Rem This is the subroutine called when the mouse is released on the OK button
Rem in the Document Information Dialog

Rem Set the document fields to the values in the dialog text boxes
	call SetDocumentFields

Rem Now Update the fields in the document automatically
	call udfield
	
Rem Now close the dialog
	oDialog1.endExecute()
End Sub

Rem ************** Sub CancelClick **************

Sub CancelClick
Rem This subroutine is for when the mouse is released in the Cancel button
Rem in the Document Information Dialog
	oDialog1.endExecute()
End Sub

REM ****************** Function LoadDialog ****************

Function LoadDialog(Libname as String, DialogName as String, Optional oLibContainer)
' Called from SetDialog below
	Dim oLib as Object
	Dim oLibDialog as Object
	Dim oRuntimeDialog as Object
	
	If IsMissing(oLibContainer ) then
		oLibContainer = DialogLibraries
	End If
	
	oLibContainer.LoadLibrary(LibName)
	oLib = oLibContainer.GetByName(Libname)
	oLibDialog = oLib.GetByName(DialogName)
	oRuntimeDialog = CreateUnoDialog(oLibDialog)
	LoadDialog() = oRuntimeDialog
End Function

REM ********************** Sub SetDialog ******************
' Initialize Document Information dialog box including all the controls (buttons and fields)
Sub SetDialog
'Called from Main
	GlobalScope.BasicLibraries.LoadLibrary("Tools")
	oDialog1 = LoadDialog("Standard", "NCSToolsDocInfo")
	oDialog1.setTitle("Document Information")
	oDate = oDialog1.GetControl("NCSDate")
	oSOW = oDialog1.GetControl("NCSSOW")
	oSolnName = oDialog1.GetControl("NCSSolnName")
	oShtSolnName = oDialog1.GetControl("NCSShtSolnName")
	oDocType = oDialog1.GetControl("NCSDocType")
	oClntName = oDialog1.GetControl("NCSClntName")
	oShtClntName = oDialog1.GetControl("NCSShtClntName")
	oPrepBy = oDialog1.GetControl("NCSPrepBy")
	oClntNum = oDialog1.GetControl("NCSClntNum")
	oTreeName = oDialog1.GetControl("NCSTreeName")
	oCust1 = oDialog1.GetControl("NCSCust1")
	oCust2 = oDialog1.GetControl("NCSCust2")
	oCust3 = oDialog1.GetControl("NCSCust3")
	oCust4 = oDialog1.GetControl("NCSCust4")
	oConsName = oDialog1.GetControl("NCSConsName")
	oConsLang = oDialog1.GetControl ("NCSFontLang")
	oSelLang = oDialog1.GetControl ("NCSCurrentLang")
	oConsMark = oDialog1.GetControl ("NCSWater")
	oAltMark = oDialog1.GetControl ("AltWater")


End Sub

REM ********************* Sub SetDocument *****************

Sub SetDocument
' Called from Main
' Initialize global oDoc and oTextFieldEnum variables

	oDoc=Thiscomponent
	oTextFieldEnum = oDoc.getTextFields.createEnumeration  ' all fields in document
End Sub

REM ************* Sub SetDialogTextBoxValues ***************

Sub SetDialogTextBoxValues
' Called from Main
Rem This subroutine gets the current values of the Variables from the current document
Rem The field names (master.name) in the document are NCSDate, NCSSOW, NCSSolnName, NCSShtSolnName
Rem NCSDocType, NCSClntName, NCSShtClntName, NCSPrepBy, NCSClntNum, NCSTreeName, NCSCust1, NCSCust2
Rem NCSCust3, NCSCust4, NCSConName

	Dim TextField As Object, Master As Object

	While oTextFieldEnum.hasMoreElements()
		TextField = oTextFieldEnum.nextElement()		' find the fields 
		Master = Textfield.gettextfieldmaster()		' get the master to get the field name

' set dialog text boxes as appropriate
		If master.name="NCSDate" then
 			oDate.text = TextField.content
		end if
		If master.name="NCSSOW" then
 			oSOW.text = TextField.content
		end if
		If master.name="NCSSolnName" then
 			oSolnName.text = TextField.content
		end if
		If master.name="NCSShtSolnName" then
 			oShtSolnName.text = TextField.content
		end if
		If master.name="NCSDocType" then
 			oDocType.text = TextField.content
		end if
		If master.name="NCSClntName" then
 			oClntName.text = TextField.content
		end if
		If master.name="NCSShtClntName" then
 			oShtClntName.text = TextField.content
		end if
		If master.name="NCSPrepBy" then
 			oPrepBy.text = TextField.content
		end if
		If master.name="NCSClntNum" then
 			oClntNum.text = TextField.content
		end if
		If master.name="NCSTreeName" then
 			oTreeName.text = TextField.content
		end if
		If master.name="NCSCust1" then
 			oCust1.text = TextField.content
		end if
		If master.name="NCSCust2" then
 			oCust2.text = TextField.content
		end if
		If master.name="NCSCust3" then
 			oCust3.text = TextField.content
		end if
		If master.name="NCSCust4" then
 			oCust4.text = TextField.content
		end if
		If master.name="NCSConsName" then
 			oConsName.text = TextField.content
		end if
		If master.name="NCSFontLang" then
' We Will Read the Locale Info Directly from the Paragraph Style
' This makes sure the Doc Info dialog box has the current language set correctly
			Dim oDoc as Object, oParaStyles As Object, oBaseStyle as Object
			Dim oLocale as Object, langname as Variant
			oDoc = ThisComponent 
			oParaStyles = oDoc.StyleFamilies.getByName( "ParagraphStyles" )
			oBaseStyle = oParaStyles.getByName ( "• N base" )
			oLocale = oBaseStyle.CharLocale

			for langname = LBound(aLang(),1) to UBound(aLang(),1)
				If oLocale.Language = aLang(langname,1) then
					if oLocale.Country = aLang(langname,2) then
						oSelLang.text = aLang(langname,0)
					End if
				End If
			Next langname	

		end if
	Wend

End Sub

Rem *************** Sub SetDocumentFields ***************

Sub SetDocumentFields
' Called from OKClick
Rem This routine is called when the user clicks OK on the NCSToolsDocInfo dialog
Rem Takes the values from the dialog and places them in the Document Set Variables fields

	Dim TextField As Object, Master As Object

	call SetDocument

	While oTextFieldEnum.hasMoreElements() 
		TextField = oTextFieldEnum.nextElement()  ' find the fields 
		Master = Textfield.gettextfieldmaster()  ' get the master to get the field name 
		If master.name="NCSDate" then
 			TextField.content = oDate.text
		end if
		If master.name="NCSSOW" then
 			TextField.content = oSOW.text
		end if
		If master.name="NCSSolnName" then
 			TextField.content = oSolnName.text
		end if
		If master.name="NCSShtSolnName" then
 			TextField.content = oShtSolnName.text
		end if
		If master.name="NCSDocType" then
 			TextField.content = oDocType.text
		end if
		If master.name="NCSClntName" then
 			TextField.content = oClntName.text
		end if
		If master.name="NCSShtClntName" then
 			TextField.content = oShtClntName.text
		end if
		If master.name="NCSPrepBy" then
 			TextField.content = oPrepBy.text
		end if
		If master.name="NCSClntNum" then
 			TextField.content = oClntNum.text
		end if
		If master.name="NCSTreeName" then
 			TextField.content = oTreeName.text
		end if
		If master.name="NCSCust1" then
 			TextField.content = oCust1.text
		end if
		If master.name="NCSCust2" then
 			TextField.content = oCust2.text
		end if
		If master.name="NCSCust3" then
 			TextField.content = oCust3.text
		end if
		If master.name="NCSCust4" then
 			TextField.content = oCust4.text
		end if
		If master.name="NCSConsName" then
 			TextField.content = oConsName.text
		end if
		If master.name="NCSFontLang" then
			TextField.content = oSelLang.text
		end if
	Wend 

End Sub

REM **************Language Selection Needs to be done Slightly differently!*****
Sub LangPick
' Called from language Combo Box in Doc Info dialog box	
	Dim TextField As Object, Master As Object, sLocLang as String, sLocCountry as String
	Dim oDoc as Object, oParaStyles As Object, oBaseStyle as Object, oLocale as Object
    oDoc = ThisComponent
	call SetDocument

	While oTextFieldEnum.hasMoreElements() 
		TextField = oTextFieldEnum.nextElement()  ' find the fields 
		Master = Textfield.gettextfieldmaster()  ' get the master to get the field name 
		If master.name="NCSFontLang" then
 			oSelLang.text = oConsLang.SelectedItem
		end if
	Wend

	oDialog1.Execute()  

' dim aLang(124,2) 'Version 2.0.0 of OpenOffice has 125 Languages,
	Dim langname as Variant

	for langname = LBound(aLang(),1) to UBound(aLang(),1)
		If oSelLang.text = aLang(langname,0) then
			sLocLang = aLang(langname,1)
			sLocCountry = aLang(langname,2)
		End if
	Next langname	
	
  oParaStyles = oDoc.StyleFamilies.getByName( "ParagraphStyles" )
  oBaseStyle = oParaStyles.getByName ( "• N base" )
  oLocale = oBaseStyle.CharLocale
  oLocale.Language = sLocLang
  oLocale.Country = sLocCountry
  oBaseStyle.CharLocale = oLocale 
End Sub


REM ************** sub udfield **************** 

rem To see the effect on screen you have to update fields. The recorded code below will do that. 

sub udfield 
rem define variables 
	dim document   as object 
	dim dispatcher as object 
rem get access to the document 
	document   = ThisComponent.CurrentController.Frame 
	dispatcher = createUnoService("com.sun.star.frame.DispatchHelper") 
	dispatcher.executeDispatch(document, ".uno:UpdateFields", "", 0, Array()) 
end sub 

REM ************** sub InsertClientName ********************
sub InsertClientName
rem -------------------------recorded macro--------------------------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ClntName"
args1(3).Name = "Content"
args1(3).Value = ""
args1(4).Name = "Format"
args1(4).Value = 0
args1(5).Name = "Separator"
args1(5).Value = " "

dispatcher.executeDispatch(document, ".uno:InsertField", "", 0, args1())

end sub

REM ************** sub InsertClientNum ********************
sub InsertClientNum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ClntNum"
args1(3).Name = "Content"
args1(3).Value = ""
args1(4).Name = "Format"
args1(4).Value = 0
args1(5).Name = "Separator"
args1(5).Value = " "

dispatcher.executeDispatch(document, ".uno:InsertField", "", 0, args1())
end sub

REM ************** sub InsertConsultantName ********************
sub InsertConsultantName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ConsName"
args1(3).Name = "Content"
args1(3).Value = ""
args1(4).Name = "Format"
args1(4).Value = 0
args1(5).Name = "Separator"
args1(5).Value = " "

dispatcher.executeDispatch(document, ".uno:InsertField", "", 0, args1())
end sub

REM ************** sub InsertCustom1 ********************
sub InsertCustom1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Cust1"
args1(3).Name = "Content"
args1(3).Value = ""
args1(4).Name = "Format"
args1(4).Value = 0
args1(5).Name = "Separator"
args1(5).Value = " "

dispatcher.executeDispatch(document, ".uno:InsertField", "", 0, args1())
end sub

REM ************** sub InsertCustom2 ********************
sub InsertCustom2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Cust2"
args1(3).Name = "Content"
args1(3).Value = ""
args1(4).Name = "Format"
args1(4).Value = 0
args1(5).Name = "Separator"
args1(5).Value = " "

dispatcher.executeDispatch(document, ".uno:InsertField", "", 0, args1())
end sub

REM ************** sub InsertCustom3 ********************
sub InsertCustom3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Cust3"
args1(3).Name = "Content"
args1(3).Value = ""
args1(4).Name = "Format"
args1(4).Value = 0
args1(5).Name = "Separator"
args1(5).Value = " "

dispatcher.executeDispatch(document, ".uno:InsertField", "", 0, args1())
end sub

REM ************** sub InsertCustom4 ********************
sub InsertCustom4 ' Insert the document version number (used in the footers)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Cust4"
args1(3).Name = "Content"
args1(3).Value = ""
args1(4).Name = "Format"
args1(4).Value = 0
args1(5).Name = "Separator"
args1(5).Value = " "

dispatcher.executeDispatch(document, ".uno:InsertField", "", 0, args1())
end sub

REM ************** sub InsertDate ********************
sub InsertDate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Date"
args1(3).Name = "Content"
args1(3).Value = ""
args1(4).Name = "Format"
args1(4).Value = 0
args1(5).Name = "Separator"
args1(5).Value = " "

dispatcher.executeDispatch(document, ".uno:InsertField", "", 0, args1())
end sub

REM ************** sub InsertDocType ********************
sub InsertDocType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DocType"
args1(3).Name = "Content"
args1(3).Value = ""
args1(4).Name = "Format"
args1(4).Value = 0
args1(5).Name = "Separator"
args1(5).Value = " "

dispatcher.executeDispatch(document, ".uno:InsertField", "", 0, args1())
end sub

REM ************** sub InsertPreparedBy ********************
sub InsertPreparedBy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PrepBy"
args1(3).Name = "Content"
args1(3).Value = ""
args1(4).Name = "Format"
args1(4).Value = 0
args1(5).Name = "Separator"
args1(5).Value = " "

dispatcher.executeDispatch(document, ".uno:InsertField", "", 0, args1())
end sub

REM ************** sub InsertShortClientName ********************
sub InsertShortClientName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ShtClntName"
args1(3).Name = "Content"
args1(3).Value = ""
args1(4).Name = "Format"
args1(4).Value = 0
args1(5).Name = "Separator"
args1(5).Value = " "

dispatcher.executeDispatch(document, ".uno:InsertField", "", 0, args1())
end sub

REM ************** sub InsertShortSolutionName ********************
sub InsertShortSolutionName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ShtSolnName"
args1(3).Name = "Content"
args1(3).Value = ""
args1(4).Name = "Format"
args1(4).Value = 0
args1(5).Name = "Separator"
args1(5).Value = " "

dispatcher.executeDispatch(document, ".uno:InsertField", "", 0, args1())
end sub

REM ************** sub InsertSolutionName ********************
sub InsertSolutionName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SolnName"
args1(3).Name = "Content"
args1(3).Value = ""
args1(4).Name = "Format"
args1(4).Value = 0
args1(5).Name = "Separator"
args1(5).Value = " "

dispatcher.executeDispatch(document, ".uno:InsertField", "", 0, args1())
end sub

REM ************** sub InsertSOWNum ********************
sub InsertSOWNum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SOW"
args1(3).Name = "Content"
args1(3).Value = ""
args1(4).Name = "Format"
args1(4).Value = 0
args1(5).Name = "Separator"
args1(5).Value = " "

dispatcher.executeDispatch(document, ".uno:InsertField", "", 0, args1())
end sub

REM ************** sub InsertTreeName ********************
sub InsertTreeName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TreeName"
args1(3).Name = "Content"
args1(3).Value = ""
args1(4).Name = "Format"
args1(4).Value = 0
args1(5).Name = "Separator"
args1(5).Value = " "

dispatcher.executeDispatch(document, ".uno:InsertField", "", 0, args1())
end sub

REM **** PageIsA4 ****
' Sets the Page Size to A4 for all page styles listed in PS$
Sub PageIsA4
Dim mStyleNames As Variant, n%, i%, oDoc as Object
Dim oStyle As Object, oNPageStyles As Object, PS$
 oDoc = ThisComponent
 PS$ = "• N Main Page • N First Page • N Legal Page • N Last Page • N TOC" 'Page styles to process just as a text stream
 oNPageStyles = oDoc.StyleFamilies.getByName("PageStyles")
 mStyleNames = oNPageStyles.getElementNames()
  For i = LBound(mStyleNames) To UBound (mStyleNames)
   If Instr(PS$, mStyleNames(i)) &gt; 0 Then
    oStyle = oNPageStyles.getByName(mStyleNames(i))
      oStyle.Width  = 21000
      oStyle.Height = 29700
      End if    
    Next i
End Sub

REM **** PageIsLetter ****
' Sets the Page Size to Letter for all page styles listed in PS$

Sub PageIsLetter

Dim mStyleNames As Variant, n%, i%, oDoc as Object
Dim oStyle As Object, oNPageStyles As Object, PS$
 oDoc = ThisComponent
 PS$ = "• N Main Page • N First Page • N Legal Page • N Last Page • N TOC" 'Page styles to process just as a text stream
 oNPageStyles = oDoc.StyleFamilies.getByName("PageStyles")
 mStyleNames = oNPageStyles.getElementNames()
  For i = LBound(mStyleNames) To UBound (mStyleNames)
   If Instr(PS$, mStyleNames(i)) &gt; 0 Then
    oStyle = oNPageStyles.getByName(mStyleNames(i))
      oStyle.Width  = 21590
      oStyle.Height = 27940
      End if    
    Next i
End Sub

REM **** WaterPick ****
' Turns ON the water mark as defined in the file in sWaterPath
' for all page styles listed in PS$


Sub WaterPick
' Called from Watermark Combo Box in Doc Info dialog box	
	Dim TextField As Object, Master As Object, oDoc as Object
    oDoc = ThisComponent
	call SetDocument
' Set the name of the WaterMark File equal to the selected text
 	sWaterFile = oConsMark.SelectedItem+".jpg"
	Call Water
End Sub

REM **** WaterPickAlt ****
' Turns ON the water mark as defined in the file in sWaterPath
' for all page styles listed in PS$
' This allows for Personal Watermarks - provided the file is a JPG


Sub WaterPickAlt
' Called from Watermark Combo Box in Doc Info dialog box	
	Dim TextField As Object, Master As Object, oDoc as Object
    oDoc = ThisComponent
	call SetDocument
' Set the name of the WaterMark File equal to the selected text
 	sAltWater = oAltMark.Text
 	sWaterMarkType = "ALT"
	Call Water
End Sub


sub WaterCommInConf
sWaterFile = "Commercial In Confidence.jpg"
sWaterMarkType = "NCS"
  Call Water
End Sub

sub WaterCompConf
sWaterFile = "Company Confidential.jpg"
sWaterMarkType = "NCS"
  Call Water
End Sub

sub WaterConf
sWaterFile = "Confidential.jpg"
sWaterMarkType = "NCS"
  Call Water
End Sub

sub WaterCopy
sWaterFile = "Copy.jpg"
sWaterMarkType = "NCS"
  Call Water
End Sub

sub WaterDraft
sWaterFile = "Draft.jpg"
sWaterMarkType = "NCS"
  Call Water
End Sub

sub WaterProp
sWaterFile = "Proprietary.jpg"
  Call Water
End Sub

sub WaterRest
sWaterFile = "Restricted.jpg"
sWaterMarkType = "NCS"
  Call Water
End Sub

sub WaterUncon
sWaterFile = "Uncontrolled Copy.jpg"
sWaterMarkType = "NCS"
  Call Water
End Sub

sub WaterUnappDraft
sWaterFile = "Unapproved Draft.jpg"
sWaterMarkType = "NCS"
  Call Water
End Sub

Sub Water 	
  Dim mStyleNames As Variant, n%, i%
  Dim oStyle As Object, oNPageStyles As Object, PS$
  Dim iOS as Integer, sWaterPath as String
 oDoc = ThisComponent
 'Page styles to process. Default = Standard internally.
 'Find out the OS Type and Set the Path
' NOTE: These files currently have to be manually copied to the appropriate
'       locations on the users hard drive.
  iOS = GetGuiType()
  If iOS = 1 Then 
'	  sWaterPath = "file:///C:/Program%20Files/OpenOffice.org%202.0/share/template/"+sWaterfile
'Changed to allow the Watermarks to exist in the Users Profile Directory on Windows.
	  sWaterPath = "file:///"+Environ( "USERPROFILE" )+"/OOWater/"+sWaterfile
	  if sWaterMarkType = "ALT" Then
    	sWaterPath = "file:///"+sAltWater
    	sWaterMarkType = ""
      End if
  Else
  'Linux Path Format
	  sWaterPath = "file://~/OOWater/" + sWaterfile
        if sWaterMarkType = "ALT" Then
    	sWaterPath = "file://"+sAltWater
    	sWaterMarkType = ""
      End if
  End if  
  
 PS$ = "• N Main Page • N Main Landscape • N First Page • N Legal Page • N Last Page • N TOC"
 oNPageStyles = oDoc.StyleFamilies.getByName("PageStyles")
 mStyleNames = oNPageStyles.getElementNames()
  For i = LBound(mStyleNames) To UBound (mStyleNames)
   If Instr(PS$, mStyleNames(i)) &gt; 0 Then
    oStyle = oNPageStyles.getByName(mStyleNames(i))  
	 oStyle.BackGraphicLocation = 5
	 oStyle.BackGraphicURL = sWaterPath
	 oStyle.BackGraphicFilter = "JPEG - Joint Photographic Experts Group"
      End if
     Next i 

End Sub

REM **** NoWater ****
' Turns OFF the water mark as defined in the file in sWaterPath
' for all page styles listed in PS$
sub NoWater
' This is independent of the OS Type
Dim mStyleNames As Variant, n%, i%, oDoc as Object
Dim oStyle As Object, oNPageStyles As Object, PS$
 oDoc = ThisComponent
 PS$ = "• N Main Page • N Main Landscape • N First Page • N Legal Page • N Last Page • N TOC" 'Page styles to process. Default = Standard internally.
 oNPageStyles = oDoc.StyleFamilies.getByName("PageStyles")
 mStyleNames = oNPageStyles.getElementNames()
  For i = LBound(mStyleNames) To UBound (mStyleNames)
   If Instr(PS$, mStyleNames(i)) &gt; 0 Then
    oStyle = oNPageStyles.getByName(mStyleNames(i))
	 oStyle.BackGraphicLocation = 0
	 oStyle.BackGraphicURL = ""
	 oStyle.BackGraphicFilter = ""
 
      End if
     Next i 
end sub

REM **** OutlineNumberingOn ****
Sub OutlineNumberingOn
' Turn Numbering On for the headings listed in the Array
' Note that the "4" is the constant as defined for Arabic Numbering (see comment in SetNumbering)
	SetNumbering(Array("• N head 1", "• N head 2", "• N head 3", "• N head 4", "• N head 5"), 4)
End Sub

REM **** OutlineNumberingOff ****
Sub OutlineNumberingOff
' Turn Numbering Off for the headings listed in the Array
' Note that the "5" is the constant as defined for no Numbering (see comment in SetNumbering)
	SetNumbering(Array("• N head 1", "• N head 2", "• N head 3", "• N head 4", "• N head 5"), 5)
End Sub

Sub SetNumbering(sNames(),NumberType)
  Dim i%, j%
  Dim oRules
  Dim oRule()
  Dim oProp

REM Note that the NumberType values match the constant definitions found at
REM http://rynt02.rz.uni-karlsruhe.de/Training/StarOffice7_SDK/sdk-docs/common/ref/com/sun/star/style/NumberingType.html

  oRules = ThisComponent.getChapterNumberingRules()
  For i = 0 To UBound(sNames())
    If i &gt;= oRules.getCount() Then Exit Sub
    oRule() = oRules.getByIndex(i)
    REM I do not set the following:
    REM Adjust, StartWith, LeftMargin, 
    REM SymbolTextDistance, FirstLineOffset
    For j = LBound(oRule()) To Ubound(oRule())
      REM oProp is only a copy of the property.
      REM You must assign the property back into the array.
      oProp = oRule(j)
      Select Case oProp.Name
      Case "HeadingStyleName"
        oProp.Value = sNames(i)
      Case "NumberingType"
        If NumberType = 4 Then 'ARABIC number style
           oProp.Value = com.sun.star.style.NumberingType.ARABIC
        Endif
        If NumberType = 5 Then 'No Numbering Style i.e. no numbers!
           oProp.Value = com.sun.star.style.NumberingType.NUMBER_NONE
        Endif
      Case "ParentNumbering"
        oProp.Value = i + 1
      Case "Prefix"
        oProp.Value = ""
      Case "Suffix"
       If NumberType = 4 Then 'ARABIC number style
           oProp.Value = " "
        Endif
        If NumberType = 5 Then 'No Numbering Style i.e. no numbers!
           oProp.Value = ""
        Endif
      'Case "CharStyleName"
      '  oProp.Value = 
      End Select
      oRule(j) = oProp
    Next
    oRules.replaceByIndex(i, oRule())
  Next
End Sub

Rem Style Enforce Replacing old MS Word and OOo1.1.x Styles
Sub Style_Enforcer

  Dim mFamilyNames As Variant, mStyleNames As Variant
  Dim sMsg As String, n%, i%, h%
  Dim oFamilies As Object, oStyle As Object, oStyles As Object
  Dim oDoc as Object, oNPageStyles As Object, PS$, QS$, RS$, TS$
    oDoc = ThisComponent
 PS$ = "• NCS body text" 'The Old Paragraph styles to process; From MS Word
 QS$ = "• N body " 'The Old Paragraph Style to Process; from OOo 1.1.X Templates
 RS$ = "• NCS Head " 'Used in Replacing the Old Heading Styles

rem ----------------------------------------------------------------------
rem define variables
dim document   as object
dim dispatcher as object
rem ----------------------------------------------------------------------
rem get access to the document
document   = ThisComponent.CurrentController.Frame
dispatcher = createUnoService("com.sun.star.frame.DispatchHelper")

rem ----------------------------------------------------------------------
  
  oFamilies = ThisComponent.StyleFamilies
  mFamilyNames = oFamilies.getElementNames()
dim args1(18) as new com.sun.star.beans.PropertyValue
args1(0).Name = "SearchItem.StyleFamily"
args1(0).Value = 2
args1(1).Name = "SearchItem.CellType"
args1(1).Value = 0
args1(2).Name = "SearchItem.RowDirection"
args1(2).Value = true
args1(3).Name = "SearchItem.AllTables"
args1(3).Value = false
args1(4).Name = "SearchItem.Backward"
args1(4).Value = false
args1(5).Name = "SearchItem.Pattern"
args1(5).Value = true
args1(6).Name = "SearchItem.Content"
args1(6).Value = false
args1(7).Name = "SearchItem.AsianOptions"
args1(7).Value = false
args1(8).Name = "SearchItem.AlgorithmType"
args1(8).Value = 0
args1(9).Name = "SearchItem.SearchFlags"
args1(9).Value = 65536
args1(10).Name = "SearchItem.SearchString"
REM args1(10).Value = mStyleNames(i); We do This bit in the loop!
args1(11).Name = "SearchItem.ReplaceString"
Rem args1(11).Value = "• N body"; We will set tgis in search routine - just to be safe!
args1(12).Name = "SearchItem.Locale"
args1(12).Value = 255
args1(13).Name = "SearchItem.ChangedChars"
args1(13).Value = 2
args1(14).Name = "SearchItem.DeletedChars"
args1(14).Value = 2
args1(15).Name = "SearchItem.InsertedChars"
args1(15).Value = 2
args1(16).Name = "SearchItem.TransliterateFlags"
args1(16).Value = 1280
args1(17).Name = "SearchItem.Command"
args1(17).Value = 3
args1(18).Name = "Quiet"
args1(18).Value = true

dim args2(1) as new com.sun.star.beans.PropertyValue
args2(0).Name = "Param"
rem args2(0).Value =  mStyleNames(i); We do This bit in the loop!
args2(1).Name = "Family"
args2(1).Value = 2

    sMsg = ""
    oStyles = oFamilies.getByName("ParagraphStyles")
    mStyleNames = oStyles.getElementNames()
    For i = LBound(mStyleNames) To UBound (mStyleNames)
	Rem First Let's do the • NCS body text Styles
       If Instr(mStyleNames(i), PS$) &gt; 0 Then
       args1(10).Value = mStyleNames(i)
       args1(11).Value = "• N body"
	   args2(0).Value =  mStyleNames(i)
		dispatcher.executeDispatch(document, ".uno:ExecuteSearch", "", 0, args1())
		dispatcher.executeDispatch(document, ".uno:DeleteStyle", "", 0, args2())
       End If
	Rem Then The "• N Body " - This is a Throw back to the V 1.1.x Templates
	' but I can use the Same Approach as above - shouldn't delay processing unduly
REM       If Instr(mStyleNames(i), QS$) &gt; 0 Then       
       If mStyleNames(i) = QS$ Then
       args1(10).Value = mStyleNames(i)
 	   args1(11).Value = "• N body"
 	   args2(0).Value =  mStyleNames(i)
		dispatcher.executeDispatch(document, ".uno:ExecuteSearch", "", 0, args1())
		dispatcher.executeDispatch(document, ".uno:DeleteStyle", "", 0, args2())
       End If
	Rem And now for the Headings - 
	 For h = 1 to 5
	 If Instr(mStyleNames(i), RS$ + h) &gt; 0 Then       
	   args1(10).Value = mStyleNames(i)
       args1(11).Value = "• N head " + h
	   args2(0).Value =  mStyleNames(i)
		dispatcher.executeDispatch(document, ".uno:ExecuteSearch", "", 0, args1())
		dispatcher.executeDispatch(document, ".uno:DeleteStyle", "", 0, args2())
     End If
	Next h
    Next i

End Sub



REM **** SetLangDistDef ****
Sub SetLangListDef
' NOTE: If language definitions change this needs updating
'       and the global variable aLang may need redefining
aLang(0,0) = "[None]" : aLang(0,1) = "" : aLang(0,2) = ""
aLang(1,0) = "Afrikaans" : aLang(1,1) = "af" : aLang(1,2) = "ZA"
aLang(2,0) = "Albanian" : aLang(2,1) = "sq" : aLang(2,2) = "AL"
aLang(3,0) = "Armenian" : aLang(3,1) = "hy" : aLang(3,2) = "AM"
aLang(4,0) = "Azerbaijani (Cyrillic)" : aLang(4,1) = "az" : aLang(4,2) = "Cyrillic"
aLang(5,0) = "Azerbaijani (Latin)" : aLang(5,1) = "az" : aLang(5,2) = "AZ"
aLang(6,0) = "Basque" : aLang(6,1) = "eu" : aLang(6,2) = ""
aLang(7,0) = "Bosnian" : aLang(7,1) = "bs" : aLang(7,2) = "BA"
aLang(8,0) = "Bulgarian" : aLang(8,1) = "bg" : aLang(8,2) = "BG"
aLang(9,0) = "Byelorussian" : aLang(9,1) = "be" : aLang(9,2) = "BY"
aLang(10,0) = "Catalan" : aLang(10,1) = "ca" : aLang(10,2) = "ES"
aLang(11,0) = "Croatian" : aLang(11,1) = "hr" : aLang(11,2) = "HR"
aLang(12,0) = "Czech" : aLang(12,1) = "cs" : aLang(12,2) = "CZ"
aLang(13,0) = "Danish" : aLang(13,1) = "da" : aLang(13,2) = "DK"
aLang(14,0) = "Dhivehi" : aLang(14,1) = "dv" : aLang(14,2) = "MV"
aLang(15,0) = "Dutch (Belgium)" : aLang(15,1) = "nl" : aLang(15,2) = "BE"
aLang(16,0) = "Dutch (Netherlands)" : aLang(16,1) = "nl" : aLang(16,2) = "NL"
aLang(17,0) = "English (Australia)" : aLang(17,1) = "en" : aLang(17,2) = "AU"
aLang(18,0) = "English (Belize)" : aLang(18,1) = "en" : aLang(18,2) = "BZ"
aLang(19,0) = "English (Canada)" : aLang(19,1) = "en" : aLang(19,2) = "CA"
aLang(20,0) = "English (Caribbean)" : aLang(20,1) = "en" : aLang(20,2) = "BS"
aLang(21,0) = "English (Eire)" : aLang(21,1) = "en" : aLang(21,2) = "IE"
aLang(22,0) = "English (Jamaica)" : aLang(22,1) = "en" : aLang(22,2) = "JM"
aLang(23,0) = "English (New Zealand)" : aLang(23,1) = "en" : aLang(23,2) = "NZ"
aLang(24,0) = "English (Philippines)" : aLang(24,1) = "en" : aLang(24,2) = "PH"
aLang(25,0) = "English (South Africa)" : aLang(25,1) = "en" : aLang(25,2) = "ZA"
aLang(26,0) = "English (Trinidad)" : aLang(26,1) = "en" : aLang(26,2) = "TT"
aLang(27,0) = "English (UK)" : aLang(27,1) = "en" : aLang(27,2) = "GB"
aLang(28,0) = "English (USA)" : aLang(28,1) = "en" : aLang(28,2) = "US"
aLang(29,0) = "English (Zimbabwe)" : aLang(29,1) = "en" : aLang(29,2) = "ZW"
aLang(30,0) = "Esperanto" : aLang(30,1) = "eo" : aLang(30,2) = "ANY"
aLang(31,0) = "Estonian" : aLang(31,1) = "et" : aLang(31,2) = "EE"
aLang(32,0) = "Faroese" : aLang(32,1) = "fo" : aLang(32,2) = "FO"
aLang(33,0) = "Finnish" : aLang(33,1) = "fi" : aLang(33,2) = "FI"
aLang(34,0) = "French (Belgium)" : aLang(34,1) = "fr" : aLang(34,2) = "BE"
aLang(35,0) = "French (Canada)" : aLang(35,1) = "fr" : aLang(35,2) = "CA"
aLang(36,0) = "French (France)" : aLang(36,1) = "fr" : aLang(36,2) = "FR"
aLang(37,0) = "French (Luxembourg)" : aLang(37,1) = "fr" : aLang(37,2) = "LU"
aLang(38,0) = "French (Monaco)" : aLang(38,1) = "fr" : aLang(38,2) = "MC"
aLang(39,0) = "French (Switzerland)" : aLang(39,1) = "fr" : aLang(39,2) = "CH"
aLang(40,0) = "Frisian" : aLang(40,1) = "fy" : aLang(40,2) = "NL"
aLang(41,0) = "Gaelic (Scotland)" : aLang(41,1) = "gd" : aLang(41,2) = "GB"
aLang(42,0) = "Galician" : aLang(42,1) = "gl" : aLang(42,2) = "ES"
aLang(43,0) = "Georgian" : aLang(43,1) = "ka" : aLang(43,2) = "GE"
aLang(44,0) = "German (Austria)" : aLang(44,1) = "de" : aLang(44,2) = "AT"
aLang(45,0) = "German (Germany)" : aLang(45,1) = "de" : aLang(45,2) = "DE"
aLang(46,0) = "German (Liechtenstein)" : aLang(46,1) = "de" : aLang(46,2) = "LI"
aLang(47,0) = "German (Luxembourg)" : aLang(47,1) = "de" : aLang(47,2) = "LU"
aLang(48,0) = "German (Switzerland)" : aLang(48,1) = "de" : aLang(48,2) = "CH"
aLang(49,0) = "Greek" : aLang(49,1) = "el" : aLang(49,2) = "GR"
aLang(50,0) = "Hungarian" : aLang(50,1) = "hu" : aLang(50,2) = "HU"
aLang(51,0) = "Icelandic" : aLang(51,1) = "is" : aLang(51,2) = "IS"
aLang(52,0) = "Indonesian" : aLang(52,1) = "id" : aLang(52,2) = "ID"
aLang(53,0) = "Interlingua" : aLang(53,1) = "ia" : aLang(53,2) = "ANY"
aLang(54,0) = "Irish" : aLang(54,1) = "ga" : aLang(54,2) = "IE"
aLang(55,0) = "Italian (Italy)" : aLang(55,1) = "it" : aLang(55,2) = "IT"
aLang(56,0) = "Italian (Switzerland)" : aLang(56,1) = "it" : aLang(56,2) = "CH"
aLang(57,0) = "Kazak" : aLang(57,1) = "kk" : aLang(57,2) = "KZ"
aLang(58,0) = "Kinyarwanda (Rwanda)" : aLang(58,1) = "rw" : aLang(58,2) = "RW"
aLang(59,0) = "Konkani" : aLang(59,1) = "kok" : aLang(59,2) = "IN"
aLang(60,0) = "Kurdish (Syria)" : aLang(60,1) = "ku" : aLang(60,2) = "TR"
aLang(61,0) = "Kurdish (Turkey)" : aLang(61,1) = "ku" : aLang(61,2) = "TR"
aLang(62,0) = "Latin" : aLang(62,1) = "it" : aLang(62,2) = "IT-"' This is Awkward - It matches Italy so we break it with a - on the Country Code!
aLang(63,0) = "Latvian" : aLang(63,1) = "lv" : aLang(63,2) = "LV"
aLang(64,0) = "Lithuanian" : aLang(64,1) = "lt" : aLang(64,2) = "LT"
aLang(65,0) = "Lithuanian (classical)" : aLang(65,1) = "lt" : aLang(65,2) = "LT"
aLang(66,0) = "Macedonian" : aLang(66,1) = "mk" : aLang(66,2) = "MK"
aLang(67,0) = "Malay (Brunei Darusalam)" : aLang(67,1) = "ms" : aLang(67,2) = "BN"
aLang(68,0) = "Malay (Malaysia)" : aLang(68,1) = "ms" : aLang(68,2) = "MY"
aLang(69,0) = "Maori (New Zealand)" : aLang(69,1) = "mi" : aLang(69,2) = "NZ"
aLang(70,0) = "Mongolian" : aLang(70,1) = "mn" : aLang(70,2) = "MN"
aLang(71,0) = "Ndebele (South)" : aLang(71,1) = "nr" : aLang(71,2) = "ZA"
aLang(72,0) = "Northern Sotho" : aLang(72,1) = "nso" : aLang(72,2) = "ZA"
aLang(73,0) = "Norwegian (Bokmål)" : aLang(73,1) = "nb" : aLang(73,2) = "NO"
aLang(74,0) = "Norwegian (Nynorsk)" : aLang(74,1) = "nn" : aLang(74,2) = "NO"
aLang(75,0) = "Occitan" : aLang(75,1) = "oc" : aLang(75,2) = "FR"
aLang(76,0) = "Polish" : aLang(76,1) = "pl" : aLang(76,2) = "PL"
aLang(77,0) = "Portuguese (Brazil)" : aLang(77,1) = "pt" : aLang(77,2) = "BR"
aLang(78,0) = "Portuguese (Portugal)" : aLang(78,1) = "pt" : aLang(78,2) = "PT"
aLang(79,0) = "Rhaeto-Romance" : aLang(79,1) = "rm" : aLang(79,2) = ""
aLang(80,0) = "Romanian" : aLang(80,1) = "ro" : aLang(80,2) = "RO"
aLang(81,0) = "Russian" : aLang(81,1) = "ru" : aLang(81,2) = "RU"
aLang(82,0) = "Sardinian" : aLang(82,1) = "sc" : aLang(82,2) = "IT"
aLang(83,0) = "Serbian (Cyrillic)" : aLang(83,1) = "sr" : aLang(83,2) = "YU"
aLang(84,0) = "Serbian (Latin)" : aLang(84,1) = "sh" : aLang(84,2) = "YU"
aLang(85,0) = "Slovakian" : aLang(85,1) = "sk" : aLang(85,2) = "SK"
aLang(86,0) = "Slovenian" : aLang(86,1) = "sl" : aLang(86,2) = "SI"
aLang(87,0) = "Southern Sotho" : aLang(87,1) = "st" : aLang(87,2) = "ZA"
aLang(88,0) = "Spanish (Argentina)" : aLang(88,1) = "es" : aLang(88,2) = "AR"
aLang(89,0) = "Spanish (Bolivia)" : aLang(89,1) = "es" : aLang(89,2) = "BO"
aLang(90,0) = "Spanish (Chile)" : aLang(90,1) = "es" : aLang(90,2) = "CL"
aLang(91,0) = "Spanish (Colombia)" : aLang(91,1) = "es" : aLang(91,2) = "CO"
aLang(92,0) = "Spanish (Costa Rica)" : aLang(92,1) = "es" : aLang(92,2) = "CR"
aLang(93,0) = "Spanish (Dom. Rep.)" : aLang(93,1) = "es" : aLang(93,2) = "DO"
aLang(94,0) = "Spanish (El Salvador)" : aLang(94,1) = "es" : aLang(94,2) = "SV"
aLang(95,0) = "Spanish (Equador)" : aLang(95,1) = "es" : aLang(95,2) = "EC"
aLang(96,0) = "Spanish (Guatemala)" : aLang(96,1) = "es" : aLang(96,2) = "GT"
aLang(97,0) = "Spanish (Honduras)" : aLang(97,1) = "es" : aLang(97,2) = "HN"
aLang(98,0) = "Spanish (Mexico)" : aLang(98,1) = "es" : aLang(98,2) = "MX"
aLang(99,0) = "Spanish (Modern)" : aLang(99,1) = "es" : aLang(99,2) = "ES"
aLang(100,0) = "Spanish (Nicaragua)" : aLang(100,1) = "es" : aLang(100,2) = "NI"
aLang(101,0) = "Spanish (Panama)" : aLang(101,1) = "es" : aLang(101,2) = "PA"
aLang(102,0) = "Spanish (Paraguay)" : aLang(102,1) = "es" : aLang(102,2) = "PY"
aLang(103,0) = "Spanish (Peru)" : aLang(103,1) = "es" : aLang(103,2) = "PE"
aLang(104,0) = "Spanish (Puerto Rico)" : aLang(104,1) = "es" : aLang(104,2) = "PR"
aLang(105,0) = "Spanish (Spain)" : aLang(105,1) = "es" : aLang(105,2) = "ES"
aLang(106,0) = "Spanish (Uruguay)" : aLang(106,1) = "es" : aLang(106,2) = "UY"
aLang(107,0) = "Spanish (Venezuela)" : aLang(107,1) = "es" : aLang(107,2) = "VE"
aLang(108,0) = "Swahili (Kenya)" : aLang(108,1) = "sw" : aLang(108,2) = "KE"
aLang(109,0) = "Swahili (Tanzania)" : aLang(109,1) = "sw" : aLang(109,2) = "TZ"
aLang(110,0) = "Swazi" : aLang(110,1) = "ss" : aLang(110,2) = "ZA"
aLang(111,0) = "Swedish (Finland)" : aLang(111,1) = "sv" : aLang(111,2) = "FI"
aLang(112,0) = "Swedish (Sweden)" : aLang(112,1) = "sv" : aLang(112,2) = "SE"
aLang(113,0) = "Tatar" : aLang(113,1) = "tt" : aLang(113,2) = "RU"
aLang(114,0) = "Tsonga" : aLang(114,1) = "ts" : aLang(114,2) = "ZA"
aLang(115,0) = "Tswana (Botswana)" : aLang(115,1) = "tn" : aLang(115,2) = "BW"
aLang(116,0) = "Tswana (South Africa)" : aLang(116,1) = "tn" : aLang(116,2) = "ZA"
aLang(117,0) = "Turkish" : aLang(117,1) = "tr" : aLang(117,2) = "TR"
aLang(118,0) = "Ukrainian" : aLang(118,1) = "uk" : aLang(118,2) = "UA"
aLang(119,0) = "Uzbek (Cyrillic)" : aLang(119,1) = "" : aLang(119,2) = ""
aLang(120,0) = "Uzbek (Latin)" : aLang(120,1) = "ve" : aLang(120,2) = "UZ"
aLang(121,0) = "Venda" : aLang(121,1) = "ve" : aLang(121,2) = "ZA"
aLang(122,0) = "Welsh" : aLang(122,1) = "cy" : aLang(122,2) = "GB"
aLang(123,0) = "Xhosa" : aLang(123,1) = "xh" : aLang(123,2) = "ZA"
aLang(124,0) = "Zulu" : aLang(124,1) = "zu" : aLang(124,2) = "ZA"

End Sub

REM ****_CheckIt*************
Sub _CheckIt
' Put stuff in here that you want to check! or test!
Dim obj, info
dim I as integer
dim locales()

'MsgBox master.Dbg_Properties 'debug
'MsgBox master.InstanceName 'debug
'MsgBox master.ImplementationName 'debug


End Sub

Rem ************** sub showtextboxvalues **************

Sub _showtextboxvalues
Rem for debugging purposes only
MsgBox oDate.text
MsgBox oSOW.text
MsgBox oSolnName.text
MsgBox oShtSolnName.text
MsgBox oDocType.text
MsgBox oClntName.text
MsgBox oShtClntName.text
MsgBox oPrepBy.text
MsgBox oConsLang.text
MsgBox oClntNum.text
MsgBox oTreeName.text
MsgBox oCust1.text
MsgBox oCust2.text
MsgBox oCust3.text
MsgBox oCust4.text
MsgBox oConsName.text
MsgBox oConsLang.text
MsgBox oSelLang.t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DOCTYPE menubar  PUBLIC '-//OpenOffice.org//DTD OfficeDocument 1.0//EN'  'menubar.dtd'>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Undo: Delete numbering"/>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item menu:id="slot:21410" menu:helpid="21410" menu:label="S~cript..."/>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5673" menu:helpid="5673" menu:label="~Applet..."/>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

<file path=Dialogs/Standard/NCSToolsDocInfo.xml><?xml version="1.0" encoding="utf-8"?>
<!DOCTYPE window  PUBLIC '-//OpenOffice.org//DTD OfficeDocument 1.0//EN'  'dialog.dtd'>
<dlg:window xmlns:dlg="http://openoffice.org/2000/dialog" xmlns:script="http://openoffice.org/2000/script" dlg:id="NCSToolsDocInfo" dlg:left="12" dlg:top="33" dlg:width="359" dlg:height="303" dlg:closeable="true" dlg:moveable="true">
  <dlg:styles>
    <dlg:style dlg:style-id="0" dlg:font-name="Arial" dlg:font-height="9" dlg:font-stylename="Regular" dlg:font-family="swiss"/>
  </dlg:styles>
  <dlg:bulletinboard>
    <dlg:text dlg:id="Label1" dlg:tab-index="0" dlg:left="16" dlg:top="57" dlg:width="52" dlg:height="10" dlg:value="SOW #:" dlg:align="right"/>
    <dlg:text dlg:id="Label2" dlg:tab-index="1" dlg:left="7" dlg:top="74" dlg:width="64" dlg:height="9" dlg:value="Solution Name:" dlg:align="right"/>
    <dlg:text dlg:id="Label3" dlg:tab-index="2" dlg:left="7" dlg:top="92" dlg:width="63" dlg:height="10" dlg:value="Short Solution Name:" dlg:align="right"/>
    <dlg:text dlg:id="Label4" dlg:tab-index="3" dlg:left="7" dlg:top="111" dlg:width="63" dlg:height="8" dlg:value="Document Type:" dlg:align="right"/>
    <dlg:text dlg:id="Label5" dlg:tab-index="4" dlg:left="15" dlg:top="129" dlg:width="54" dlg:height="10" dlg:value="Client Name:" dlg:align="right"/>
    <dlg:text dlg:id="Label6" dlg:tab-index="5" dlg:left="15" dlg:top="146" dlg:width="54" dlg:height="10" dlg:value="Short Client Name:" dlg:align="right"/>
    <dlg:text dlg:id="Label7" dlg:tab-index="6" dlg:left="15" dlg:top="164" dlg:width="54" dlg:height="10" dlg:value="Prepared By:" dlg:align="right"/>
    <dlg:text dlg:id="Label8" dlg:tab-index="7" dlg:left="178" dlg:top="41" dlg:width="65" dlg:height="10" dlg:value="Client #:" dlg:align="right"/>
    <dlg:text dlg:id="Label9" dlg:tab-index="8" dlg:left="178" dlg:top="57" dlg:width="65" dlg:height="11" dlg:value="Tree Name:" dlg:align="right"/>
    <dlg:text dlg:id="Label10" dlg:tab-index="9" dlg:left="179" dlg:top="74" dlg:width="65" dlg:height="10" dlg:value="Custom Information 1:" dlg:align="right"/>
    <dlg:text dlg:id="Label11" dlg:tab-index="10" dlg:left="178" dlg:top="94" dlg:width="65" dlg:height="8" dlg:value="Custom Information 2:" dlg:align="right"/>
    <dlg:text dlg:id="Label12" dlg:tab-index="11" dlg:left="178" dlg:top="111" dlg:width="66" dlg:height="10" dlg:value="Custom Information 3:" dlg:align="right"/>
    <dlg:text dlg:id="Label13" dlg:tab-index="12" dlg:left="178" dlg:top="127" dlg:width="66" dlg:height="11" dlg:value="Document Version:" dlg:align="right"/>
    <dlg:text dlg:id="Label14" dlg:tab-index="13" dlg:left="178" dlg:top="148" dlg:width="65" dlg:height="9" dlg:value="Consultant Name:" dlg:align="right"/>
    <dlg:button dlg:id="CommandButton1" dlg:tab-index="14" dlg:left="257" dlg:top="256" dlg:width="35" dlg:height="14" dlg:value="OK">
      <script:event script:event-name="on-mouseup" script:location="document" script:macro-name="Standard.Module1.OKclick" script:language="StarBasic"/>
    </dlg:button>
    <dlg:button dlg:id="CommandButton2" dlg:tab-index="15" dlg:left="304" dlg:top="256" dlg:width="35" dlg:height="14" dlg:value="Cancel">
      <script:event script:event-name="on-mouseup" script:location="document" script:macro-name="Standard.Module1.CancelClick" script:language="StarBasic"/>
    </dlg:button>
    <dlg:text dlg:id="Label15" dlg:tab-index="16" dlg:left="10" dlg:top="7" dlg:width="337" dlg:height="26" dlg:value="The information you enter in this dialog will be populated throughout the document. The fields in the first column are required; the fields in the second are not. Use the custom fields to automate the entry of other information in your document." dlg:multiline="true"/>
    <dlg:text dlg:id="Label16" dlg:tab-index="17" dlg:left="16" dlg:top="38" dlg:width="52" dlg:height="10" dlg:value="Date:" dlg:align="right"/>
    <dlg:textfield dlg:id="NCSDate" dlg:tab-index="18" dlg:left="69" dlg:top="38" dlg:width="94" dlg:height="12" dlg:value="1"/>
    <dlg:textfield dlg:id="NCSSOW" dlg:tab-index="19" dlg:left="69" dlg:top="55" dlg:width="94" dlg:height="12" dlg:value="2"/>
    <dlg:textfield dlg:id="NCSSolnName" dlg:tab-index="20" dlg:left="69" dlg:top="73" dlg:width="94" dlg:height="12" dlg:value="3"/>
    <dlg:textfield dlg:id="NCSShtSolnName" dlg:tab-index="21" dlg:left="69" dlg:top="91" dlg:width="94" dlg:height="12" dlg:value="4"/>
    <dlg:textfield dlg:id="NCSDocType" dlg:tab-index="22" dlg:left="69" dlg:top="110" dlg:width="94" dlg:height="12" dlg:value="5"/>
    <dlg:textfield dlg:id="NCSClntName" dlg:tab-index="23" dlg:left="69" dlg:top="127" dlg:width="94" dlg:height="12" dlg:value="6"/>
    <dlg:textfield dlg:id="NCSShtClntName" dlg:tab-index="24" dlg:left="69" dlg:top="145" dlg:width="94" dlg:height="12" dlg:value="7"/>
    <dlg:textfield dlg:id="NCSPrepBy" dlg:tab-index="25" dlg:left="69" dlg:top="163" dlg:width="94" dlg:height="12" dlg:value="8"/>
    <dlg:textfield dlg:id="NCSClntNum" dlg:tab-index="26" dlg:left="244" dlg:top="38" dlg:width="100" dlg:height="13" dlg:value="9"/>
    <dlg:textfield dlg:id="NCSTreeName" dlg:tab-index="27" dlg:left="244" dlg:top="55" dlg:width="100" dlg:height="13" dlg:value="10"/>
    <dlg:textfield dlg:id="NCSCust1" dlg:tab-index="28" dlg:left="244" dlg:top="73" dlg:width="100" dlg:height="13" dlg:value="11"/>
    <dlg:textfield dlg:id="NCSCust2" dlg:tab-index="29" dlg:left="244" dlg:top="91" dlg:width="100" dlg:height="13" dlg:value="12"/>
    <dlg:textfield dlg:id="NCSCust3" dlg:tab-index="30" dlg:left="244" dlg:top="110" dlg:width="100" dlg:height="13" dlg:value="13"/>
    <dlg:textfield dlg:id="NCSCust4" dlg:tab-index="31" dlg:left="244" dlg:top="127" dlg:width="100" dlg:height="13" dlg:value="15"/>
    <dlg:textfield dlg:id="NCSConsName" dlg:tab-index="32" dlg:left="244" dlg:top="145" dlg:width="100" dlg:height="13" dlg:value="16"/>
    <dlg:button dlg:id="CommandButton4" dlg:tab-index="33" dlg:left="91" dlg:top="188" dlg:width="50" dlg:height="14" dlg:value="Letter Page Size">
      <script:event script:event-name="on-mouseup" script:macro-name="vnd.sun.star.script:Standard.Module1.PageIsLetter?language=Basic&amp;location=document" script:language="Script"/>
    </dlg:button>
    <dlg:button dlg:id="CommandButton5" dlg:tab-index="34" dlg:left="35" dlg:top="188" dlg:width="50" dlg:height="14" dlg:value="A4 Page Size">
      <script:event script:event-name="on-mouseup" script:macro-name="vnd.sun.star.script:Standard.Module1.PageIsA4?language=Basic&amp;location=document" script:language="Script"/>
    </dlg:button>
    <dlg:button dlg:id="CommandButton6" dlg:tab-index="35" dlg:left="91" dlg:top="232" dlg:width="50" dlg:height="14" dlg:value="No WaterMark">
      <script:event script:event-name="on-mouseup" script:macro-name="vnd.sun.star.script:Standard.Module1.NoWater?language=Basic&amp;location=document" script:language="Script"/>
    </dlg:button>
    <dlg:button dlg:id="CommandButton8" dlg:tab-index="36" dlg:left="35" dlg:top="209" dlg:width="50" dlg:height="14" dlg:value="Numbering On">
      <script:event script:event-name="on-mouseup" script:macro-name="vnd.sun.star.script:Standard.Module1.OutlineNumberingOn?language=Basic&amp;location=document" script:language="Script"/>
    </dlg:button>
    <dlg:button dlg:id="CommandButton9" dlg:tab-index="37" dlg:left="91" dlg:top="209" dlg:width="50" dlg:height="14" dlg:value="Numbering Off">
      <script:event script:event-name="on-mouseup" script:macro-name="vnd.sun.star.script:Standard.Module1.OutlineNumberingOff?language=Basic&amp;location=document" script:language="Script"/>
    </dlg:button>
    <dlg:menulist dlg:id="NCSFontLang" dlg:tab-index="38" dlg:left="244" dlg:top="206" dlg:width="87" dlg:height="12" dlg:spin="true" dlg:linecount="10">
      <dlg:menupopup>
        <dlg:menuitem dlg:value="[None]"/>
        <dlg:menuitem dlg:value="Afrikaans"/>
        <dlg:menuitem dlg:value="Albanian"/>
        <dlg:menuitem dlg:value="Armenian"/>
        <dlg:menuitem dlg:value="Azerbaijani (Cyrillic)"/>
        <dlg:menuitem dlg:value="Azerbaijani (Latin)"/>
        <dlg:menuitem dlg:value="Basque"/>
        <dlg:menuitem dlg:value="Bosnian"/>
        <dlg:menuitem dlg:value="Bulgarian"/>
        <dlg:menuitem dlg:value="Byelorussian"/>
        <dlg:menuitem dlg:value="Catalan"/>
        <dlg:menuitem dlg:value="Croatian"/>
        <dlg:menuitem dlg:value="Czech"/>
        <dlg:menuitem dlg:value="Danish"/>
        <dlg:menuitem dlg:value="Dhivehi"/>
        <dlg:menuitem dlg:value="Dutch (Belgium)"/>
        <dlg:menuitem dlg:value="Dutch (Netherlands)"/>
        <dlg:menuitem dlg:value="English (Australia)"/>
        <dlg:menuitem dlg:value="English (Belize)"/>
        <dlg:menuitem dlg:value="English (Canada)"/>
        <dlg:menuitem dlg:value="English (Caribbean)"/>
        <dlg:menuitem dlg:value="English (Eire)"/>
        <dlg:menuitem dlg:value="English (Jamaica)"/>
        <dlg:menuitem dlg:value="English (New Zealand)"/>
        <dlg:menuitem dlg:value="English (Philippines)"/>
        <dlg:menuitem dlg:value="English (South Africa)"/>
        <dlg:menuitem dlg:value="English (Trinidad)"/>
        <dlg:menuitem dlg:value="English (UK)"/>
        <dlg:menuitem dlg:value="English (USA)"/>
        <dlg:menuitem dlg:value="English (Zimbabwe)"/>
        <dlg:menuitem dlg:value="Esperanto"/>
        <dlg:menuitem dlg:value="Estonian"/>
        <dlg:menuitem dlg:value="Faroese"/>
        <dlg:menuitem dlg:value="Finnish"/>
        <dlg:menuitem dlg:value="French (Belgium)"/>
        <dlg:menuitem dlg:value="French (Canada)"/>
        <dlg:menuitem dlg:value="French (France)"/>
        <dlg:menuitem dlg:value="French (Luxembourg)"/>
        <dlg:menuitem dlg:value="French (Monaco)"/>
        <dlg:menuitem dlg:value="French (Switzerland)"/>
        <dlg:menuitem dlg:value="Frisian"/>
        <dlg:menuitem dlg:value="Gaelic (Scotland)"/>
        <dlg:menuitem dlg:value="Galician"/>
        <dlg:menuitem dlg:value="Georgian"/>
        <dlg:menuitem dlg:value="German (Austria)"/>
        <dlg:menuitem dlg:value="German (Germany)"/>
        <dlg:menuitem dlg:value="German (Liechtenstein)"/>
        <dlg:menuitem dlg:value="German (Luxembourg)"/>
        <dlg:menuitem dlg:value="German (Switzerland)"/>
        <dlg:menuitem dlg:value="Greek"/>
        <dlg:menuitem dlg:value="Hungarian"/>
        <dlg:menuitem dlg:value="Icelandic"/>
        <dlg:menuitem dlg:value="Indonesian"/>
        <dlg:menuitem dlg:value="Interlingua"/>
        <dlg:menuitem dlg:value="Irish"/>
        <dlg:menuitem dlg:value="Italian (Italy)"/>
        <dlg:menuitem dlg:value="Italian (Switzerland)"/>
        <dlg:menuitem dlg:value="Kazak"/>
        <dlg:menuitem dlg:value="Kinyarwanda (Rwanda)"/>
        <dlg:menuitem dlg:value="Konkani"/>
        <dlg:menuitem dlg:value="Kurdish (Syria)"/>
        <dlg:menuitem dlg:value="Kurdish (Turkey)"/>
        <dlg:menuitem dlg:value="Latin"/>
        <dlg:menuitem dlg:value="Latvian"/>
        <dlg:menuitem dlg:value="Lithuanian"/>
        <dlg:menuitem dlg:value="Lithuanian (classical)"/>
        <dlg:menuitem dlg:value="Macedonian"/>
        <dlg:menuitem dlg:value="Malay (Brunei Darusalam)"/>
        <dlg:menuitem dlg:value="Malay (Malaysia)"/>
        <dlg:menuitem dlg:value="Maori (New Zealand)"/>
        <dlg:menuitem dlg:value="Mongolian"/>
        <dlg:menuitem dlg:value="Ndebele (South)"/>
        <dlg:menuitem dlg:value="Northern Sotho"/>
        <dlg:menuitem dlg:value="Norwegian (Bokmål)"/>
        <dlg:menuitem dlg:value="Norwegian (Nynorsk)"/>
        <dlg:menuitem dlg:value="Occitan"/>
        <dlg:menuitem dlg:value="Polish"/>
        <dlg:menuitem dlg:value="Portuguese (Brazil)"/>
        <dlg:menuitem dlg:value="Portuguese (Portugal)"/>
        <dlg:menuitem dlg:value="Rhaeto-Romance"/>
        <dlg:menuitem dlg:value="Romanian"/>
        <dlg:menuitem dlg:value="Russian"/>
        <dlg:menuitem dlg:value="Sardinian"/>
        <dlg:menuitem dlg:value="Serbian (Cyrillic)"/>
        <dlg:menuitem dlg:value="Serbian (Latin)"/>
        <dlg:menuitem dlg:value="Slovakian"/>
        <dlg:menuitem dlg:value="Slovenian"/>
        <dlg:menuitem dlg:value="Southern Sotho"/>
        <dlg:menuitem dlg:value="Spanish (Argentina)"/>
        <dlg:menuitem dlg:value="Spanish (Bolivia)"/>
        <dlg:menuitem dlg:value="Spanish (Chile)"/>
        <dlg:menuitem dlg:value="Spanish (Colombia)"/>
        <dlg:menuitem dlg:value="Spanish (Costa Rica)"/>
        <dlg:menuitem dlg:value="Spanish (Dom. Rep.)"/>
        <dlg:menuitem dlg:value="Spanish (El Salvador)"/>
        <dlg:menuitem dlg:value="Spanish (Equador)"/>
        <dlg:menuitem dlg:value="Spanish (Guatemala)"/>
        <dlg:menuitem dlg:value="Spanish (Honduras)"/>
        <dlg:menuitem dlg:value="Spanish (Mexico)"/>
        <dlg:menuitem dlg:value="Spanish (Modern)"/>
        <dlg:menuitem dlg:value="Spanish (Nicaragua)"/>
        <dlg:menuitem dlg:value="Spanish (Panama)"/>
        <dlg:menuitem dlg:value="Spanish (Paraguay)"/>
        <dlg:menuitem dlg:value="Spanish (Peru)"/>
        <dlg:menuitem dlg:value="Spanish (Puerto Rico)"/>
        <dlg:menuitem dlg:value="Spanish (Spain)"/>
        <dlg:menuitem dlg:value="Spanish (Uruguay)"/>
        <dlg:menuitem dlg:value="Spanish (Venezuela)"/>
        <dlg:menuitem dlg:value="Swahili (Kenya)"/>
        <dlg:menuitem dlg:value="Swahili (Tanzania)"/>
        <dlg:menuitem dlg:value="Swazi"/>
        <dlg:menuitem dlg:value="Swedish (Finland)"/>
        <dlg:menuitem dlg:value="Swedish (Sweden)"/>
        <dlg:menuitem dlg:value="Tatar"/>
        <dlg:menuitem dlg:value="Tsonga"/>
        <dlg:menuitem dlg:value="Tswana (Botswana)"/>
        <dlg:menuitem dlg:value="Tswana (South Africa)"/>
        <dlg:menuitem dlg:value="Turkish"/>
        <dlg:menuitem dlg:value="Ukrainian"/>
        <dlg:menuitem dlg:value="Uzbek (Cyrillic)"/>
        <dlg:menuitem dlg:value="Uzbek (Latin)"/>
        <dlg:menuitem dlg:value="Venda"/>
        <dlg:menuitem dlg:value="Welsh"/>
        <dlg:menuitem dlg:value="Xhosa"/>
        <dlg:menuitem dlg:value="Zulu"/>
      </dlg:menupopup>
      <script:event script:event-name="on-itemstatechange" script:macro-name="vnd.sun.star.script:Standard.Module1.LangPick?language=Basic&amp;location=document" script:language="Script"/>
    </dlg:menulist>
    <dlg:text dlg:id="Label17" dlg:tab-index="39" dlg:left="176" dlg:top="190" dlg:width="67" dlg:height="9" dlg:value="Current Base Language:" dlg:align="right"/>
    <dlg:textfield dlg:id="NCSCurrentLang" dlg:tab-index="40" dlg:left="244" dlg:top="188" dlg:width="87" dlg:height="13" dlg:value="16"/>
    <dlg:text dlg:id="Label18" dlg:tab-index="41" dlg:left="177" dlg:top="209" dlg:width="65" dlg:height="9" dlg:value="Select Base Language:" dlg:align="right"/>
    <dlg:text dlg:style-id="0" dlg:id="Label19" dlg:tab-index="42" dlg:left="227" dlg:top="286" dlg:width="113" dlg:height="9" dlg:value="Template Version 2.01 - April 2007" dlg:align="right"/>
    <dlg:button dlg:id="CommandButton3" dlg:tab-index="43" dlg:left="232" dlg:top="234" dlg:width="107" dlg:height="14" dlg:help-text="This will update the styles on text pasted from old Novell reports" dlg:value="(Re)Apply Corporate Font Styles">
      <script:event script:event-name="on-mouseup" script:macro-name="vnd.sun.star.script:Standard.Module1.Style_Enforcer?language=Basic&amp;location=document" script:language="Script"/>
    </dlg:button>
    <dlg:text dlg:style-id="0" dlg:id="Label20" dlg:tab-index="44" dlg:left="227" dlg:top="276" dlg:width="113" dlg:height="9" dlg:value="Template Name: Auto Report Template" dlg:align="right"/>
    <dlg:menulist dlg:id="NCSWater" dlg:tab-index="45" dlg:left="12" dlg:top="232" dlg:width="73" dlg:height="12" dlg:spin="true" dlg:linecount="10">
      <dlg:menupopup>
        <dlg:menuitem dlg:value="[Select a Watermark]" dlg:selected="true"/>
        <dlg:menuitem dlg:value="Commercial In Confidence"/>
        <dlg:menuitem dlg:value="Company Confidential"/>
        <dlg:menuitem dlg:value="Confidential"/>
        <dlg:menuitem dlg:value="Copy"/>
        <dlg:menuitem dlg:value="Draft"/>
        <dlg:menuitem dlg:value="Proprietary"/>
        <dlg:menuitem dlg:value="Restricted"/>
        <dlg:menuitem dlg:value="Unapproved Draft"/>
        <dlg:menuitem dlg:value="Uncontrolled Copy"/>
      </dlg:menupopup>
      <script:event script:event-name="on-itemstatechange" script:macro-name="vnd.sun.star.script:Standard.Module1.WaterPick?language=Basic&amp;location=document" script:language="Script"/>
    </dlg:menulist>
    <dlg:filecontrol dlg:id="AltWater" dlg:tab-index="46" dlg:left="12" dlg:top="258" dlg:width="165" dlg:height="15" dlg:help-text="Preferred File Format is JPG - but others will work" dlg:value="[Or...Select a Personal Watermark]">
      <script:event script:event-name="on-textchange" script:macro-name="vnd.sun.star.script:Standard.Module1.WaterPickAlt?language=Basic&amp;location=document" script:language="Script"/>
    </dlg:filecontrol>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NCSToolsDocInfo"/>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